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egoe UI1" svg:font-family="'Segoe UI'" style:font-family-generic="swiss"/>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list-style-name="WWNum1"/>
    <style:style style:name="P3" style:family="paragraph" style:parent-style-name="Text_20_body" style:list-style-name="WWNum2"/>
    <style:style style:name="P4" style:family="paragraph" style:parent-style-name="Text_20_body">
      <style:paragraph-properties fo:text-align="start" style:justify-single-word="false"/>
    </style:style>
    <style:style style:name="P5" style:family="paragraph" style:parent-style-name="Text_20_body" style:master-page-name="Standard">
      <style:paragraph-properties style:page-number="auto"/>
    </style:style>
    <style:style style:name="T1" style:family="text">
      <style:text-properties fo:color="#333333"/>
    </style:style>
    <style:style style:name="T2" style:family="text">
      <style:text-properties fo:color="#333333" style:font-name-asian="Times New Roman1"/>
    </style:style>
    <style:style style:name="T3" style:family="text">
      <style:text-properties fo:color="#333333" style:font-name-asian="Times New Roman1" style:font-weight-complex="bold"/>
    </style:style>
    <style:style style:name="T4" style:family="text">
      <style:text-properties fo:color="#333333" fo:font-style="italic" style:font-style-asian="italic"/>
    </style:style>
    <style:style style:name="T5" style:family="text">
      <style:text-properties fo:font-style="italic" style:font-style-asian="italic"/>
    </style:style>
    <style:style style:name="T6" style:family="text">
      <style:text-properties style:text-position="super 58%"/>
    </style:style>
    <style:style style:name="T7" style:family="text">
      <style:text-properties fo:color="#00000a" style:font-name="Times New Roman" style:font-name-complex="Times New Roman1"/>
    </style:style>
    <style:style style:name="T8" style:family="text">
      <style:text-properties fo:color="#00000a" style:font-name="Times" fo:font-size="12pt" style:font-size-asian="12pt"/>
    </style:style>
    <style:style style:name="T9" style:family="text">
      <style:text-properties style:font-name="Times New Roman"/>
    </style:style>
    <style:style style:name="T10" style:family="text">
      <style:text-properties fo:language="en" fo:country="GB"/>
    </style:style>
    <style:style style:name="T11"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pyeditor : Mathilde Nicolas. </text:p>
      <text:p text:style-name="Text_20_body">Creator: <text:span text:style-name="T3">Poquelin Jean-Baptiste, dit </text:span><text:span text:style-name="T2">Molière (1622-1673) et</text:span> <text:span text:style-name="T1">Benserade Isaac de (1613-1691). </text:span></text:p>
      <text:p text:style-name="Text_20_body">Title: <text:span text:style-name="T1">Les Plaisirs de l'isle enchantée, ou la Princesse d'Élide, comédie de M. Molière</text:span>.</text:p>
      <text:p text:style-name="Text_20_body">Date: 1668. </text:p>
      <text:p text:style-name="Text_20_body">Bibl: d’Aligre Michel, <text:span text:style-name="T4">Les Plaisirs de l'isle enchantée, ou la Princesse d'Élide, comédie de M. Molière</text:span><text:span text:style-name="T5">, </text:span>J. Guignard, Paris, 1668.</text:p>
      <text:p text:style-name="Text_20_body"/>
      <text:p text:style-name="Text_20_body"/>
      <text:p text:style-name="Title">LES PLAISIRS DE L’ISLE ENCHANTEE, OV LA PRINCESSE DELIDE, COMEDIE DE M<text:span text:style-name="T6">R.</text:span> MOLIERE. </text:p>
      <text:p text:style-name="_3c_byline_3e_">A <text:span text:style-name="_3c_placeName_3e_">PARIS</text:span>, </text:p>
      <text:p text:style-name="_3c_byline_3e_">Chez <text:span text:style-name="_3c_persName_3e_">IEAN GVIGNARD fils</text:span>, dans la grand<text:span text:style-name="T6">e</text:span> Salle du Palais, costé de la Cour des Aydes, à l’Image S. Iean.</text:p>
      <text:p text:style-name="Text_20_body"><text:span text:style-name="_3c_date_3e_">M. DC. LXVIII</text:span>. </text:p>
      <text:p text:style-name="Text_20_body"/>
      <text:p text:style-name="Text_20_body"><text:span text:style-name="_3c_pb_3e_">3</text:span></text:p>
      <text:p text:style-name="Text_20_body"><text:span text:style-name="Titre_20_1_20_Car"><text:span text:style-name="T7">LES PLAISIRS DE L’ISLE ENCHANTEE</text:span></text:span><text:span text:style-name="T9">. </text:span></text:p>
      <text:p text:style-name="P1"/>
      <text:list xml:id="list8696690888015416583" text:style-name="Outline">
        <text:list-item>
          <text:list>
            <text:list-item>
              <text:h text:style-name="Heading_20_2" text:outline-level="2"><text:span text:style-name="T7">COVRSE DE BAGVE, Collation ornée de Machines, Comedie de Moliere, Intitulée La Princesse d’Elide, meslée de Danse et de Musique, Ballet du Palais d’Alcine, Feu d’Artifice : Et autres Festes galantes et magnifiques, faites par le Roy à Versailles, le 7. May 1664. et continuées plusieurs autres iours.</text:span></text:h>
            </text:list-item>
          </text:list>
        </text:list-item>
      </text:list>
      <text:p text:style-name="Text_20_body"/>
      <text:p text:style-name="Text_20_body"><text:span text:style-name="_3c_persName_3e_">LE ROY</text:span> voulant donner aux <text:span text:style-name="_3c_persName_3e_">Reines</text:span>, &amp; à toute sa Cour le plaisir de quelques Festes peu communes, dans vn lieu orné de tous les agrémens qui peuvent faire admirer vne maison de <text:s/>Campagne, choisit <text:span text:style-name="_3c_placeName_3e_">Versailles</text:span> à quatre lieuës de <text:span text:style-name="_3c_placeName_3e_">Paris</text:span>. C’est vn chasteau qu’on peut nommer vn Palais enchanté, tant les adiustemens de l’art ont bien secondé les soins que la Nature a pris pour le rendre parfait : Il charme en toutes manieres, tout y rit dehors &amp; et dedans, <text:span text:style-name="_3c_description_3e__20_Car">l’or &amp; le marbre y disputent de beauté &amp; d’éclat : Et quoy qu’il n’ait pas cette grande </text:span><text:span text:style-name="_3c_pb_3e_">4</text:span><text:span text:style-name="_3c_pb_3e_"><text:span text:style-name="T8"> </text:span></text:span><text:span text:style-name="_3c_description_3e__20_Car">estenduë qui se remarque en quelques autres</text:span> <text:span text:style-name="_3c_placeName_3e_">Palais de sa Majesté</text:span> : <text:span text:style-name="_3c_description_3e__20_Car">toutes choses y sont polies, si bien entenduës, &amp; si achevées, que rien ne le peut égaler. Sa Symetrie, la richesse de ses meubles, la beauté de ses promendes, &amp; le nombre infini ses fleurs, comme ses Orengers, rendent les environs de ce lieu dignes de sa rareté singuliere : La diversité des bestes contenuës dans les deux parcs, &amp; dans la Ménagerie, où plusieurs courts en Estoilles sont accompagnées de </text:span><text:soft-page-break/><text:span text:style-name="_3c_description_3e__20_Car">Viviers pour les animaux aquatiques, avec de grands bastimens, ioignent le plaisir avec la magnificence, &amp; en font vne Maison accomplie</text:span>. </text:p>
      <text:p text:style-name="Text_20_body">Ce fut en ce beau lieu où toute la Cour se rendit le <text:span text:style-name="_3c_date_3e_">5. de May</text:span>, que <text:span text:style-name="_3c_persName_3e_">le Roy</text:span> traitta plus de six cens personnes iusque au <text:span text:style-name="_3c_date_3e_">14.</text:span> outre vne infinité de gens necessaires à la <text:span text:style-name="_3c_tech_3e_">danse</text:span> &amp; à la<text:span text:style-name="_3c_tech_3e_"> Comedie</text:span>, &amp; d’Artisans de toutes sortes venus de <text:span text:style-name="_3c_placeName_3e_">Paris</text:span> ; si bien que cela paroissoit vne petite armée. </text:p>
      <text:p text:style-name="Text_20_body">Le Ciel mesme sembla favoriser les desseins de <text:span text:style-name="_3c_persName_3e_">sa Majesté</text:span>, puis que dans vne saison presque toûjours pluvieuse on en fut quitte pour vn peu de vent, qui sembla n’avoir augmenté, qu’afin de faire voir que la prévoyance &amp; la puissance du <text:span text:style-name="_3c_persName_3e_">Roy</text:span> estoient à l’épreuve de plus grandes incommoditez ; <text:span text:style-name="_3c_tech_3e_">de hautes toilles, des bastimens de bois</text:span> faits presque en vn instant, &amp; <text:span text:style-name="_3c_tech_3e_">vn nombre prodigieux de flambeaux de cire blanche</text:span>, pour suppléer à plus de <text:span text:style-name="_3c_tech_3e_">quatre mille bougies</text:span> chaque journée, resisterent à ce vent ; qui par tout ailleurs eust rendu ces divertissemens comme impossibles à achever. </text:p>
      <text:p text:style-name="_3c_l_3e_"><text:span text:style-name="_3c_persName_3e_">Monsieur de Vigarani</text:span>, Gentil-homme Modenois, fort sçavant en toutes ces choses, inventa &amp; proposa celles-cy ; &amp; <text:span text:style-name="_3c_persName_3e_">le Roy</text:span> commanda au <text:span text:style-name="_3c_persName_3e_">Duc de S. Aignan</text:span>, qui se trouva lors en fonction de premier Gentil-homme de sa Chambre, &amp; qui avoit desia donné plusieurs sujets de <text:span text:style-name="_3c_tech_3e_">Ballets</text:span> fort agreables, de faire vn <text:span text:style-name="_3c_pb_3e_">5</text:span> dessein où elles fussent toutes comprises avec liaison &amp; avec ordre ; de sorte qu’elles ne pouvoient manquer de bien reüssir.</text:p>
      <text:p text:style-name="Text_20_body">Il prit pour sujet le Palais d’Alcine, qui donna lieu au Tiltre des Plaisirs de l’Isle Enchantée ; puis que selon l’<text:span text:style-name="_3c_persName_3e_">Arioste</text:span>, le brave <text:span text:style-name="_3c_name_3e_">Roger</text:span> &amp; plusieurs autres bons <text:span text:style-name="_3c_name_3e_">Chevaliers</text:span> y furent retenus par les doubles charmes de la beauté, quoy qu’empruntée, &amp; du sçavoir de cette <text:span text:style-name="_3c_name_3e_">Magicienne</text:span>, &amp; en furent delivrez apres beaucoup de temps consommé dans les delices, par la bague qui détruisoit les enchantemens : C’estoit celle d’<text:span text:style-name="_3c_name_3e_">Angelique</text:span> que <text:span text:style-name="_3c_name_3e_">Melisse</text:span> sous la forme du Vieux <text:span text:style-name="_3c_name_3e_">Atlas</text:span>, mit enfin au doigt de <text:span text:style-name="_3c_name_3e_">Roger</text:span>. </text:p>
      <text:p text:style-name="Text_20_body">On dit fonc en peu de iours orner vn Rond, où quatre grandes allées aboutissent entre de <text:span text:style-name="_3c_tech_3e_">hautes palissades</text:span> ; de <text:span text:style-name="_3c_tech_3e_">quatre Portiques</text:span> <text:span text:style-name="_3c_description_3e__20_Car">de trente cinq pieds d’élevation, &amp; de vingt-deux en quarré d’ouverture ; de plusieurs festions enrichis d’or, &amp; de diverses peintures avec les armes de Sa Majesté</text:span>. </text:p>
      <text:p text:style-name="Text_20_body">Toute la Cour s’y estant placée <text:span text:style-name="_3c_date_3e_">le septiéme</text:span>, il entra dans la place sur les <office:annotation office:name="__Annotation__332_843912772"><dc:creator>Windows User</dc:creator><dc:date>2020-04-08T16:01:00.43</dc:date><textooo:sender-initials>WU</textooo:sender-initials><text:p>Balisage Heure</text:p></office:annotation><text:span text:style-name="_3c_date_3e_">six heures du soir</text:span> <text:s/><office:annotation-end office:name="__Annotation__332_843912772"/><text:span text:style-name="_3c_name_3e_">vn Heraut d’Armes</text:span>, representé par <text:span text:style-name="_3c_persName_3e_">M. des Bardins</text:span>, <text:span text:style-name="_3c_tech_3e_">vestu d’vn habit à l’antique</text:span> <text:span text:style-name="_3c_description_3e__20_Car">couleur de feu, en broderie d’argent</text:span>, &amp; fort bien monté. </text:p>
      <text:p text:style-name="Text_20_body">Il estoit suivy de <text:span text:style-name="_3c_name_3e_">trois Pages</text:span> : celuy du <text:span text:style-name="_3c_persName_3e_">Roy</text:span>, <text:span text:style-name="_3c_persName_3e_">Mr. d’Artagnan</text:span>, marchoit à la teste de deux autres, <text:span text:style-name="_3c_description_3e__20_Car">fort richement habillé de couleur de feu</text:span>, livrée de <text:span text:style-name="_3c_persName_3e_">sa Majesté</text:span>, portant sa<text:line-break/>Lance, &amp; son Escu, dans lequel brilloit vn soleil de pierreries, avec ces mots ; <text:span text:style-name="_3c_foreign_3e_">Nec cesso, nec Erro</text:span>.</text:p>
      <text:p text:style-name="Text_20_body">Faisant allusion à l’attachement de <text:span text:style-name="_3c_persName_3e_">sa Majesté</text:span> aux affaires de son Estat, &amp; la maniere avec laquelle il agit ; ce qui estoit encore representé par ces quatre vers du <text:span text:style-name="_3c_persName_3e_">President de Perigny</text:span>, autheur de la mesme Devise. </text:p>
      <text:p text:style-name="Text_20_body"/>
      <text:p text:style-name="Text_20_body"><text:span text:style-name="_3c_pb_3e_">6</text:span></text:p>
      <text:p text:style-name="_3c_l_3e_">Ce n’est pas sans raison que la terre et les Cieux,<text:line-break/>Ont tant d’estonnement pour vn Objet si rare ;<text:line-break/><text:soft-page-break/>Qui dans son cours penible autant que glorieux<text:line-break/>Iamais ne se repose, et iamais ne s’égare. </text:p>
      <text:p text:style-name="Text_20_body">Les <text:span text:style-name="_3c_name_3e_">deux autres Pages</text:span> estoient aux <text:span text:style-name="_3c_persName_3e_">Ducs de S. Aignan</text:span> &amp; <text:span text:style-name="_3c_persName_3e_">de Noailles</text:span> : le premier Mareschal de Camp, &amp; l’autre Iuge des Courses. </text:p>
      <text:p text:style-name="Text_20_body">Celuy du <text:span text:style-name="_3c_persName_3e_">Duc de S. Aignan</text:span> portoit l’Escu de sa Devise, &amp; <text:span text:style-name="_3c_description_3e__20_Car">estoit habillé de sa livrée de toile d’argent enrichie d’or, avec des plumes incarnates &amp; noires, et les rubans de mesme</text:span> : sa Devise estoit vn tymbre d’horloge avec ces mots, <text:span text:style-name="_3c_foreign_3e_">De mis golpes mi Ruido</text:span>.</text:p>
      <text:p text:style-name="Text_20_body">Le <text:span text:style-name="_3c_name_3e_">Page</text:span> <text:span text:style-name="_3c_persName_3e_">Duc de Noailles</text:span> <text:span text:style-name="_3c_description_3e__20_Car">estoit vestu de couleur de feu, argent &amp; noir</text:span>, &amp; le reste de la livrée semblable : la Devise qu’il portoit dans son Escu estoit vn Aigle, auec ces mots ; <text:span text:style-name="_3c_foreign_3e_">Fidelis et audax</text:span>. </text:p>
      <text:p text:style-name="Text_20_body"><text:span text:style-name="_3c_persName_3e_">Quatre Trompettes</text:span> &amp; <text:span text:style-name="_3c_persName_3e_">deux Tymballiers</text:span> marchoiẽt apres <text:span text:style-name="_3c_name_3e_">ces Pages</text:span>, <text:span text:style-name="_3c_description_3e__20_Car">habillez de satin couleur de feu, &amp; argent ; leurs plumes de la mesme livrée, &amp; les caparaçons de leurs chevaux couverts d’vne pareille broderie, avec des soleils d’or fort éclattans aux banderoles des Trõpettes, &amp; les couvertures des tymbales</text:span>. </text:p>
      <text:p text:style-name="Text_20_body"><text:span text:style-name="_3c_persName_3e_">Le Duc de S.Aignan</text:span>, Maréchal de Camp, marchoit apres eux, <text:span text:style-name="_3c_tech_3e_">armé à la Grecque</text:span>, <text:span text:style-name="_3c_description_3e__20_Car">d’vne cuirasse de toille d’argent couverte de petites écailles d’or, aussi bien que son bas de soye ; <text:s/>&amp; son Casque estoit orné d’vn Dragon, &amp; d’vn grand nombre de plumes blanches, meslées d’incarnat &amp; de noir</text:span> : il montoit vn cheval blanc bardé de mesme, &amp; representoit <text:span text:style-name="_3c_name_3e_">Guidon le Sauvage</text:span>. </text:p>
      <text:p text:style-name="Text_20_body">Pour <text:span text:style-name="_3c_persName_3e_">le Duc de S. Aignan</text:span>, representant <text:span text:style-name="_3c_name_3e_">Guidon le Sauvage</text:span>.</text:p>
      <text:p text:style-name="Text_20_body">MADRIGAL.</text:p>
      <text:p text:style-name="_3c_l_3e_">Les combats que i’ay faits en l’Isle dangereuse,<text:line-break/>Quãd de tant de guerriers ie demeuray vainqueur,<text:line-break/><text:span text:style-name="_3c_pb_3e_">7</text:span><text:span text:style-name="_3c_pb_3e_"><text:span text:style-name="T8"> </text:span></text:span>Suivis d’vne épreuue amoureuse,<text:line-break/>Ont signalé ma force aussi bien que mon cœur.<text:line-break/>La vigueur qui fait mon estime,<text:line-break/>Soit qu’elle embrasse vn party legitime,<text:line-break/>Ou qu’elle vienne à s’échapper,<text:line-break/>Fait dire, pour ma gloire, aux deux bouts de la terre,<text:line-break/>Qu’on n’en void point en toute guerre,<text:line-break/>Ny plus souvent ny mieux frapper. </text:p>
      <text:p text:style-name="_3c_l_3e_">Pour le mesme.</text:p>
      <text:p text:style-name="_3c_l_3e_">Seul contre dix Guerriers, seul contre dix pucelles,<text:line-break/>C’est auoir sur les bras deux estranges querelles,<text:line-break/>Qui sort à son honneur de ce double combat<text:line-break/>Doit estre, ce me semble, vn terrible soldat.</text:p>
      <text:p text:style-name="Text_20_body"><text:span text:style-name="_3c_persName_3e_">Huict Trompettes</text:span> &amp; <text:span text:style-name="_3c_persName_3e_">deux Tymbaliers</text:span>, vestus comme les premiers, marchoient apres le Mareschal de Camp.</text:p>
      <text:p text:style-name="Text_20_body"><text:span text:style-name="_3c_persName_3e_">LE ROY</text:span> representant <text:span text:style-name="_3c_name_3e_">Roger</text:span> les suivoit, montant vn des plus beaux chevaux du monde, dont <text:span text:style-name="_3c_description_3e__20_Car">le harnois couleur de feu éclattoit d’or, d’argent &amp; de pierreries</text:span> : <text:span text:style-name="_3c_persName_3e_">Sa Majesté</text:span> estoit <text:span text:style-name="_3c_tech_3e_">armée à la façon des Grecs</text:span> cōme tous ceux de sa Quadrille, &amp; <text:span text:style-name="_3c_description_3e__20_Car">portoit vne cuirasse de lame d’argent, couverte d’vne riche broderie d’or &amp; de diamans</text:span>. Son port &amp; toute son action estoient dignes de son rang ; <text:span text:style-name="_3c_description_3e__20_Car">son Casque tout couvert de plumes, couleur de feu</text:span>, avoit vne grace <text:soft-page-break/>incomparable ; &amp; jamais vn air plus libre, ny plus guerrier, n’a mis vn mortel au dessus des autres hommes. </text:p>
      <text:p text:style-name="Text_20_body">SONNET.</text:p>
      <text:p text:style-name="Text_20_body">Pour <text:span text:style-name="_3c_persName_3e_">le ROY</text:span>, representant <text:span text:style-name="_3c_name_3e_">ROGER</text:span></text:p>
      <text:p text:style-name="_3c_l_3e_">Qvelle taille, quel port a ce fier Conquerant !<text:line-break/>Sa personne ébloüit quiconque l’examine,<text:line-break/>Et quoy que par son Poste il soit desia si grand,<text:line-break/>Quelque chose de plus éclate dans sa mine.<text:line-break/>Son front de ses Destins est l’Auguste garant, <text:line-break/>Par delà ses Ayeux sa vertu l’achemine,<text:line-break/><text:span text:style-name="_3c_pb_3e_">8</text:span><text:span text:style-name="_3c_pb_3e_"><text:span text:style-name="T8"> </text:span></text:span>Il fait qu’on les oublie, et de l’air qu’il s’y prend,<text:line-break/>Bien loin derriere luy laisse son Origine.<text:line-break/>De ce cœur genereux c’est l’ordinaire employ,<text:line-break/>D’agir plus volontiers pour autruy que pour soy,<text:line-break/>Là principalement sa force est occupée :<text:line-break/>Il efface l’eclat des Heros anciens,<text:line-break/>N’a que l’honneur en veuë, et ne tire l’épée<text:line-break/>Que pour des interests qui ne sont pas les siens.</text:p>
      <text:p text:style-name="Text_20_body"><text:span text:style-name="_3c_persName_3e_">Le Duc de Noailles</text:span>, Iuge du Camp, sous le nom d’<text:span text:style-name="_3c_name_3e_">Ogier le Danois</text:span>, marchoit apres <text:span text:style-name="_3c_persName_3e_">le Roy</text:span>, <text:span text:style-name="_3c_description_3e__20_Car">portant la couleur de feu &amp; le noir, sous vne riche broderie d’argent ; &amp; ses plumes</text:span>, aussi bien que tout le reste de son équipage estoient de cette mesme livrée.</text:p>
      <text:p text:style-name="Text_20_body"><text:span text:style-name="_3c_persName_3e_">Le Duc de Noailles</text:span>. <text:span text:style-name="_3c_name_3e_">Oger le Danois</text:span> Iuge du Camp.</text:p>
      <text:p text:style-name="_3c_l_3e_">CE Paladin s’applique à cette seule affaire<text:line-break/>De seruir dignement le plus puissant des Rois,<text:line-break/>Comme pour bien juger il faut sçavoir bien faire,<text:line-break/>Ie doute que personne appelle de sa voix,</text:p>
      <text:p text:style-name="Text_20_body"><text:span text:style-name="_3c_persName_3e_">Le Duc de Guise</text:span> &amp; <text:span text:style-name="_3c_persName_3e_">le Comte d’Armagnac</text:span> marchoient ensemble apres luy. Le premier portant le nom d’<text:span text:style-name="_3c_name_3e_">Aquilant le Noir</text:span>, <text:span text:style-name="_3c_description_3e__20_Car">avoit vn habit de cette couleur en broderie d’or, &amp; de geaix ; ses plumes, son cheval, &amp; sa lance assortissoient à sa livrée</text:span> : Et l’autre representant <text:span text:style-name="_3c_name_3e_">Griffon le Blanc</text:span>, <text:span text:style-name="_3c_description_3e__20_Car">portoit sur vn habit de toile d’argent plusieurs rubis, et montoit vn cheval blanc bardé de la mesme couleur</text:span>. </text:p>
      <text:p text:style-name="Text_20_body"><text:span text:style-name="_3c_persName_3e_">Le Duc de Guise</text:span>. <text:span text:style-name="_3c_name_3e_">Aquilant le Noir</text:span>.</text:p>
      <text:p text:style-name="_3c_l_3e_">LA Nuict a ses beautez de mesme que le jour.<text:line-break/>Le Noir est ma couleur, ie l'ay toûjours aymée,<text:line-break/>Et st l'obscurité convient à mon Amour,<text:line-break/>Elle ne s'étend pas iusqu'à ma Renommée.</text:p>
      <text:p text:style-name="_3c_l_3e_"><text:span text:style-name="_3c_persName_3e_">Le Comte d’Armagnac</text:span>. <text:span text:style-name="_3c_name_3e_">Griffon le Blanc</text:span>.</text:p>
      <text:p text:style-name="_3c_l_3e_">VOyez quelle candeur en moy le Ciel a mis,<text:line-break/>Aussi nulle beauté tíe s'en verra trompée,<text:line-break/>Et quand il sera temps d'aller aux ennemis <text:line-break/><text:span text:style-name="_3c_pb_3e_">9</text:span><text:span text:style-name="_3c_pb_3e_"><text:span text:style-name="T8"> </text:span></text:span>C'est où ie me feray tout blanc de mon épée,</text:p>
      <text:p text:style-name="Text_20_body"><text:span text:style-name="_3c_persName_3e_">Les Ducs de Foix</text:span> &amp; <text:span text:style-name="_3c_persName_3e_">de Coaslin</text:span> qui paroissoient en suite<text:span text:style-name="_3c_description_3e__20_Car">, estoient vestus, l’vn d’incarnat avec or &amp; argent ; &amp; l'autre de vert, blanc &amp; argent </text:span>: Toute leur livrée &amp; leurs cheuaux estant dignes du reste de leur équipage.</text:p>
      <text:p text:style-name="Text_20_body"><text:soft-page-break/>Pour <text:span text:style-name="_3c_persName_3e_">le Duc de Foix</text:span>. <text:span text:style-name="_3c_name_3e_">Renaud</text:span>.</text:p>
      <text:p text:style-name="_3c_l_3e_">IL porte vn Nom celebre, il est ieune, il est sage,<text:line-break/>A vous dire le vray c'est pour aller bien haut,<text:line-break/>Et c'est vn grand bonheur, que d'auoir à son âge<text:line-break/>La chaleur necessaire, et le flegme qu'il faut.</text:p>
      <text:p text:style-name="Text_20_body"><text:span text:style-name="_3c_persName_3e_">Le Duc de Coaslin</text:span>. <text:span text:style-name="_3c_name_3e_">Dudon</text:span>.</text:p>
      <text:p text:style-name="_3c_l_3e_">TRop auant dans la Gloire on ne peut s'engager, <text:line-break/>I'auray vaincu sept Rois, et par mon grand courage<text:line-break/>Les verray tous soûmis au pouuoir de <text:span text:style-name="_3c_name_3e_">ROGER</text:span>,<text:line-break/>Que ie ne seray pas content de mon Ouurage.</text:p>
      <text:p text:style-name="Text_20_body">Apres eux marchoient <text:span text:style-name="_3c_persName_3e_">le Comte du Lude</text:span> &amp; <text:span text:style-name="_3c_persName_3e_">le Prince de  Marsillac</text:span>, le premier <text:span text:style-name="_3c_description_3e__20_Car">vestu d'incarnat &amp; blanc ; et l'autre de iaune, blanc &amp; noir, enrichis de broderie d'argent, leur livrée de mesme</text:span>, &amp; fort bien montez.</text:p>
      <text:p text:style-name="Text_20_body"><text:span text:style-name="_3c_persName_3e_">Le Comte du Lude</text:span>. <text:span text:style-name="_3c_name_3e_">Astolphe</text:span>.</text:p>
      <text:p text:style-name="_3c_l_3e_">DE tous les Paladins qui sont dans l'Vniuers<text:line-break/>Aucun n'a pour l’Amour l'ame plus échauffée,<text:line-break/>Entreprenant toûjours mille proiets diuers,<text:line-break/>Et toujours enchanté par quelque ieune FÉE.</text:p>
      <text:p text:style-name="Text_20_body"><text:span text:style-name="_3c_persName_3e_">Le Prince de Marsillac</text:span>. <text:span text:style-name="_3c_name_3e_">Brandimart</text:span>.</text:p>
      <text:p text:style-name="_3c_l_3e_">Mes voeux seront contens, mes souhaits accomplis,<text:line-break/>Et ma bonne fortune à son comble arrivée.<text:line-break/>Quand vous sçaurez mon zele, aimable <text:span text:style-name="_3c_name_3e_">FLEVR DE LYS</text:span>,<text:line-break/>Au milieu de mon coeur profondement gravé.</text:p>
      <text:p text:style-name="Text_20_body"><text:span text:style-name="_3c_persName_3e_">Les Marquis de Villequier</text:span> &amp; <text:span text:style-name="_3c_persName_3e_">de Soye-court</text:span> marchoient en suite ; <text:span text:style-name="_3c_description_3e__20_Car">l'vn portoit le bleu &amp; argent, &amp; l'autre le bleu, blanc &amp; noir, avec or &amp; argent ; leurs plumes, &amp; les harnois de leurs chevaux estoient de la</text:span> <text:span text:style-name="_3c_pb_3e_">10</text:span><text:span text:style-name="_3c_pb_3e_"><text:span text:style-name="T8"> </text:span></text:span><text:span text:style-name="_3c_description_3e__20_Car">mesme couleur, &amp; d'vne pareille richesse</text:span>.</text:p>
      <text:p text:style-name="Text_20_body"><text:span text:style-name="_3c_persName_3e_">Le Marquis de Villequiert</text:span>, <text:span text:style-name="_3c_name_3e_">Richardet</text:span>.</text:p>
      <text:p text:style-name="_3c_l_3e_">Personne comme moy n'est sorty galamment<text:line-break/>D'vne intrigue, où sans doute il falloit quelque adresse,<text:line-break/>Personne à mon advis, plus agreablement<text:line-break/>N'est demeuré fidelle en trompant sa Maitresse.</text:p>
      <text:p text:style-name="Text_20_body"><text:span text:style-name="_3c_persName_3e_">Le Marquis de Soyecourt</text:span>, <text:span text:style-name="_3c_name_3e_">Olivier</text:span>.</text:p>
      <text:p text:style-name="_3c_l_3e_">VOicy l'honneur du Siecle, aupres de qui nous sommes,<text:line-break/>Et mesme <text:span text:style-name="_3c_name_3e_">les Geant</text:span>, de mediocres hommes,<text:line-break/>Et ce franc <text:span text:style-name="_3c_name_3e_">Chevalier </text:span>à tous venant tout prest,<text:line-break/>Tousiours pour quelque Iouste a la lance en arrest.</text:p>
      <text:p text:style-name="Text_20_body"><text:span text:style-name="_3c_persName_3e_">Les Marquis d'Humieres</text:span> &amp; <text:span text:style-name="_3c_persName_3e_">de la Valliere</text:span> les suivoient : <text:span text:style-name="_3c_description_3e__20_Car">Ce premier portant la couleur de chair &amp; argent, &amp; l'autre gris de lin, blanc, &amp; argent : toute leur livrée estant plus riche, &amp; la mieux assortie du monde</text:span>.</text:p>
      <text:p text:style-name="Text_20_body"><text:span text:style-name="_3c_persName_3e_">Le Marquis d’Humieres</text:span>, <text:span text:style-name="_3c_name_3e_">Ariodant</text:span>.</text:p>
      <text:p text:style-name="_3c_l_3e_">Ie tremble dans l’accez de l’amoureuse fiévre,<text:line-break/>Ailleurs, sans vanité je ne tremblay iamais,<text:line-break/><text:soft-page-break/>Et ce charmant objet, l’adorable <text:span text:style-name="_3c_name_3e_">GENEVRE</text:span>,<text:line-break/>Est l’vnique vainqueur à qui ie me soumets.</text:p>
      <text:p text:style-name="Text_20_body"><text:span text:style-name="_3c_persName_3e_">Le Marquis de la Valliere</text:span>, <text:span text:style-name="_3c_name_3e_">Zerbin</text:span>.</text:p>
      <text:p text:style-name="_3c_l_3e_">QVelques beaux sentiments que la gloire nous donne,<text:line-break/>Quand on est amoureux au souverain degré,<text:line-break/>Mourir entre les bras d'vne belle Personne<text:line-break/>Est de toutes les morts la plus douce à mon gré.</text:p>
      <text:p text:style-name="Text_20_body"><text:span text:style-name="_3c_persName_3e_">Monsieur le Duc</text:span> marchoit seul, <text:span text:style-name="_3c_description_3e__20_Car">portant pour sa livrée la couleur de feu, blanc, &amp; argent : vn grand nombre de diamans estoient attachez sur la magnifique</text:span> <text:span text:style-name="_3c_pb_3e_">11</text:span><text:span text:style-name="_3c_pb_3e_"><text:span text:style-name="T8"> </text:span></text:span><text:span text:style-name="_3c_description_3e__20_Car">Broderie, dont sa cuirasse &amp; son bas de soye estoient couverts ; son casque &amp; le harnois de son cheval en estant aussi enrichis</text:span>.</text:p>
      <text:p text:style-name="Text_20_body"><text:span text:style-name="_3c_persName_3e_">Monsieur le Duc</text:span>, <text:span text:style-name="_3c_name_3e_">Roland</text:span>.</text:p>
      <text:p text:style-name="_3c_l_3e_"><text:span text:style-name="_3c_name_3e_">Roland</text:span> fera bien loin son grand nom retẽtir, <text:line-break/>La gloire deviendra sa fidelle Compagne,<text:line-break/>Il est sorty d’vn sang qui brûle de sortir <text:line-break/>Quand il est question de se mettre en campagne,<text:line-break/>Et pour ne vous-en point mentir<text:line-break/>C'est le pur sang de <text:span text:style-name="_3c_persName_3e_">Charlemagne</text:span>.</text:p>
      <text:p text:style-name="Text_20_body"/>
      <text:p text:style-name="Text_20_body"><text:span text:style-name="_3c_tech_3e_">VN Char</text:span> <text:span text:style-name="_3c_description_3e__20_Car">de dix-huict pieds de haut, de vingt-quatre de long, &amp; de quinze de large</text:span>, paroissoit en suite <text:span text:style-name="_3c_description_3e__20_Car">éclatant d'or &amp; de diverses couleurs</text:span> : II representoit celuy d'<text:span text:style-name="_3c_name_3e_">Apollon</text:span>, en l'honneur duquel se celebroient autrefois les Ieux Pythiens, que ces <text:span text:style-name="_3c_name_3e_">Chevaliers</text:span> s'estoient proposez d'imiter en leurs <text:span text:style-name="_3c_tech_3e_">Courses</text:span> &amp; en leur équipage : <text:span text:style-name="_3c_name_3e_">Cette Divinité</text:span> <text:span text:style-name="_3c_tech_3e_">brillante de lumieres</text:span> estoit assise au plus haut du <text:span text:style-name="_3c_tech_3e_">Char</text:span>, ayant à ses pieds les <text:span text:style-name="_3c_name_3e_">quatre Aages</text:span> ou <text:span text:style-name="_3c_name_3e_">Siecles</text:span> <text:span text:style-name="_3c_description_3e__20_Car">distinguez par de riches habits</text:span>, &amp; par ce qu'ils portoient à la main. </text:p>
      <text:p text:style-name="Text_20_body"><text:span text:style-name="_3c_name_3e_">Le Siecle d’Or</text:span> <text:span text:style-name="_3c_description_3e__20_Car">orné de ce precieux metail, estoit encore paré de diverses fleurs</text:span>, qui faisoient vn des principaux ornemens de cet heureux Aage.</text:p>
      <text:p text:style-name="Text_20_body">Ceux d'<text:span text:style-name="_3c_name_3e_">Argent</text:span> &amp; d'<text:span text:style-name="_3c_name_3e_">Airain</text:span>, avoient aussi leurs remarques particulieres.</text:p>
      <text:p text:style-name="Text_20_body">Et celuy de <text:span text:style-name="_3c_name_3e_">fer</text:span>, estoit <text:span text:style-name="_3c_description_3e__20_Car">representé par vn Guerrier d’vn regard terrible, portant d’vne main l’épée, &amp; de l’autre le bouclier</text:span>. </text:p>
      <text:p text:style-name="Text_20_body">Plusieurs autres Figures de relief paroient les côtez de <text:span text:style-name="_3c_tech_3e_">ce Char</text:span> magnifique : <text:span text:style-name="_3c_name_3e_">Les Monstres Celestes</text:span>, <text:span text:style-name="_3c_name_3e_">le Serpent Python</text:span>,<text:span text:style-name="_3c_name_3e_"> Daphné</text:span>, <text:span text:style-name="_3c_name_3e_">Hyacinthe</text:span> ; &amp; les autres Figures qui conviennent à <text:span text:style-name="_3c_name_3e_">Apollon</text:span>, avec vn <text:span text:style-name="_3c_name_3e_">Atlas </text:span><text:span text:style-name="_3c_pb_3e_">12 </text:span>portant le Globe du Monde, y estoient aussi relevez d'vne agreable sculpture : <text:span text:style-name="_3c_name_3e_">Le Temps</text:span> representé par <text:span text:style-name="_3c_persName_3e_">le Sieur Millet</text:span>, <text:span text:style-name="_3c_description_3e__20_Car">avec sa faux, ses aisles, &amp; cette vieillesse décrepite</text:span>, dont on le peint tousiours accablé, en estoit le conducteur : <text:span text:style-name="_3c_description_3e__20_Car">Quatre chevaux d'vne taille &amp; d'vne beauté peu communes, couverts de grandes housses semés de Soleils d'Or, &amp; attelez de front</text:span>, tiroient cette <text:span text:style-name="_3c_tech_3e_">Machine</text:span>.</text:p>
      <text:p text:style-name="Text_20_body"><text:span text:style-name="_3c_name_3e_">Les douze Heures du iour</text:span>, &amp; <text:span text:style-name="_3c_name_3e_">les douze Signes du Zodiaque</text:span>, <text:span text:style-name="_3c_description_3e__20_Car">habillez fort superbement</text:span>, comme les Poëtes les depeignent, marchoient en deux files aux deux costez de <text:span text:style-name="_3c_tech_3e_">ce Char</text:span>.</text:p>
      <text:p text:style-name="Text_20_body"><text:span text:style-name="_3c_name_3e_">Tous les Pages</text:span> des Chevaliers le suivoient deux à deux (apres celuy de <text:span text:style-name="_3c_persName_3e_">Monsieur le Duc</text:span>) <text:span text:style-name="_3c_description_3e__20_Car">fort proprement vestus de leurs livrées, avec quantité de plumes</text:span>, portant les lances de leurs Maistres, &amp; les Escus de leurs Devises. <text:s/></text:p>
      <text:p text:style-name="Text_20_body"><text:soft-page-break/><text:span text:style-name="_3c_persName_3e_">Le Duc de Guise</text:span>, representant <text:span text:style-name="_3c_name_3e_">Aquilant le Noir</text:span>, ayant pour Devise, vn Lion qui dort, avec ces mots. <text:span text:style-name="_3c_foreign_3e_">Et quiescente pauescunt</text:span>.</text:p>
      <text:p text:style-name="Text_20_body"><text:span text:style-name="_3c_persName_3e_">Le Comte d’Armagnac</text:span>, representant <text:span text:style-name="_3c_name_3e_">Griffon le Blanc</text:span>, ayant pour Devise vne Hermine, avec ces mots. <text:span text:style-name="_3c_foreign_3e_">Ex candore decus</text:span>,</text:p>
      <text:p text:style-name="Text_20_body"><text:span text:style-name="_3c_persName_3e_">Le Duc de Foix</text:span>, representant <text:span text:style-name="_3c_name_3e_">Renaud</text:span>, ayant pour Devise vn Vaisseau dans la Mer, avec ces mots. <text:span text:style-name="_3c_foreign_3e_">Longe leuis aura feret</text:span>.</text:p>
      <text:p text:style-name="Text_20_body"><text:span text:style-name="_3c_persName_3e_">Le Duc de Coaslin</text:span>, representant <text:span text:style-name="_3c_name_3e_">Dudon</text:span>, ayant pour Devise vn Soleil, &amp; l’Heliotrope ou Tournesol, avec ces mots. <text:span text:style-name="_3c_foreign_3e_">Splendor ab obsequio</text:span>.</text:p>
      <text:p text:style-name="Text_20_body"><text:span text:style-name="_3c_persName_3e_">Le Comte du Lude</text:span>, representant <text:span text:style-name="_3c_name_3e_">Astolphe</text:span>, ayant pour Devise vn Chiffre en forme de nœud, avec ces mots. <text:span text:style-name="_3c_foreign_3e_">Non fia mai sciolto</text:span>.</text:p>
      <text:p text:style-name="Text_20_body"><text:span text:style-name="_3c_persName_3e_">Le Prince de Marsillac</text:span>, representant <text:span text:style-name="_3c_name_3e_">Brandimart</text:span>, ayant pour Devise vne Montre en relief dont on voit tous les ressorts avec ces mots. <text:span text:style-name="_3c_foreign_3e_">Chieto fuor commoto dentro</text:span>.</text:p>
      <text:p text:style-name="Text_20_body"/>
      <text:p text:style-name="Text_20_body"><text:span text:style-name="_3c_pb_3e_">13</text:span></text:p>
      <text:p text:style-name="Text_20_body"><text:span text:style-name="_3c_persName_3e_">Le Marquis de Villequier</text:span>, representant <text:span text:style-name="_3c_name_3e_">Richardet</text:span>, ayant pour Devise vn Aigle qui plane devant le Soleil, avec ces mots, <text:span text:style-name="_3c_foreign_3e_">Vni militat Astro</text:span>.</text:p>
      <text:p text:style-name="Text_20_body"><text:span text:style-name="_3c_persName_3e_">Le Marquis de Soyecourt</text:span>, representant <text:span text:style-name="_3c_name_3e_">Olivier</text:span>, ayant pour Devise la Massuë d’Hercule, avec ces mots. <text:span text:style-name="_3c_foreign_3e_">Vix aequat fama labores</text:span>.</text:p>
      <text:p text:style-name="Text_20_body"><text:span text:style-name="_3c_persName_3e_">Le Marquis d’Humieres</text:span>, representant <text:span text:style-name="_3c_name_3e_">Ariodant</text:span>, ayant pour Devise toutes sortes de Couronnes, avec ces mots. <text:span text:style-name="_3c_foreign_3e_">No quiero Menos</text:span>.</text:p>
      <text:p text:style-name="Text_20_body"><text:span text:style-name="_3c_persName_3e_">Le Marquis de la Valliere</text:span>, representãt <text:span text:style-name="_3c_name_3e_">Zerbin</text:span>, ayant pour Devise vn Phoenix sur vn bucher allumé par le soleil, avec ces mots. <text:span text:style-name="_3c_foreign_3e_">Hoc Iuuat uri</text:span>.</text:p>
      <text:p text:style-name="Text_20_body"><text:span text:style-name="_3c_persName_3e_">Monsieur le Duc</text:span> representant <text:span text:style-name="_3c_name_3e_">Roland</text:span>, ayant pour Devise vn Dard entourtillé de lauriers, avec ces mots. <text:span text:style-name="_3c_foreign_3e_">Certò ferit</text:span>.</text:p>
      <text:p text:style-name="Text_20_body"><text:span text:style-name="_3c_name_3e_">Vint Pasteurs</text:span> chargez de diverses pieces de la Barriere, qui devoit estre dressée pour <text:span text:style-name="_3c_tech_3e_">la Course de Bague</text:span> formoient la derniere troupe qui entra dans la lice : <text:span text:style-name="_3c_description_3e__20_Car">ils portoient des vestes couleur de feu enrichies d'argent, &amp; des coiffures de mesme</text:span>.</text:p>
      <text:p text:style-name="Text_20_body">Aussi-tost que ces Troupes furent entrées dans le Camp, elles en firent le tour, &amp; apres avoir salüé <text:span text:style-name="_3c_persName_3e_">les Reynes</text:span>, elles se separerent, &amp; prirent chacune leur poste : <text:span text:style-name="_3c_name_3e_">Le Page</text:span> a la teste, <text:span text:style-name="_3c_persName_3e_">les Trompettes</text:span>, &amp; <text:span text:style-name="_3c_persName_3e_">les Tymballiers</text:span> se croisants, s'allerent poster sur les aisles :<text:span text:style-name="_3c_persName_3e_"> Le Roy</text:span> s'advançant au milieu, prit sa place vis à vis du haut Dais : <text:span text:style-name="_3c_persName_3e_">Mr. le Duc</text:span> proche de <text:span text:style-name="_3c_persName_3e_">sa Majesté</text:span> : <text:span text:style-name="_3c_persName_3e_">les Ducs de S. Aignan</text:span> &amp; <text:span text:style-name="_3c_persName_3e_">de Noailles</text:span> à droit &amp; à gauche : <text:span text:style-name="_3c_name_3e_">Les dix Chevaliers</text:span> en haye aux deux costez du <text:span text:style-name="_3c_tech_3e_">Char</text:span> : <text:span text:style-name="_3c_name_3e_">leurs Pages</text:span> au mesme ordre derriere eux : <text:span text:style-name="_3c_name_3e_">les Signes</text:span> &amp; <text:span text:style-name="_3c_name_3e_">les Heures</text:span> comme ils estoient entrez.</text:p>
      <text:p text:style-name="Text_20_body">Lorsque l’on eut fait alte en cét estat, vn profond silence causé tout ensemble par l'attention, &amp; par le respect, donna le moyen à <text:span text:style-name="_3c_persName_3e_">Mademoiselle de Brie</text:span>, qui representoit <text:span text:style-name="_3c_name_3e_">le Siecle d'Airain</text:span>, de commencer ces <text:span text:style-name="_3c_pb_3e_">14</text:span><text:span text:style-name="_3c_pb_3e_"><text:span text:style-name="T8"> </text:span></text:span>vers à la Loüange de <text:span text:style-name="_3c_persName_3e_">la Reyne</text:span>, addressez à <text:span text:style-name="_3c_name_3e_">Apollon</text:span>. </text:p>
      <text:p text:style-name="Text_20_body"><text:span text:style-name="_3c_label.speaker_3e_">LE SIECLE D’AIRAIN</text:span> à <text:span text:style-name="_3c_name_3e_">Apollon</text:span>.</text:p>
      <text:p text:style-name="_3c_l_3e_"><text:soft-page-break/>BRillant Pere du iour, toy de qui la puissance<text:line-break/>Par ses divers aspects nous donna la naissance,<text:line-break/>Toy l'espoir de la terre, et l'ornement des cieux;<text:line-break/>Toy le plus necessaire, et le plus beau des Dieux ;<text:line-break/>Toy dont l’activité, dont la bonté supreme <text:line-break/>Se fait voir et sentir en tous lieux par soy-mesme :<text:line-break/>Dis-nous par quel destin, ou par quel nouveau choix<text:line-break/>Tu celebres tes Ieux aux rivages François ?</text:p>
      <text:p text:style-name="Text_20_body"><text:span text:style-name="_3c_label.speaker_3e_">APOLLON.</text:span></text:p>
      <text:p text:style-name="_3c_l_3e_">Si ces lieux fortunez ont tout ce qu'eut la <text:span text:style-name="_3c_placeName_3e_">Grece</text:span>,<text:line-break/>De gloire, de valeur, de merite et d'adresse,<text:line-break/>Ce n'est pas sans raison qu'on y voit transferez<text:line-break/>Ces Ieux, qu'à mon honneur la terre a consacrez.<text:line-break/>I'ay tousiours pris plaisir à verser sur la <text:span text:style-name="_3c_placeName_3e_">France<text:line-break/></text:span>De mes plus doux rayons la benigne influence ;<text:line-break/>Mais le charmant obiet qu’<text:span text:style-name="_3c_name_3e_">Hymen</text:span> y fait regner<text:line-break/>Pour elle maintenant me fait tout dédaigner.<text:line-break/>Depuis vn si long-temps que pour le bien du monde<text:line-break/>Ie fais l’immense tour de ta terre et de l’onde,<text:line-break/>Iamais ie n'ay rien veu si digne de mes feux,<text:line-break/>Iamais vn sang si noble, vn coeur si genereux,<text:line-break/>Iamais tant de lumiere avec tant d'innocence,<text:line-break/>Iamais tant de ieunesse avec tant de prudence;<text:line-break/>Iamais tant de grandeur avec tant de bonté,<text:line-break/>Iamais tant de sagesse avec tant de beauté.<text:line-break/>Mille climats divers qu'on vit sous la puissance,<text:line-break/>De tous les demy-Dieux dont elle prit naissance,<text:line-break/>Cedant à son merite autant qu'à leur devoir,<text:line-break/>Se trouveront vn iour vnis sous son pouvoir.<text:line-break/>Ce qu'eurent de grandeurs et la <text:span text:style-name="_3c_placeName_3e_">France</text:span> et <text:span text:style-name="_3c_placeName_3e_">l'Espagne</text:span>,<text:line-break/>Les droits de <text:span text:style-name="_3c_persName_3e_">Charles-Quint</text:span>, les droits de <text:span text:style-name="_3c_persName_3e_">Charlemagne</text:span>,<text:line-break/>En elle avec leur sang heureusement transmis,<text:line-break/><text:span text:style-name="_3c_pb_3e_">15 </text:span>Rendront tout l’Vnivers à son Thrône soûmis :<text:line-break/>Mais vn Titre plus grand, vn plus noble partage<text:line-break/>Qui l’éleve plus haut, qui luy plaist dauantage ;<text:line-break/>Vn Nom qui tient en soy les plus grands noms vnis,<text:line-break/>C'est le Nom glorieux d’Espouse de <text:span text:style-name="_3c_persName_3e_">LOVIS</text:span>.</text:p>
      <text:p text:style-name="Text_20_body"><text:span text:style-name="_3c_label.speaker_3e_">LE SIECLE D’ARGENT</text:span>. </text:p>
      <text:p text:style-name="_3c_l_3e_">Quel destin fait briller avec tant d'iniustice<text:line-break/>Dans <text:span text:style-name="_3c_name_3e_">le siecle de fer</text:span> vn Astre si propice ?</text:p>
      <text:p text:style-name="Text_20_body"><text:span text:style-name="_3c_label.speaker_3e_">LE SIECLE D’OR.</text:span></text:p>
      <text:p text:style-name="_3c_l_3e_">Ah ! ne murmure point contre l'ordre des Dieux,<text:line-break/>Loin de s'enorgueillir d'vn don si precieux,<text:line-break/>Ce siecle qui du ciel a merité la haine,<text:line-break/>En devroit augurer sa ruine prochaine,<text:line-break/>Et voir qu'vne vertu qu'il ne peut suborner,<text:line-break/>Vient moins pour l'anoblir que pour l’exterminer.<text:line-break/>Si-tost qu'elle paroist dans cette heureuse terre,<text:line-break/><text:soft-page-break/>Voy comme elle en bannit les fureurs de la guerre :<text:line-break/>Comment depuis ce iour d'infatigables mains<text:line-break/>Travaillent sans relasche au bon-heur des humains :<text:line-break/>Par quels secrets ressorts vn Heros se prepare<text:line-break/>A chasser les horreurs d'vn siecle si barbare,<text:line-break/>Et me faire revivre avec tous les plaisirs,<text:line-break/>Qui peuvent contenter les innocens desirs.</text:p>
      <text:p text:style-name="Text_20_body"><text:span text:style-name="_3c_label.speaker_3e_">LE SIECLE DE FER. </text:span></text:p>
      <text:p text:style-name="_3c_l_3e_">Ie sçay quels ennemis ont entrepris ma perte,<text:line-break/>Leurs desseins sont connus, leur trame est découverte,<text:line-break/>Mais mon cœur n’en est pas à tel point abatu…</text:p>
      <text:p text:style-name="Text_20_body"><text:span text:style-name="_3c_label.speaker_3e_">APOLLON. </text:span></text:p>
      <text:p text:style-name="_3c_l_3e_">Contre tant de grandeur, contretant de vertu,<text:line-break/>Tous les monstres d'Enfer vnis pour ta deffense,<text:line-break/>Ne feroient qu’vne foible et vaine resistance : <text:line-break/>L’Vnivers opprimé de ton ioug rigoureux,<text:line-break/>Va goutter par ta suite vn destin plus heureux :<text:line-break/>Il est temps de ceder à la Loy souveraine,<text:line-break/><text:span text:style-name="_3c_pb_3e_">16</text:span><text:span text:style-name="_3c_pb_3e_"><text:span text:style-name="T8"> </text:span></text:span>Que t'impose les voeux de cette Auguste <text:span text:style-name="_3c_persName_3e_">Reyne</text:span> :<text:line-break/>Il est temps de ceder aux travaux glorieux<text:line-break/>D'vn <text:span text:style-name="_3c_persName_3e_">Roy</text:span> favorisé de la terre et des cieux :<text:line-break/>Mais icy trop long-temps se different m'arreste,<text:line-break/>A de plus doux combats cette Lice s’appreste,<text:line-break/>Allons la faire ouvrir, et ployons des lauriers,<text:line-break/>Pour couronner le front de nos fameux Guerriers.</text:p>
      <text:p text:style-name="Text_20_body">TOus ces Recits achevez, <text:span text:style-name="_3c_tech_3e_">la Course de Bague</text:span> commença, en la quelle, apres que <text:span text:style-name="_3c_persName_3e_">le Roy</text:span> eut fait admirer l'adresse &amp; la grace qu'il a en cét exercice, comme en tous les autres, &amp; plusieurs belles <text:span text:style-name="_3c_tech_3e_">Courses</text:span>, &amp; de tous <text:span text:style-name="_3c_name_3e_">ces Chevaliers</text:span> : <text:span text:style-name="_3c_persName_3e_">le Duc de Guise</text:span>, <text:span text:style-name="_3c_persName_3e_">les Marquis de Soyecourt</text:span> &amp; <text:span text:style-name="_3c_persName_3e_">de la Valliere</text:span> demeurerent à la dispute, dont ce dernier emporta le prix ; qui fut vne espée d'or enrichie de diamans, avec des boucles de baudrier de valeur, que donna <text:span text:style-name="_3c_persName_3e_">la Reyne Mere</text:span>, &amp; dont elle l'honora de sa main.</text:p>
      <text:p text:style-name="Text_20_body"><office:annotation office:name="__Annotation__1989_843912772"><dc:creator>Windows User</dc:creator><dc:date>2020-04-08T17:35:00.55</dc:date><textooo:sender-initials>WU</textooo:sender-initials><text:p>Balisage moment journée</text:p></office:annotation><text:span text:style-name="_3c_date_3e_">La nuict</text:span> <office:annotation-end office:name="__Annotation__1989_843912772"/>vint cependant à la fin des <text:span text:style-name="_3c_tech_3e_">Courses</text:span>, par la iustesse qu'on avoit eu à les commencer : Et <text:span text:style-name="_3c_tech_3e_">vn nombre infiny de lumieres</text:span> ayant esclairé tout ce beau lieu, l'on vid entrer dans la mesme place <text:span text:style-name="_3c_persName_3e_">34. Concertans</text:span> <text:span text:style-name="_3c_description_3e__20_Car">fort bien vestus</text:span>, qui devoient preceder <text:span text:style-name="_3c_name_3e_">les Saisons</text:span> ; &amp; faisoient le plus agreable <text:span text:style-name="_3c_tech_3e_">concert </text:span>du monde.</text:p>
      <text:p text:style-name="Text_20_body">Pendant que <text:span text:style-name="_3c_name_3e_">les saisons</text:span> se chargeoient des mets delicieux qu'elles devoient porter, pour seruir devant <text:span text:style-name="_3c_persName_3e_">leurs Majestez</text:span> la magnifique <text:span text:style-name="_3c_tech_3e_">collation</text:span> qui estoit préparée : <text:s/><text:span text:style-name="_3c_name_3e_">les douze signes du Zodiaque</text:span>, &amp; <text:span text:style-name="_3c_name_3e_">les quatre Saisons</text:span> danserent dans le rond vne des plus belles entrées de <text:span text:style-name="_3c_tech_3e_">Ballet </text:span>qu'on eust encore iamais veuë.</text:p>
      <text:p text:style-name="Text_20_body"><text:span text:style-name="_3c_name_3e_">Le Printemps</text:span> parut en suite sur vn cheval d'Espagne representé par <text:span text:style-name="_3c_persName_3e_">Mademoiselle du Parc</text:span> ; qui avec le sexe &amp; les advantages d'vne femme, faisoit voir l'addresse d'vn homme : <text:span text:style-name="_3c_description_3e__20_Car">son habit estoit verd en broderie d'argent, &amp; de fleurs au naturel</text:span>.</text:p>
      <text:p text:style-name="Text_20_body"><text:span text:style-name="_3c_name_3e_">L'Esté</text:span> le suivoit, representé par <text:span text:style-name="_3c_persName_3e_">le sieur du parc</text:span>, <text:span text:style-name="_3c_pb_3e_">17</text:span><text:span text:style-name="_3c_pb_3e_"><text:span text:style-name="T8"> </text:span></text:span>sur vn Elephant, <text:span text:style-name="_3c_description_3e__20_Car">couvert d'vne riche housse</text:span>.</text:p>
      <text:p text:style-name="Text_20_body"><text:soft-page-break/><text:span text:style-name="_3c_name_3e_">L'Automne</text:span> aussi <text:span text:style-name="_3c_description_3e__20_Car">advantageusement vestuë</text:span>, representée par <text:span text:style-name="_3c_persName_3e_">le sieur de la Thorilliere</text:span>, venoit apres monté sur vn Chameau.</text:p>
      <text:p text:style-name="Text_20_body"><text:span text:style-name="_3c_name_3e_">L'Hyver</text:span> suivoit sur vn Ours, representé par <text:span text:style-name="_3c_persName_3e_">le Sieur Bejar</text:span>.</text:p>
      <text:p text:style-name="Text_20_body">Leur suite estoit composée de <text:span text:style-name="_3c_persName_3e_">quarante-huict personnes</text:span>, qui portoient toutes sur leurs testes de grands bassins pour la <text:span text:style-name="_3c_tech_3e_">collation</text:span>.</text:p>
      <text:p text:style-name="Text_20_body">Les douze premiers <text:span text:style-name="_3c_description_3e__20_Car">couverts de fleurs</text:span>, portoient, comme des <text:span text:style-name="_3c_tech_3e_">Iardiniers</text:span>, <text:span text:style-name="_3c_description_3e__20_Car">des Corbeilles peintes de vert, &amp; d'argent garnies d'vn grand nombre de porcelaines, si remplies de confitures, &amp; d'autres choses delicieuses de la Saison</text:span>, qu'ils estoient courbez sous cet agreable faix. </text:p>
      <text:p text:style-name="Text_20_body">Douze autres, comme <text:span text:style-name="_3c_tech_3e_">Moissonneurs</text:span>, <text:span text:style-name="_3c_description_3e__20_Car">vêtus d'habits cõformes à cette profession, mais fort riches, portoiẽt des bassins de cette couleur incarnate</text:span>, qu'on remarque au Soleil Levant, &amp; suivoient <text:span text:style-name="_3c_name_3e_">l'Esté</text:span>. </text:p>
      <text:p text:style-name="Text_20_body">Douze vestus en <text:span text:style-name="_3c_tech_3e_">Vandangeurs</text:span>, <text:span text:style-name="_3c_description_3e__20_Car">estoient couverts de feüilles de vignes &amp; de grappes de raisins ; &amp; portoiẽt dans des paniers feüille-morte, remplis de petits bassins de cette couleur, divers autres fruits &amp; confitures</text:span> à la suite de <text:span text:style-name="_3c_name_3e_">l'Automne</text:span>.</text:p>
      <text:p text:style-name="Text_20_body">Les douzes derniers, estoient des <text:span text:style-name="_3c_tech_3e_">Vieillards</text:span> gelez, <text:span text:style-name="_3c_description_3e__20_Car">dont la fourrures &amp; la démarche marquoient la froideur &amp; la foiblesse, portant dans des bassins couverts d'vne glace &amp; d'vne neige si bien contrefaites</text:span>, qu'on les eust pris pour la chose mesme, ce qu'ils devoient contribuer à la <text:span text:style-name="_3c_tech_3e_">Collation</text:span>, &amp; suivoient l’Hyver.</text:p>
      <text:p text:style-name="Text_20_body"><text:span text:style-name="_3c_persName_3e_">Quatorze Concertans</text:span> de <text:span text:style-name="_3c_name_3e_">Pan</text:span>, &amp; de <text:span text:style-name="_3c_name_3e_">Diane</text:span> precedoient ces deux Divinitez, auec vne agreable Harmonie de Flustes &amp; de Musettes.</text:p>
      <text:p text:style-name="Text_20_body">Elles venoient en suite sur <text:span text:style-name="_3c_tech_3e_">vne Machine</text:span> fort ingenieuse <text:span text:style-name="_3c_description_3e__20_Car">en forme d'vne petite Mõtagne ou</text:span> Roche <text:span text:style-name="_3c_pb_3e_">18</text:span><text:span text:style-name="_3c_pb_3e_"><text:span text:style-name="T8"> </text:span></text:span><text:span text:style-name="_3c_description_3e__20_Car">ombragée de plusieurs arbres : mais ce qui estoit plus surprenant, c'est qu'on la voyoit portée en l’air</text:span>, sans que l'artifice qui la faisoit mouvoir, se pust découvrir à la veuë.</text:p>
      <text:p text:style-name="Text_20_body">Vingt autres personnes les suivoient, portant des viandes de la Mesnagerie de <text:span text:style-name="_3c_name_3e_">Pan</text:span>, &amp; de la Chasse de <text:span text:style-name="_3c_name_3e_">Diane</text:span>.</text:p>
      <text:p text:style-name="Text_20_body"><text:span text:style-name="_3c_name_3e_">Dix-huict Pages</text:span> du <text:span text:style-name="_3c_persName_3e_">Roy</text:span> <text:span text:style-name="_3c_description_3e__20_Car">fort richement vestus</text:span>, qui devoient servir <text:span text:style-name="_3c_persName_3e_">les Dames</text:span> à table, faisoient</text:p>
      <text:p text:style-name="Text_20_body">les derniers de cette troupe ; laquelle estant rangée, <text:span text:style-name="_3c_name_3e_">Pan</text:span>, <text:span text:style-name="_3c_name_3e_">Diane</text:span>, &amp; <text:span text:style-name="_3c_name_3e_">les Saisons</text:span> se presentant devant <text:span text:style-name="_3c_persName_3e_">la Reyne</text:span> : <text:span text:style-name="_3c_name_3e_">le Printemps</text:span> luy addressa le premier ces Vers.</text:p>
      <text:p text:style-name="Text_20_body"/>
      <text:p text:style-name="Text_20_body"><text:span text:style-name="_3c_label.speaker_3e_">LE PRINTEMPS</text:span>, A <text:span text:style-name="_3c_persName_3e_">LA REINE</text:span>.</text:p>
      <text:p text:style-name="_3c_l_3e_">ENtre toutes les fleurs nouvellement escloses,<text:line-break/>Dont mes iardins sont embellis,<text:line-break/>Méprisant les jasmins les oeillets et les roses,<text:line-break/>Pour payer mon tribut i'ay fait choix de ces lys,<text:line-break/>Que de vos premiers ans vous avez tant cheris ;<text:line-break/><text:span text:style-name="_3c_persName_3e_">LOVIS</text:span> les fait briller du couchant à l'aurore <text:line-break/>Tout l'Vnivers charmé les respecte et les craint ;<text:line-break/>Mais leur regne est plus doux, et plus puissant encore,<text:line-break/>Quand il brille sur vostre teint.</text:p>
      <text:p text:style-name="Text_20_body"><text:span text:style-name="_3c_label.speaker_3e_">L’ESTÉ.</text:span></text:p>
      <text:p text:style-name="_3c_l_3e_"><text:soft-page-break/>Surpris vn peu trop promptement,<text:line-break/>I'apporte a cette Feste vn leger ornement ;<text:line-break/>Mais avant que ma saison passe,<text:line-break/>Ie feray faire à vos Guerriers,<text:line-break/>Dans les campagnes de la Thrace,<text:line-break/>Vne ample moisson de lauriers.</text:p>
      <text:p text:style-name="Text_20_body"><text:span text:style-name="_3c_label.speaker_3e_">L’AVTOMNE.</text:span></text:p>
      <text:p text:style-name="_3c_l_3e_"><text:span text:style-name="_3c_name_3e_">Le Printemps</text:span> orgueilleux de la beauté des fleurs<text:line-break/>Qui luy tomberent en partage,<text:line-break/>Pretend de cette Feste avoir tout l'avantage ;<text:line-break/><text:span text:style-name="_3c_pb_3e_">19</text:span><text:span text:style-name="_3c_pb_3e_"><text:span text:style-name="T8"> </text:span></text:span>Et nous croit obscurcir pas ses vives couleurs :<text:line-break/>Mais vous vous souviendrez, Princesse sans seconde,<text:line-break/>De ce fruit precieux qu'a produit ma saison,<text:line-break/>Et qui croit dans vostre maison,<text:line-break/>Pour faire quelques iours les delices du monde.</text:p>
      <text:p text:style-name="Text_20_body"><text:span text:style-name="_3c_label.speaker_3e_">L’HYVER.</text:span></text:p>
      <text:p text:style-name="_3c_l_3e_">La neige, les glaçons que i'apporte en ces lieux,<text:line-break/>Sont des mets les moins precieux,<text:line-break/>Mais ils sont des plus necessaires,<text:line-break/>Dans vne Feste où mille objets charmans,<text:line-break/>De leurs oeillades meurtrieres,<text:line-break/>Font naistre tant d’embrazemens.</text:p>
      <text:p text:style-name="Text_20_body"><text:span text:style-name="_3c_label.speaker_3e_">DIANE</text:span>, A <text:span text:style-name="_3c_persName_3e_">LA REINE</text:span>.</text:p>
      <text:p text:style-name="_3c_l_3e_">Nos bois, nos rochers, nos montagnes,<text:line-break/>Tous nos chasseurs et mes compagnes<text:line-break/>Qui m'ont tousiours rendu des honneurs souverains ;<text:line-break/>Depuis que parmy nous ils vous ont veu paroistre,<text:line-break/>Ne veulent plus me reconnoistre, <text:line-break/>Et chargez de presens viennent auecque moy<text:line-break/>Vous porter ce tribut pour marque de leur foy.<text:line-break/>Les habitans legers de cet heureux boccage,<text:line-break/>De tomber dans vos rets font leur sort le plus doux,<text:line-break/>Et n'estiment rien davantage,<text:line-break/>Que l'heur de perir de vos coups :<text:line-break/>Amour dont vous avez la grace et le visage,<text:line-break/>A le mesme secret que vous.</text:p>
      <text:p text:style-name="_3c_l_3e_"><text:span text:style-name="_3c_label.speaker_3e_">PAN.</text:span></text:p>
      <text:p text:style-name="_3c_l_3e_">Ieune Divinité, ne vous estonnez pas, <text:line-break/>Lors que nous vous offrons en ce fameux repas <text:line-break/>L'eslite de nos bergeries : <text:line-break/>Si nos troupeaux gouttent en paix <text:line-break/>Les herbages de nos prairies, <text:line-break/>Nous deuons ce bon-heur à vos divins attraits.</text:p>
      <text:p text:style-name="Text_20_body"/>
      <text:p text:style-name="Text_20_body"><text:span text:style-name="_3c_pb_3e_">20</text:span></text:p>
      <text:p text:style-name="Text_20_body">CES Recits achevez, vne grande Table en forme de Croissant, rond d’vn costé, où l'on devoit couvrir &amp; garnir de fleurs celuy où elle estoit creuse, vint à se découvrir.</text:p>
      <text:p text:style-name="Text_20_body"><text:soft-page-break/><text:span text:style-name="_3c_persName_3e_">Trente-six Violons</text:span> <text:span text:style-name="_3c_description_3e__20_Car">tres-bien vestus</text:span>, parurent derriere sur vn petit <text:span text:style-name="_3c_tech_3e_">Theatre</text:span> : pendant que <text:span text:style-name="_3c_persName_3e_">Messieurs de la Marche</text:span>, &amp; Parfait Pere, Frere, &amp; Fils Controlleurs Generaux, sous les noms de <text:span text:style-name="_3c_name_3e_">l'Abondance</text:span>, de <text:span text:style-name="_3c_name_3e_">la Ioye</text:span>, de <text:span text:style-name="_3c_name_3e_">la Propreté</text:span>, &amp; de <text:span text:style-name="_3c_name_3e_">la Bonne Chere</text:span>, la firent couvrir par les plaisirs, par les ieux, par les ris, &amp; par les delices.</text:p>
      <text:p text:style-name="Text_20_body"><text:span text:style-name="_3c_persName_3e_">Leurs Majestez</text:span> s'y mirent en cét ordre, qui prévint tous les embarras qui eussent pû naistre pour les rangs.</text:p>
      <text:p text:style-name="Text_20_body"><text:span text:style-name="_3c_persName_3e_">La Reine Mere</text:span> estoit assise au milieu de la Table : &amp; avoit à sa main droite.</text:p>
      <text:list xml:id="list2826057971863617958" text:style-name="WWNum1">
        <text:list-item>
          <text:p text:style-name="P2"><text:span text:style-name="_3c_persName_3e_">LE ROY</text:span>.</text:p>
        </text:list-item>
        <text:list-item>
          <text:p text:style-name="P2"><text:span text:style-name="_3c_persName_3e_">Mademoiselle d'Alençon</text:span>.</text:p>
        </text:list-item>
        <text:list-item>
          <text:p text:style-name="P2"><text:span text:style-name="_3c_persName_3e_">Madame la Princesse</text:span>.</text:p>
        </text:list-item>
        <text:list-item>
          <text:p text:style-name="P2"><text:span text:style-name="_3c_persName_3e_">Mademoiselle d'Elbeuf</text:span>.</text:p>
        </text:list-item>
        <text:list-item>
          <text:p text:style-name="P2"><text:span text:style-name="_3c_persName_3e_">Madame de Bethune</text:span>.</text:p>
        </text:list-item>
        <text:list-item>
          <text:p text:style-name="P2"><text:span text:style-name="_3c_persName_3e_">Madame la Duchesse de Crequy</text:span>.</text:p>
        </text:list-item>
        <text:list-item>
          <text:p text:style-name="P2"><text:span text:style-name="_3c_persName_3e_">M O N S I E V R</text:span>.</text:p>
        </text:list-item>
        <text:list-item>
          <text:p text:style-name="P2"><text:span text:style-name="_3c_persName_3e_">Madame la Duchesse de S. Aignan</text:span>.</text:p>
        </text:list-item>
        <text:list-item>
          <text:p text:style-name="P2"><text:span text:style-name="_3c_persName_3e_">Madame la Mareschalle du Plessis</text:span>.</text:p>
        </text:list-item>
        <text:list-item>
          <text:p text:style-name="P2"><text:span text:style-name="_3c_persName_3e_">Madame la Mareschalle d'Estampes</text:span>.</text:p>
        </text:list-item>
        <text:list-item>
          <text:p text:style-name="P2"><text:span text:style-name="_3c_persName_3e_">Madame de Gourdon</text:span>.</text:p>
        </text:list-item>
        <text:list-item>
          <text:p text:style-name="P2"><text:span text:style-name="_3c_persName_3e_">Madame de Montespan</text:span>.</text:p>
        </text:list-item>
        <text:list-item>
          <text:p text:style-name="P2"><text:span text:style-name="_3c_persName_3e_">Madame d'Humieres</text:span>. </text:p>
        </text:list-item>
        <text:list-item>
          <text:p text:style-name="P2"><text:span text:style-name="_3c_persName_3e_">Mademoiselle de Brancas</text:span>.</text:p>
        </text:list-item>
        <text:list-item>
          <text:p text:style-name="P2"><text:span text:style-name="_3c_persName_3e_">Madame d'Armagnac</text:span>.</text:p>
        </text:list-item>
        <text:list-item>
          <text:p text:style-name="P2"><text:span text:style-name="_3c_persName_3e_">Madame la Comtesse de Soissons</text:span>.</text:p>
        </text:list-item>
        <text:list-item>
          <text:p text:style-name="P2"><text:span text:style-name="_3c_persName_3e_">Madame la Princesse de Bade</text:span>. </text:p>
        </text:list-item>
        <text:list-item>
          <text:p text:style-name="P2"><text:span text:style-name="_3c_persName_3e_">Mademoiselle de Grançay</text:span>.</text:p>
        </text:list-item>
      </text:list>
      <text:p text:style-name="Text_20_body"/>
      <text:p text:style-name="Text_20_body"><text:span text:style-name="_3c_pb_3e_">21</text:span></text:p>
      <text:p text:style-name="Text_20_body">De l’autre costé estoient assises,</text:p>
      <text:list xml:id="list1505052901108760735" text:style-name="WWNum2">
        <text:list-item>
          <text:p text:style-name="P3"><text:span text:style-name="_3c_persName_3e_">LA REYNE</text:span>.</text:p>
        </text:list-item>
        <text:list-item>
          <text:p text:style-name="P3"><text:span text:style-name="_3c_persName_3e_">Madame de Carignan</text:span>.</text:p>
        </text:list-item>
        <text:list-item>
          <text:p text:style-name="P3"><text:span text:style-name="_3c_persName_3e_">Madame de Flaix</text:span>.</text:p>
        </text:list-item>
        <text:list-item>
          <text:p text:style-name="P3"><text:span text:style-name="_3c_persName_3e_">Madame la Duchesse de Foix</text:span>. </text:p>
        </text:list-item>
        <text:list-item>
          <text:p text:style-name="P3"><text:span text:style-name="_3c_persName_3e_">Madame de Brancas</text:span>.</text:p>
        </text:list-item>
        <text:list-item>
          <text:p text:style-name="P3"><text:span text:style-name="_3c_persName_3e_">Madame de Froulay</text:span>. </text:p>
        </text:list-item>
        <text:list-item>
          <text:p text:style-name="P3"><text:soft-page-break/><text:span text:style-name="_3c_persName_3e_">Madame la Duchesse de Navailles</text:span>.</text:p>
        </text:list-item>
        <text:list-item>
          <text:p text:style-name="P3"><text:span text:style-name="_3c_persName_3e_">Mademoiselle d'Ardennes</text:span>.</text:p>
        </text:list-item>
        <text:list-item>
          <text:p text:style-name="P3"><text:span text:style-name="_3c_persName_3e_">Mademoiselle de Cologon</text:span>.</text:p>
        </text:list-item>
        <text:list-item>
          <text:p text:style-name="P3"><text:span text:style-name="_3c_persName_3e_">Madame de Crussol</text:span>.</text:p>
        </text:list-item>
        <text:list-item>
          <text:p text:style-name="P3"><text:span text:style-name="_3c_persName_3e_">Madame de Montauzier</text:span>.</text:p>
        </text:list-item>
        <text:list-item>
          <text:p text:style-name="P3"><text:span text:style-name="_3c_persName_3e_">MADAME</text:span>. </text:p>
        </text:list-item>
        <text:list-item>
          <text:p text:style-name="P3"><text:span text:style-name="_3c_persName_3e_">Madame la Princesse Benedicte</text:span>.</text:p>
        </text:list-item>
        <text:list-item>
          <text:p text:style-name="P3"><text:span text:style-name="_3c_persName_3e_">Madame la Duchesse</text:span>.</text:p>
        </text:list-item>
        <text:list-item>
          <text:p text:style-name="P3"><text:span text:style-name="_3c_persName_3e_">Madame de Rouvroy</text:span>.</text:p>
        </text:list-item>
        <text:list-item>
          <text:p text:style-name="P3"><text:span text:style-name="_3c_persName_3e_">Mademoiselle de la Mothe</text:span>.</text:p>
        </text:list-item>
        <text:list-item>
          <text:p text:style-name="P3"><text:span text:style-name="_3c_persName_3e_">Madame de Marsé</text:span>.</text:p>
        </text:list-item>
        <text:list-item>
          <text:p text:style-name="P3"><text:span text:style-name="_3c_persName_3e_">Mademoiselle de la Valliere</text:span>.</text:p>
        </text:list-item>
        <text:list-item>
          <text:p text:style-name="P3"><text:span text:style-name="_3c_persName_3e_">Mademoiselle d'Artigny</text:span>.</text:p>
        </text:list-item>
        <text:list-item>
          <text:p text:style-name="P3"><text:span text:style-name="_3c_persName_3e_">Mademoiselle du Bellay</text:span>.</text:p>
        </text:list-item>
        <text:list-item>
          <text:p text:style-name="P3"><text:span text:style-name="_3c_persName_3e_">Mademoiselle de Dampierre</text:span>.</text:p>
        </text:list-item>
        <text:list-item>
          <text:p text:style-name="P3"><text:span text:style-name="_3c_persName_3e_">Mademoiselle de Fiennes</text:span>.</text:p>
        </text:list-item>
      </text:list>
      <text:p text:style-name="Text_20_body">La sumptuosité de cette <text:span text:style-name="_3c_tech_3e_">Collation</text:span> passoit tout ce qu'on en pourroit écrire, tant par l'abondance, que par la delicatesse des choses qui y furent servies : Elle faisoit aussi le plus bel objet qui puisse tõber sous les sens ; puis que dans <text:span text:style-name="_3c_date_3e_">la nuict</text:span> aupres de la verdeur de ces <text:span text:style-name="_3c_tech_3e_">hautes palissades</text:span>, <text:span text:style-name="_3c_tech_3e_">vn nombre infiny de chãdeliers</text:span> <text:span text:style-name="_3c_description_3e__20_Car">peints de vert &amp; d'argent, portant chacun vingt-quatre bougies</text:span>, &amp; <text:span text:style-name="_3c_tech_3e_">deux cens flambeaux</text:span> <text:span text:style-name="_3c_description_3e__20_Car">de cire blanche, tenus par autant de personnes vestus en Masques</text:span>, rendoient vne clarté, presque aussi grande &amp; plus agreable que celle du iour. <text:span text:style-name="_3c_name_3e_">Tous les Chevaliers</text:span> <text:span text:style-name="_3c_description_3e__20_Car">avec leurs</text:span> <text:span text:style-name="_3c_pb_3e_">22</text:span><text:span text:style-name="_3c_pb_3e_"><text:span text:style-name="T8"> </text:span></text:span><text:span text:style-name="_3c_description_3e__20_Car">Casques couverts de de plumes de differentes couleurs, &amp; leurs habits de la Course</text:span> estoient appuyez sur la Barriere; &amp; ce <text:span text:style-name="_3c_name_3e_">grand nombre d'Officiers</text:span> <text:span text:style-name="_3c_description_3e__20_Car">richement vestus</text:span>, qui servoient, en augmentoient encore la beauté, &amp; rendoient ce rond vne chose enchantée, duquel, apres la <text:span text:style-name="_3c_tech_3e_">Collation</text:span>, <text:span text:style-name="_3c_persName_3e_">leurs Majestez</text:span> &amp; toute la Cour, sortirent par le Portique opposé à la Barriere ; &amp; dans vn grand nombre de Galesches fort adjustées, reprirent le chemin du <text:span text:style-name="_3c_placeName_3e_">Chasteau</text:span>.</text:p>
      <text:p text:style-name="Text_20_body">Fin de la premiere Iournée.</text:p>
      <text:p text:style-name="Text_20_body"/>
      <text:list xml:id="list34594568" text:continue-list="list8696690888015416583" text:style-name="Outline">
        <text:list-item>
          <text:list>
            <text:list-item>
              <text:h text:style-name="Heading_20_2" text:outline-level="2"><text:span text:style-name="T7">SECONDE IOVRNÉE DES PLAISIRS DE L’ISLE ENCHANTÉE.</text:span></text:h>
            </text:list-item>
          </text:list>
        </text:list-item>
      </text:list>
      <text:p text:style-name="Text_20_body">LORS que <office:annotation office:name="__Annotation__2724_843912772"><dc:creator>Windows User</dc:creator><dc:date>2020-04-08T18:04:00.62</dc:date><textooo:sender-initials>WU</textooo:sender-initials><text:p>Balisage moment journée</text:p></office:annotation><text:span text:style-name="_3c_date_3e_">la nuit</text:span> <office:annotation-end office:name="__Annotation__2724_843912772"/>du second jour fut venuë, <text:span text:style-name="_3c_persName_3e_">leurs Majestez</text:span> se rendirent dans vn autre rond environné de palissades comme le premier, &amp; sur la méme ligne, s'avançant toûjours vers le <text:span text:style-name="_3c_placeName_3e_">Lac</text:span>, où l'on feignoit que le Palais d'Alcine estoit basty<text:bookmark text:name="_GoBack"/>.</text:p>
      <text:p text:style-name="Text_20_body">Le dessein de cette seconde Feste, estoit que <text:span text:style-name="_3c_name_3e_">Roger</text:span> &amp; <text:span text:style-name="_3c_name_3e_">les Chevaliers</text:span> de sa Quadrille, apres avoir fait des merveilles aux <text:span text:style-name="_3c_tech_3e_">Courses</text:span>, que par l’ordre de la belle <text:span text:style-name="_3c_name_3e_">Magicienne</text:span> ils auoient fait en faveur de <text:span text:style-name="_3c_persName_3e_">la Reyne</text:span>, continuoient en ce mesme dessein pour le divertissement suivant; &amp; que <text:soft-page-break/>l’Isle flotante n'ayant point esloigné le rivage de <text:span text:style-name="_3c_placeName_3e_">la France</text:span>, ils donnoient à <text:span text:style-name="_3c_persName_3e_">sa Majesté</text:span> le plaisir d'vne <text:span text:style-name="_3c_tech_3e_">Comedie</text:span>, dont la Scene estoit en Elide.</text:p>
      <text:p text:style-name="Text_20_body"><text:span text:style-name="_3c_persName_3e_">Le Roy</text:span> fit donc couvrir de toilles, en si peu de tẽps qu'on avoit lieu de s'en étõner, tout ce rond d'vne espece de Dome, pour deffendre contre le vent <text:span text:style-name="_3c_tech_3e_">le grãd nõbre de Flambeaux &amp; de Bougies</text:span> qui devoiẽt éclairer <text:span text:style-name="_3c_pb_3e_">23</text:span><text:span text:style-name="_3c_pb_3e_"><text:span text:style-name="T8"> </text:span></text:span><text:span text:style-name="_3c_tech_3e_">le Theatre</text:span>, dont la decoration estoit fort agreable. Aussi-tost qu'on eut tiré la toille vn grand <text:span text:style-name="_3c_tech_3e_">Concert</text:span> de plusieurs instrumens se fit entendre : Et <text:span text:style-name="_3c_name_3e_">l'Aurore</text:span> representée par <text:span text:style-name="_3c_persName_3e_">Mademoiselle Hilaire</text:span>, ouvrit la Scene, &amp; chanta ce Recit.</text:p>
      <text:p text:style-name="Text_20_body"/>
      <text:p text:style-name="Text_20_body"><text:span text:style-name="_3c_label.head_3e__20_Car">PREMIER INTERMEDE.</text:span></text:p>
      <text:p text:style-name="Text_20_body"><text:span text:style-name="_3c_label.head_3e__20_Car">SCENE PREMIERE.</text:span></text:p>
      <text:p text:style-name="Text_20_body">Recit de <text:span text:style-name="_3c_name_3e_">l’Aurore</text:span>.</text:p>
      <text:p text:style-name="_3c_l_3e_">QVãd l'Amour à vos yeux offre vn choix agreable, <text:line-break/>Ieunes beautez laissez vous enflamer : <text:line-break/>Mocquez-vous d'affecter cét orgueïl indomptable, <text:line-break/>Dont on vous dit qu'il est beau de s'armer : <text:line-break/>Dans l'âge où l'on est aymable <text:line-break/>Rien n'est si beau que d'aymer. <text:line-break/>Soûpirez librement pour vn amant fidelle, <text:line-break/>Et bravez ceux qui voudroient vous blâmer : <text:line-break/>Vn coeur tendre est aymable, et le nom de cruelle <text:line-break/>N'est pas vn nom à se faire estimer : <text:line-break/>Dans le temps où l'on est belle, <text:line-break/>Rien n'est si beau que d'aymer,</text:p>
      <text:p text:style-name="Text_20_body"/>
      <text:p text:style-name="Text_20_body"><text:span text:style-name="_3c_label.head_3e__20_Car">SCENE II.</text:span></text:p>
      <text:p text:style-name="Text_20_body"><text:span text:style-name="_3c_name_3e_">Valets de chiens</text:span>, &amp; <text:span text:style-name="_3c_persName_3e_">Musiciens</text:span>.</text:p>
      <text:p text:style-name="Text_20_body">PEndant que <text:span text:style-name="_3c_name_3e_">l’Aurore</text:span> chantoit ce Recit, <text:span text:style-name="_3c_name_3e_">quatre Valets de Chiens</text:span> estoient couchez sur l'herbe, dont l’vn (sous la figure de <text:span text:style-name="_3c_name_3e_">Lyciscas</text:span>) représenté par <text:span text:style-name="_3c_persName_3e_">le Sieur de Moliere</text:span> excellent Acteur, de l’invention duquel estoient les Vers et toute ta piece, se trouvoit au milieu de deux, et vn autre à ses pieds, qui estoient <text:span text:style-name="_3c_persName_3e_">les Sieurs Estival</text:span>, <text:span text:style-name="_3c_persName_3e_">Don</text:span>, et <text:span text:style-name="_3c_persName_3e_">Blondel</text:span> de la Musique du <text:span text:style-name="_3c_persName_3e_">Roy</text:span>, dont les voix estoient admirables. </text:p>
      <text:p text:style-name="Text_20_body"/>
      <text:p text:style-name="Text_20_body"><text:span text:style-name="_3c_pb_3e_">24</text:span></text:p>
      <text:p text:style-name="Text_20_body">Ceux-cy en se réveillant à l'arrivée de <text:span text:style-name="_3c_name_3e_">l’Aurore</text:span>, si tost qu’elle eut chanté, s'écrierent en Concert.</text:p>
      <text:p text:style-name="_3c_l_3e_">Hola? hola? debout, debout, debout : <text:line-break/>Pour la Chasse ordonnée il faut préparer tout  <text:line-break/>Hola? ho debout, viste debout. </text:p>
      <text:p text:style-name="Text_20_body"><text:span text:style-name="_3c_label.speaker_3e_">Ier.</text:span> Iusqu'aux plus sombres lieux le iour se communique.</text:p>
      <text:p text:style-name="Text_20_body"><text:span text:style-name="_3c_label.speaker_3e_">IIme.</text:span> L'air sur les fleurs en perles se resout.</text:p>
      <text:p text:style-name="Text_20_body"><text:span text:style-name="_3c_label.speaker_3e_">IIIme.</text:span> Les Rossignols commencent leur Musique, Et leurs petits concerts retentissent par tout.</text:p>
      <text:p text:style-name="Text_20_body"><text:soft-page-break/><text:span text:style-name="_3c_label.speaker_3e_">Tous ensemble.</text:span></text:p>
      <text:p text:style-name="_3c_l_3e_">Sus, sus debout, visite debout ? <text:line-break/>Qu'est-cecy, <text:span text:style-name="_3c_name_3e_">Lyciscas</text:span>, quoy ? tu ronfles encore, <text:line-break/>Toy qui promettois tant de devancer l'Aurore? <text:line-break/>Allons debout, viste debout, <text:line-break/>Pour la Chasse ordonnée il faut préparer tout : <text:line-break/>Debout, viste debout, dépeschons, debout.</text:p>
      <text:p text:style-name="Text_20_body"/>
      <text:p text:style-name="Text_20_body"><text:span text:style-name="_3c_label.speaker_3e_">LYCISCAS en s'éveillant.</text:span></text:p>
      <text:p text:style-name="Text_20_body">Par la morbleu, vous estes de grands braillars vous autres, &amp; vous avez la gueule ouverte de bon matin ?</text:p>
      <text:p text:style-name="Text_20_body"><text:span text:style-name="_3c_label.speaker_3e_">MVSICIENS.</text:span></text:p>
      <text:p text:style-name="_3c_l_3e_">Ne vois-tu pas le jour qui se répand par tout? <text:line-break/>Allons debout, <text:span text:style-name="_3c_name_3e_">Lyciscas</text:span>, debout.</text:p>
      <text:p text:style-name="Text_20_body"><text:span text:style-name="_3c_label.speaker_3e_">LYCISCAS. </text:span></text:p>
      <text:p text:style-name="Text_20_body">Hé ! laissez-moy dormir encore vn peu, ie vous conjure ?</text:p>
      <text:p text:style-name="Text_20_body"><text:span text:style-name="_3c_label.speaker_3e_">MVSICIENS.</text:span></text:p>
      <text:p text:style-name="Text_20_body">Non, non debout, <text:span text:style-name="_3c_name_3e_">Lyciscas</text:span> debout.</text:p>
      <text:p text:style-name="Text_20_body"><text:span text:style-name="_3c_label.speaker_3e_">LYCISCAS.</text:span></text:p>
      <text:p text:style-name="Text_20_body">Ie ne vous demande plus qu'vn petit quart d'heure ?</text:p>
      <text:p text:style-name="Text_20_body"><text:span text:style-name="_3c_label.speaker_3e_">MVSICIENS.</text:span></text:p>
      <text:p text:style-name="Text_20_body">Point, point debout, viste debout.</text:p>
      <text:p text:style-name="Text_20_body"><text:span text:style-name="_3c_label.speaker_3e_">LYCISCAS</text:span></text:p>
      <text:p text:style-name="Text_20_body">Hé ! je vous prie ?</text:p>
      <text:p text:style-name="Text_20_body"><text:span text:style-name="_3c_label.speaker_3e_">MVSICIENS.</text:span> Debout.</text:p>
      <text:p text:style-name="Text_20_body"/>
      <text:p text:style-name="Text_20_body"><text:span text:style-name="_3c_pb_3e_">25</text:span></text:p>
      <text:p text:style-name="Text_20_body"><text:span text:style-name="_3c_label.speaker_3e_">LYCISCAS.</text:span> Vn moment.</text:p>
      <text:p text:style-name="Text_20_body"><text:span text:style-name="_3c_label.speaker_3e_">MVSICIENS. </text:span>Debout.</text:p>
      <text:p text:style-name="Text_20_body"><text:span text:style-name="_3c_label.speaker_3e_">LYCISCAS.</text:span> De grace… </text:p>
      <text:p text:style-name="Text_20_body"><text:span text:style-name="_3c_label.speaker_3e_">MVSICIENS.</text:span> Debout.</text:p>
      <text:p text:style-name="Text_20_body"><text:span text:style-name="_3c_label.speaker_3e_">LYCISCAS.</text:span> Eh.</text:p>
      <text:p text:style-name="Text_20_body"><text:span text:style-name="_3c_label.speaker_3e_">MVSICIENS.</text:span> Debout.</text:p>
      <text:p text:style-name="Text_20_body"><text:span text:style-name="_3c_label.speaker_3e_">LYCISCAS.</text:span> <text:s/>Ie…</text:p>
      <text:p text:style-name="Text_20_body"><text:span text:style-name="_3c_label.speaker_3e_">MVSICIENS.</text:span> Debout. </text:p>
      <text:p text:style-name="Text_20_body"><text:span text:style-name="_3c_label.speaker_3e_">LYCISCAS.</text:span></text:p>
      <text:p text:style-name="Text_20_body">I'auray fait incontinent. </text:p>
      <text:p text:style-name="Text_20_body"><text:soft-page-break/><text:span text:style-name="_3c_label.speaker_3e_">MVSICIENS.</text:span></text:p>
      <text:p text:style-name="_3c_l_3e_">Non, non debout, <text:span text:style-name="_3c_name_3e_">Lyciscas</text:span> debout : <text:line-break/>Pour la Chasse ordonnée il faut preparer tout, <text:line-break/>Viste debout, depeschons, debout.</text:p>
      <text:p text:style-name="Text_20_body"><text:span text:style-name="_3c_label.speaker_3e_">LYCISCAS.</text:span></text:p>
      <text:p text:style-name="Text_20_body">Et bien, laissez-moy, ie vais me lever : Vous estes d'estranges gens, de me tourmenter comme cela : vous serez cause que ie ne me porteray pas bien de toute la iournée ; car, voyez-vous, le sommeil est necessaire à l'homme, &amp; lors qu'on ne dort pas sa refection, il arrive… que… on est…</text:p>
      <text:p text:style-name="Text_20_body"><text:span text:style-name="_3c_label.speaker_3e_">Ier.</text:span> <text:span text:style-name="_3c_name_3e_">Lyciscas</text:span>.</text:p>
      <text:p text:style-name="Text_20_body"><text:span text:style-name="_3c_label.speaker_3e_">IIme. </text:span><text:span text:style-name="_3c_name_3e_">Lyciscas</text:span>.</text:p>
      <text:p text:style-name="Text_20_body"><text:span text:style-name="_3c_label.speaker_3e_">IIIme.</text:span> <text:span text:style-name="_3c_name_3e_">Lyciscas</text:span>.</text:p>
      <text:p text:style-name="Text_20_body"><text:span text:style-name="_3c_label.speaker_3e_">Tous ensemble.</text:span> Lyciscas. </text:p>
      <text:p text:style-name="Text_20_body"><text:span text:style-name="_3c_label.speaker_3e_">LYCISCAS.</text:span></text:p>
      <text:p text:style-name="Text_20_body">Diable soit des brailleurs, ie voudrois que vous eussiez la gueule pleine de boüillie bien chaude.</text:p>
      <text:p text:style-name="Text_20_body"><text:span text:style-name="_3c_label.speaker_3e_">MVSICIENS.</text:span></text:p>
      <text:p text:style-name="Text_20_body">Debout, debout, viste debout, dépeschons, debout. </text:p>
      <text:p text:style-name="Text_20_body"><text:span text:style-name="_3c_label.speaker_3e_">LYCISCAS.</text:span></text:p>
      <text:p text:style-name="Text_20_body">Ah ! quelle fatigue de ne pas dormir son sou.</text:p>
      <text:p text:style-name="Text_20_body"/>
      <text:p text:style-name="Text_20_body"><text:span text:style-name="_3c_pb_3e_"><text:span text:style-name="T10">26</text:span></text:span></text:p>
      <text:p text:style-name="Text_20_body"><text:span text:style-name="_3c_label.speaker_3e_"><text:span text:style-name="T10">Ier. </text:span></text:span><text:span text:style-name="T10">Hola? oh. </text:span></text:p>
      <text:p text:style-name="Text_20_body"><text:span text:style-name="_3c_label.speaker_3e_"><text:span text:style-name="T10">IIme.</text:span></text:span><text:span text:style-name="T10"> Hola? oh.</text:span></text:p>
      <text:p text:style-name="Text_20_body"><text:span text:style-name="_3c_label.speaker_3e_">IIIme.</text:span> Hola? oh. </text:p>
      <text:p text:style-name="Text_20_body"><text:span text:style-name="_3c_label.speaker_3e_">Tous ensemble.</text:span></text:p>
      <text:p text:style-name="Text_20_body"><text:span text:style-name="T10">Oh! oh! oh! oh ! oh !</text:span></text:p>
      <text:p text:style-name="Text_20_body"><text:span text:style-name="_3c_label.speaker_3e_"><text:span text:style-name="T10">LYCISCAS.</text:span></text:span></text:p>
      <text:p text:style-name="Text_20_body"><text:span text:style-name="T10">Oh! oh ! oh ! oh. <text:s/></text:span>La peste soit des gens avec leurs chiens de hurlemens, je me donne au Diable si je ne vous assomme : Mais voyez vn peu quel diable d'entousiasme il leur prend, de me venir chanter aux oreilles comme cela, je….</text:p>
      <text:p text:style-name="Text_20_body"><text:span text:style-name="_3c_label.speaker_3e_">MVSICIENS.</text:span> Debout.</text:p>
      <text:p text:style-name="Text_20_body"><text:span text:style-name="_3c_label.speaker_3e_">LYCISCAS.</text:span> Encore.</text:p>
      <text:p text:style-name="Text_20_body"><text:span text:style-name="_3c_label.speaker_3e_">MVSICIENS.</text:span> Debout.</text:p>
      <text:p text:style-name="Text_20_body"><text:span text:style-name="_3c_label.speaker_3e_">LYCISCAS.</text:span> Le Diable vous emporte.</text:p>
      <text:p text:style-name="Text_20_body"><text:span text:style-name="_3c_label.speaker_3e_">MVSICIENS.</text:span> Debout.</text:p>
      <text:p text:style-name="Text_20_body"><text:span text:style-name="_3c_label.speaker_3e_">LYCISCAS. en se levant.</text:span></text:p>
      <text:p text:style-name="Text_20_body"><text:soft-page-break/>Quoy toûjours, a-t’on jamais veu pne pareille furie de chanter ? par la sanbleu j'enrage, puis que voila éveillé il faut que i'éveille les autres, &amp; que ie les tourmente comme on m'a fait. Allons ho? Messieurs, debout, debout, viste, c'est trop dormir. Ie vais faire vn bruit de Diable par tout, debout, debout debout ; Allons viste, ho, ho, ho? Debout, debout, pour la Chasse ordonnée il faut preparer tout ; debout, debout, Lyciscas debout, ho ! ho ! ho ! ho ! ho.</text:p>
      <text:p text:style-name="Text_20_body"/>
      <text:p text:style-name="Text_20_body"><text:span text:style-name="_3c_name_3e_">Lyciscas</text:span> s'estant levé avec toutes les peines du monde, et s'estant mis à crier de toute sa force,</text:p>
      <text:p text:style-name="Text_20_body">plusieurs Cors et Trompes de chasse se firent entendre, et concertées avec <text:span text:style-name="_3c_persName_3e_">les Violons</text:span>, commencerent l’air d'vne entrée, sur laquelle <text:span text:style-name="_3c_name_3e_">six valets de Chiens</text:span> danserent avec beaucoup de iustesse et de disposition ; reprenant à certaines Cadences le son de leurs Cors et Trompes : c’étoient <text:span text:style-name="_3c_persName_3e_">les sieurs Paysan</text:span>, <text:span text:style-name="_3c_persName_3e_">Chicanneau</text:span>, <text:span text:style-name="_3c_persName_3e_">Noblet</text:span>, <text:span text:style-name="_3c_persName_3e_">Pesan</text:span>, <text:span text:style-name="_3c_persName_3e_">Bonard</text:span>, et <text:span text:style-name="_3c_persName_3e_">la Pierre</text:span>.</text:p>
      <text:p text:style-name="Text_20_body"/>
      <text:p text:style-name="Text_20_body"><text:span text:style-name="_3c_pb_3e_">27</text:span></text:p>
      <text:p text:style-name="Text_20_body">NOMS DES ACTEVRS de la <text:span text:style-name="_3c_tech_3e_">Commedie</text:span>.</text:p>
      <text:p text:style-name="Text_20_body"/>
      <text:p text:style-name="Text_20_body"><text:span text:style-name="_3c_name_3e_">LA PRINCESSE D'ELIDE</text:span>. </text:p>
      <text:p text:style-name="Text_20_body"><text:span text:style-name="_3c_name_3e_">AGLANTE</text:span>, Cousine de la Princesse. </text:p>
      <text:p text:style-name="Text_20_body"><text:span text:style-name="_3c_name_3e_">CINTHIE</text:span>, Cousine de la Princesse. </text:p>
      <text:p text:style-name="Text_20_body"><text:span text:style-name="_3c_name_3e_">PHILIS</text:span>, suiuante de la Princesse. </text:p>
      <text:p text:style-name="Text_20_body"><text:span text:style-name="_3c_name_3e_">IPHITAS</text:span>, Pere de la Princesse. </text:p>
      <text:p text:style-name="Text_20_body"><text:span text:style-name="_3c_name_3e_">EVRIALE</text:span>, ou le Prince d'Ithaque. </text:p>
      <text:p text:style-name="Text_20_body"><text:span text:style-name="_3c_name_3e_">ARISTOMENE</text:span>, ou le Prince de Messene. </text:p>
      <text:p text:style-name="Text_20_body"><text:span text:style-name="_3c_name_3e_">THEOCLE</text:span>, ou le Prince de Pyle. </text:p>
      <text:p text:style-name="Text_20_body"><text:span text:style-name="_3c_name_3e_">ARBATE</text:span>, Gouverneur du Prince d'Ithaque..</text:p>
      <text:p text:style-name="Text_20_body"><text:span text:style-name="_3c_name_3e_">MORON</text:span>, Plaisant de la Princesse. </text:p>
      <text:p text:style-name="Text_20_body"><text:span text:style-name="_3c_name_3e_">Vn suivant</text:span>. </text:p>
      <text:p text:style-name="Text_20_body"/>
      <text:p text:style-name="Text_20_body"><text:span text:style-name="_3c_pb_3e_">28</text:span></text:p>
      <text:p text:style-name="Text_20_body"><text:span text:style-name="_3c_label.head_3e__20_Car">ACTE PREMIER.</text:span></text:p>
      <text:p text:style-name="Text_20_body"><text:span text:style-name="_3c_label.head_3e__20_Car">ARGVMENT.</text:span></text:p>
      <text:p text:style-name="Text_20_body"/>
      <text:p text:style-name="Text_20_body">CEtte Chasse qui se preparoit ainsi, estoit celle d'<text:span text:style-name="_3c_name_3e_">vn Prince d'Elide</text:span>, lequel estãt d'humeur galante et magnifique, et souhaittant que <text:span text:style-name="_3c_name_3e_">la Princesse</text:span> sa fille se resolût à aymer et à penser au mariage, qui estoit fort contre son inclination, avoit fait venir en sa Cour <text:span text:style-name="_3c_name_3e_">les Princes d'Ithaque</text:span>, <text:span text:style-name="_3c_name_3e_">de Messene</text:span> et <text:span text:style-name="_3c_name_3e_">de Pyle</text:span> ; afin que dans l’exercice de la Chasse qu'elle aymoit fort, et dans d'autres ieux, comme des <text:span text:style-name="_3c_tech_3e_">courses de Chars</text:span> et semblables magnificences, quelqu'vn de ces Princes pust luy plaire, et devenir son Espoux.</text:p>
      <text:p text:style-name="Text_20_body"><text:soft-page-break/></text:p>
      <text:p text:style-name="Text_20_body"><text:span text:style-name="_3c_label.head_3e__20_Car">SCENE PREMIERE.</text:span></text:p>
      <text:p text:style-name="Text_20_body"><text:span text:style-name="_3c_name_3e_">EVriale</text:span>, Prince d'Ithaque, amoureux de <text:span text:style-name="_3c_name_3e_">la Princesse d'Elide</text:span>, et <text:span text:style-name="_3c_name_3e_">Arbate</text:span> son Gouverneur, lequel indulgent à la passion du Prince, le louë de son amour au lieu de l'en blâmer, en des termes fort galands.</text:p>
      <text:p text:style-name="Text_20_body"><text:span text:style-name="_3c_name_3e_">EVRIALE</text:span>, <text:span text:style-name="_3c_name_3e_">ARBATE</text:span>.</text:p>
      <text:p text:style-name="Text_20_body"><text:span text:style-name="_3c_label.speaker_3e_">ARBATE.</text:span></text:p>
      <text:p text:style-name="_3c_l_3e_">CE silence réveur, dont la sombre habitude <text:line-break/>Vous fait à tous momens chercher la solitude <text:line-break/>Ces longs soûpirs que laisse échapper vostre coeur, <text:line-break/><text:span text:style-name="_3c_pb_3e_">29 </text:span>Et ces fixes regards si chargez de langueur, <text:line-break/>Disent beaucoup sans doute à des gens de mon âge ; <text:line-break/>Et ie pense, Seigneur, entendre ce langage : <text:line-break/>Mais sans vostre congé, de peur de trop risquer, <text:line-break/>Ie n'ose m'enhardir iusques à l'expliquer.</text:p>
      <text:p text:style-name="Text_20_body"><text:span text:style-name="_3c_label.speaker_3e_">EVRIALE.</text:span></text:p>
      <text:p text:style-name="_3c_l_3e_">Explique, explique <text:span text:style-name="_3c_name_3e_">Arbate</text:span>, avec toute licence <text:line-break/>Ces soûpirs, ces regards, &amp; ce morne silence: <text:line-break/>Ie te permets icy de dire que l'amour <text:line-break/>M'a rangé sous ces loix, &amp; me brave à son tour : <text:line-break/>Et ie consens encor que tu me fasses honte <text:line-break/>Des foiblesses d'vn coeur qui souffre qu'on le dompte,</text:p>
      <text:p text:style-name="Text_20_body"><text:span text:style-name="_3c_label.speaker_3e_">ARBATE.</text:span></text:p>
      <text:p text:style-name="_3c_l_3e_">Moy, vous blasmer, Seigneur, des tendres mouvemens, <text:line-break/>Où ie vois qu’aujourd’huy panchent vos sentimens ; <text:line-break/>Le chagrin des vieux iours ne peut aigrir mon ame <text:line-break/>Contre les doux transports de l'amoureuse flâme, <text:line-break/>Et bien que mon sort touche à ses derniers Soleils, <text:line-break/>Ie diray que l'amour sied bien a vos pareils : <text:line-break/>Que ce tribut qu'on rend aux traits d'vn beau visage <text:line-break/>De la beauté d'vne ame est vn clair témoignage, <text:line-break/>Et qu'il est mal-aisé que sans estre amoureux <text:line-break/>Vn ieune Prince soit, &amp; grand &amp; genereux ; <text:line-break/>C'est vne qualité que i'ayme en vn Monarque, <text:line-break/>La tendresse de coeur est vne grande marque, <text:line-break/>Et ie croy que d'vn Prince on peut tout présumer, <text:line-break/>Dés qu'on voit que son ame est capable d'aymer. <text:line-break/>Ouy, cette passion de toutes la plus belle <text:line-break/>Traisne dans vn esprit cent vertus apres elle, <text:line-break/>Aux nobles actions elle pousse les coeurs, <text:line-break/>Et tous les grands Heros ont senty ses ardeurs ; <text:line-break/>Devant mes yeux, Seigneur, a passé vostre enfance, <text:line-break/>Et j'ay de vos vertus veu fleurir l'esperance ; <text:line-break/>Mes regards observoient en vous des qualitez <text:line-break/>Où je reconnoissois le sang dont vous sortez ; <text:line-break/><text:span text:style-name="_3c_pb_3e_">30 </text:span>I'y découvrois vn fonds d'esprit &amp; de lumiere, <text:line-break/><text:soft-page-break/>Ie vous trouvois bien fait, l'air grand, &amp; l’ame fiere ; <text:line-break/>Vostre coeur, vostre adresse éclatoient chaque iour ; <text:line-break/>Mais ie m'inquietois de ne voir point d'amour, <text:line-break/>Et puisque les langueurs d'vne playe invincible <text:line-break/>Nous montrent que vostre ame à ses traits est sensible, <text:line-break/>Ie triomphe, &amp; mon coeur d'allegresse remply <text:line-break/>Vous regarde à present comme vn Prince accomply.</text:p>
      <text:p text:style-name="Text_20_body"><text:span text:style-name="_3c_label.speaker_3e_">EVRIALE.</text:span></text:p>
      <text:p text:style-name="_3c_l_3e_">Si de l'amour vn temps i'ay, bravé la puissance, <text:line-break/>Helas ! mon cher <text:span text:style-name="_3c_name_3e_">Arbate</text:span>, il en prend bien vengeance, <text:line-break/>Et sçaçhant dans quels maux mon coeur s'est abîmé, <text:line-break/>Toy-mesme, tu voudrois qu'il n'eust iamais aymé : <text:line-break/>Car enfin voy le sort où mon Astre me guide  <text:line-break/>I’ayme, i'aime ardemment <text:span text:style-name="_3c_name_3e_">la Princesse d'Elide</text:span>, <text:line-break/>Et tu sçais quel orgueil sous des traits si charmans <text:line-break/>Arment contre l'amour ses ieunes sentimens; <text:line-break/>Et comment elle fuit en cette illustre Feste <text:line-break/>Cette foule d'amans qui briguent sa conqueste. <text:line-break/>Ah ! qu'il est bien peu vray que ce qu'on doit aimer <text:line-break/>Aussi tost qu'on le void prend droit de nous charmer. <text:line-break/>Et qu'vn premier coup d'oeil allume en nous les flâmes, <text:line-break/>Où le Ciel en naissant a destiné nos ames. <text:line-break/>A mon retour d'Argos ie passay dans ces lieux, <text:line-break/>Et ce passage offrit la Princesse à mes yeux, <text:line-break/>Ie vis tous les appas dont elle est revestuë, <text:line-break/>Mais de l'oeil dont on voit vne belle statuë : <text:line-break/>Leur brillante ieunesse observée à loisir <text:line-break/>Ne porta dans mon ame aucun secret desir, <text:line-break/>Et d'Ithaque en repos ie revis le rivage <text:line-break/>Sans m'en estre en deux ans rapellé nulle image : <text:line-break/>Vn bruit vient cependant à répandre à ma Cour <text:line-break/>Le celebre mépris qu'elle fait de l'amour ; <text:line-break/>On publie en tous lieux que son ame hautaine <text:line-break/>Garde pour l’Hymenée vne invincible haine, <text:line-break/><text:span text:style-name="_3c_pb_3e_">31 <text:line-break/></text:span>Et qu'vn Arc à la main, sur l’épaule vn Carquois <text:line-break/>Comme vne autre <text:span text:style-name="_3c_name_3e_">Diane</text:span> elle hante les bois, <text:line-break/>N'aime rien que la Chasse, &amp; de toute la Grece <text:line-break/>Fait soûpirer en vain l’Heroïque ieunesse. <text:line-break/>Admire nos esprits, &amp; la fatalité, <text:line-break/>Ce que n'avoit point fait sa veuë &amp; sa beauté, <text:line-break/>Le bruit de ses fiertez en mon ame fit naistre <text:line-break/>Vn transport inconnu, dont ie ne fus point maistre ; <text:line-break/>Ce dédain si fameux eût des charmes secrets <text:line-break/>A me faire avec soin rapeller tous ses traits, <text:line-break/>Et mon esprit iettant de nouveaux yeux sur elle <text:line-break/>M'en refit vne image &amp; si noble, &amp; si belle ; <text:line-break/>Me peignit tant de gloire, &amp; de telles douceurs <text:line-break/>A pouvoir triompher de toutes ses froideurs, <text:line-break/>Que mon coeur aux brillans d'vne telle victoire <text:line-break/><text:soft-page-break/>Vit de sa liberté s'évanouyr la gloire : <text:line-break/>Contre vne telle amorce il eut beau s'indigner, <text:line-break/>Sa douceur sur mes sens prit tel droit de regner, <text:line-break/>Qu'entrainé par l’effort d'vne occulte puissance <text:line-break/>I'ay d'Ithaque en ces lieux fait voile en diligence, <text:line-break/>Et ie couvre vn effet de mes voeux enflammez <text:line-break/>Du desir de paroistre à ses Ieux renommez, <text:line-break/>Où l'Illustre <text:span text:style-name="_3c_name_3e_">Iphitas</text:span>, Pere de la Princesse, <text:line-break/>Assemble la pluspart des Princes de la Grece.</text:p>
      <text:p text:style-name="Text_20_body"><text:span text:style-name="_3c_label.speaker_3e_">ARBATE.</text:span></text:p>
      <text:p text:style-name="_3c_l_3e_">Mais à quoy bon, Seigneur, les soins que vous prenez? <text:line-break/>Et pourquoy ce secret où vous vous obstinez? <text:line-break/>Vous aimez, dites-vous, cette illustre princesse, <text:line-break/>Et venez à ses yeux signaler vostre adresse, <text:line-break/>Et nuls empressemens paroles ny soûpirs <text:s/><text:line-break/>Ne l'ont instruite encor de vos brûlans desirs. <text:line-break/>Pour moy, ie n'entends rien à cette politique <text:line-break/>Qui ne veut point souffrir que vôtre cœur s'explique. <text:line-break/>Et je ne sçay quel fruit peut pretendre vn amour <text:line-break/>Qui fuit tous les moyens de se produire au iour.</text:p>
      <text:p text:style-name="Text_20_body"/>
      <text:p text:style-name="Text_20_body"><text:span text:style-name="_3c_pb_3e_">32</text:span></text:p>
      <text:p text:style-name="Text_20_body"><text:span text:style-name="_3c_label.speaker_3e_">EVRIALE.</text:span></text:p>
      <text:p text:style-name="_3c_l_3e_">Et que feray-ie, <text:span text:style-name="_3c_name_3e_">Arbate</text:span>, en declarant ma peine, <text:line-break/>Qu'attirer les dédains de cette ame hautaine ? <text:line-break/>Et me ietter au rang de ces Princes soûmis <text:line-break/>Que le titre d'amans luy peint en ennemis? <text:line-break/>Tu vois <text:span text:style-name="_3c_name_3e_">les Souverains de Messene</text:span> &amp; <text:span text:style-name="_3c_name_3e_">de Pyle</text:span> <text:line-break/>Luy faire de leurs coeurs vn hommage inutile, <text:line-break/>Et de l'éctat pompeux des plus hautes vertus <text:line-break/>En appuyer en vain les respects assidus : <text:line-break/>Ce rebut de leurs soins, sous vn triste silence, <text:line-break/>Retient de mon amour toute la violence, <text:line-break/>Ie me tiens condamné dans ces rivaux fameux, <text:line-break/>Et ie lis mon arrest au mépris qu'on fait d'eux.</text:p>
      <text:p text:style-name="Text_20_body"><text:span text:style-name="_3c_label.speaker_3e_">ARBATE.</text:span></text:p>
      <text:p text:style-name="_3c_l_3e_">Et c'est dans ce mépris, &amp; dans cette humeur fiere <text:line-break/>Que vôtre ame à ses voeux doit voir plus de lumiere, <text:line-break/>Puis que le sort vous donne à conquerir vn cœur <text:line-break/>Que deffend seulement vne ieune froideur, <text:line-break/>Et qui n'impose point à l'ardeur qui vous presse <text:line-break/>De quelque attachement l'invincible tendresse : <text:line-break/>Vn coeur préoccupé résiste puissamment, <text:line-break/>Mais quand vne ame est libre, on la force aisement ; <text:line-break/>Et toute la fierté de son indifference <text:line-break/>N'a rien dont ne triomphe vn peu de patience. <text:line-break/>Ne luy cachez donc plus le pouvoir de ses yeux, <text:line-break/><text:soft-page-break/>Faites de vostre flâme vn éclat glorieux, <text:line-break/>Et bien loin de trembler de l’exemple des autres, <text:line-break/>Du rebut de leurs voeux enflez l'espoir des vostres. <text:line-break/>Peut-estre pour toucher ses severes appas, <text:line-break/>Aurez-vous des secrets que ces Princes n'ont pas : <text:line-break/>Et si de ses fiertez l'imperieux caprice <text:line-break/>Ne vous fait éprouver vn destin plus propice, <text:line-break/>Au moins est-ce vn bon-heur en ces extremitez <text:line-break/>Que de voir avec soy ses Riuaux rebutez.</text:p>
      <text:p text:style-name="Text_20_body"><text:span text:style-name="_3c_label.speaker_3e_">EVRIALE.</text:span></text:p>
      <text:p text:style-name="_3c_l_3e_">I'aime à te voir presser cet aveu de ma flâme, <text:line-break/><text:span text:style-name="_3c_pb_3e_">33 </text:span>Combattant mes raisons tu chatoüilles mon ame ; <text:line-break/>Et par ce que i'ay dit, ie voulois pressentir <text:line-break/>Si de ce que i'ay fait tu pourrois m'applaudir : <text:line-break/>Car, enfin, puis qu'il faut t'en faire confidence, <text:line-break/>On doit à la Princesse expliquer mon silence, <text:line-break/>Et peut-estre au moment que ie t'en parle icy <text:line-break/>Le secret de mon coeur <text:span text:style-name="_3c_name_3e_">Arbate</text:span> est éclaircy. <text:line-break/>Cette Chasse où, pour fuïr la foule qui l'adore, <text:line-break/>Tu sçais qu'elle est allée au lever de l'Aurore, <text:line-break/>Est le temps que <text:span text:style-name="_3c_name_3e_">Moron</text:span> pour declarer mon feu <text:line-break/>A pris…</text:p>
      <text:p text:style-name="Text_20_body"><text:span text:style-name="_3c_label.speaker_3e_">ARBATE.</text:span></text:p>
      <text:p text:style-name="Text_20_body">Moron, Seigneur?</text:p>
      <text:p text:style-name="Text_20_body"><text:span text:style-name="_3c_label.speaker_3e_">EVRIALE.</text:span></text:p>
      <text:p text:style-name="_3c_l_3e_">Ce choix t'estonne vn peu ? <text:line-break/>Par son titre de fou tu crois le bien connoistre, <text:line-break/>Mais sçache qu’il l’est moins qu’il le veut paroitre, <text:line-break/>Et que malgré l'employ qu'il exerce aujourd'huy <text:line-break/>II a plus de bon sens que tel qui rit de luy : <text:line-break/>La Princesse se plaist à ses bouffonneries, <text:line-break/>Il s'en est fait aimer par cent plaisanteries, <text:line-break/>Et peut dans cét accés dire &amp; persuader <text:line-break/>Ce que d'autres que luy n'oseroient hazarder : <text:line-break/>Ie le voy propre, enfin, à ce que i'en souhaitte, <text:line-break/>Il a pour moy, dit-il, vne amitié parfaite, <text:line-break/>Et veut, (dans mes Estats ayant receu le iour) <text:line-break/>Contre tous mes Rivaux appuyer mon amour : <text:line-break/>Quelque argent mis en main pour soustenir ce zele…</text:p>
      <text:p text:style-name="Text_20_body"/>
      <text:p text:style-name="Text_20_body"><text:span text:style-name="_3c_label.head_3e__20_Car">SCENE II.</text:span></text:p>
      <text:p text:style-name="Text_20_body"><text:span text:style-name="_3c_name_3e_">Moron</text:span> representé par <text:span text:style-name="_3c_persName_3e_">le sieur de Moliere</text:span>, arrive, et ayant le souvenir à vn furieux sanglier, devant lequel il avoit fuy à la chasse, demande secours, et rencontrant <text:span text:style-name="_3c_name_3e_">Euriale</text:span> et <text:span text:style-name="_3c_name_3e_">Arbate</text:span>, se met au milieu d'eux <text:span text:style-name="_3c_pb_3e_">34</text:span><text:span text:style-name="_3c_pb_3e_"><text:span text:style-name="T8"> </text:span></text:span>pour plus de seureté apres leur avoir témoigné sa peur et leur disant cẽt choses plaisantes sur son peu de bravoure.</text:p>
      <text:p text:style-name="Text_20_body"><text:span text:style-name="_3c_name_3e_">MORON</text:span>, <text:span text:style-name="_3c_name_3e_">ARBATE</text:span>, <text:span text:style-name="_3c_name_3e_">EVRIALE</text:span>.</text:p>
      <text:p text:style-name="Text_20_body"><text:soft-page-break/><text:span text:style-name="_3c_label.speaker_3e_">MORON sans estre veu.</text:span></text:p>
      <text:p text:style-name="Text_20_body">AV secours ! sauuez-moy de la beste cruelle !</text:p>
      <text:p text:style-name="Text_20_body"><text:span text:style-name="_3c_label.speaker_3e_">EVRIALE.</text:span></text:p>
      <text:p text:style-name="Text_20_body">Ie pense oüir sa voix ?</text:p>
      <text:p text:style-name="Text_20_body"><text:span text:style-name="_3c_label.speaker_3e_">MORON sans estre veu.</text:span></text:p>
      <text:p text:style-name="Text_20_body">A moy de grace, à moy ?</text:p>
      <text:p text:style-name="Text_20_body"><text:span text:style-name="_3c_label.speaker_3e_">EVRIALE.</text:span></text:p>
      <text:p text:style-name="Text_20_body">C'est luy-mesme, où court-il avec vn tel effroy?</text:p>
      <text:p text:style-name="Text_20_body"><text:span text:style-name="_3c_label.speaker_3e_">MORON.</text:span></text:p>
      <text:p text:style-name="_3c_l_3e_">Où pourray-ie éviter ce sanglier redoutable? <text:line-break/>Grands Dieux ! preservez-moy de sa dent effroyable ? <text:line-break/>Ie vous promets, pourveu qu'il ne m'attrape pas, <text:line-break/>Quatre livres d'encens, &amp; deux veaux des plus gras. <text:line-break/>Ha! ie suis mort.</text:p>
      <text:p text:style-name="Text_20_body"><text:span text:style-name="_3c_label.speaker_3e_">EVRIALE.</text:span></text:p>
      <text:p text:style-name="Text_20_body">Qu'as-tu?</text:p>
      <text:p text:style-name="Text_20_body"><text:span text:style-name="_3c_label.speaker_3e_">MORON.</text:span></text:p>
      <text:p text:style-name="_3c_l_3e_">Ie vous croyois la beste <text:line-break/>Dont à me diffamer i'ay veu la gueule preste, <text:line-break/>Seigneur, &amp; ie ne puis revenir de ma peur.</text:p>
      <text:p text:style-name="Text_20_body"><text:span text:style-name="_3c_label.speaker_3e_">EVRIALE.</text:span></text:p>
      <text:p text:style-name="Text_20_body">Qu'est-ce?</text:p>
      <text:p text:style-name="Text_20_body"><text:span text:style-name="_3c_label.speaker_3e_">MORON.</text:span></text:p>
      <text:p text:style-name="_3c_l_3e_">O que <text:span text:style-name="_3c_name_3e_">la Princesse</text:span> est d'vne estrange humeur ! <text:line-break/>Et qu'à suivre la Chasse &amp; ses extravagances, <text:line-break/>Il nous faut essuyer de sottes complaisances ! <text:line-break/>Quel diable de plaisir trouvent tous les Chasseurs <text:line-break/>De se voir exposez à mille &amp; mille peurs ? <text:line-break/>Encore si c'estoit qu'on ne fust qu'à la chasse <text:line-break/>Des lievres, des lapins, &amp; ies jeunes Daims, passe ; <text:line-break/>Ce sont des animaux d'vn naturel fort doux, <text:line-break/><text:span text:style-name="_3c_pb_3e_">35 </text:span>Et qui prennent tousiours la fuite devant nous : <text:line-break/>Mais aller attaquer de ces bestes vilaines <text:line-break/>Qui n'ont aucun respect pour les faces humaines, <text:line-break/>Et qui courent les gens qui les veulent courir, <text:line-break/>C’est vn sot passe-temps que ie ne puis souffrir.</text:p>
      <text:p text:style-name="Text_20_body"><text:span text:style-name="_3c_label.speaker_3e_">EVRIALE.</text:span></text:p>
      <text:p text:style-name="Text_20_body">Dis-nous donc ce que c'est ?</text:p>
      <text:p text:style-name="Text_20_body"><text:span text:style-name="_3c_label.speaker_3e_">MORON en se tournant.</text:span></text:p>
      <text:p text:style-name="_3c_l_3e_">Le penible exercice <text:line-break/>Où de nostre Princesse a volé le caprice!.... <text:line-break/><text:soft-page-break/>I'en aurois bien iuré, qu'elle auroit fait le tour, <text:line-break/>Et <text:span text:style-name="_3c_tech_3e_">la course des Chars</text:span> se faisant en ce iour, <text:line-break/>II falloit affecter ce contre-temps de chasse, <text:line-break/>Pour mépriser ces jeux avec meilleure grace, <text:line-break/>Et faire voir... Mais chut, achevons mon recit, <text:line-break/>Et reprenons le fil de ce que i'avois dit. <text:line-break/>Qu'ay-ie dit?</text:p>
      <text:p text:style-name="Text_20_body"><text:span text:style-name="_3c_label.speaker_3e_">EVRIALE.</text:span></text:p>
      <text:p text:style-name="Text_20_body">Tu parlois d'exercice penible.</text:p>
      <text:p text:style-name="Text_20_body"><text:span text:style-name="_3c_label.speaker_3e_">MORON.</text:span></text:p>
      <text:p text:style-name="_3c_l_3e_">Ah ! ouy, succombant donc à ce travail horrible, <text:line-break/>Car en Chasseur fameux i'estois enharnaché, <text:line-break/>Et dés le poinct du iour ie m'estois découché : <text:line-break/>Ie me suis écarté de tous en galant homme, <text:line-break/>Et trouvant vn lieu propre à dormir d'vn bon somme <text:line-break/>J’essayois ma posture, &amp; m'ajustant bien-tost, <text:line-break/>Prenois desia mon ton pour ronfler comme il faut, <text:line-break/>Lors qu'vn murmure affreux m'a fait lever la veuë, <text:line-break/>Et i'ay d'vn vieux buisson de la forest touffuë <text:line-break/>Veu sortir vn sanglier d'vne enorme grandeur <text:line-break/>Pour...</text:p>
      <text:p text:style-name="Text_20_body"><text:span text:style-name="_3c_label.speaker_3e_">EVRIALE.</text:span></text:p>
      <text:p text:style-name="Text_20_body">Qu'est-ce?</text:p>
      <text:p text:style-name="Text_20_body"><text:span text:style-name="_3c_label.speaker_3e_">MORON.</text:span></text:p>
      <text:p text:style-name="_3c_l_3e_">Ce n'est rien n'ayez point de frayeur ? <text:line-break/><text:span text:style-name="_3c_pb_3e_">36 </text:span>Mais laissez-moy passer entre vous deux pour cause, <text:line-break/>Ie seray mieux en main pour vous conter la chose : <text:line-break/>I'ay donc veu ce Sanglier, qui par nos gens chassé <text:line-break/>Avoit d'vn air affreux tout son poil herissé ; <text:line-break/>Ses deux yeux flamboyans ne lançoient que menace, <text:line-break/>Et sa gueule faisoit vne laide grimace, <text:line-break/>Qui parmy de l'écume, à qui l'osoit presser <text:line-break/>Montroit de certains cros... je vous laisse à penser ? <text:line-break/>A ce terrible aspect j'ay ramassé mes armes; <text:line-break/>Mais le faux animal, sans en prendre d'allarmes<text:line-break/>Est venu droit à moy, qui ne luy disois mot.</text:p>
      <text:p text:style-name="Text_20_body"><text:span text:style-name="_3c_label.speaker_3e_">ARBATE.</text:span></text:p>
      <text:p text:style-name="Text_20_body">Et tu l'as de pied ferme attendu ?</text:p>
      <text:p text:style-name="Text_20_body"><text:span text:style-name="_3c_label.speaker_3e_">MORON.</text:span></text:p>
      <text:p text:style-name="_3c_l_3e_">Quelque sot<text:line-break/>I’ay jetté tout par terre, &amp; couru comme quatre.</text:p>
      <text:p text:style-name="Text_20_body"><text:span text:style-name="_3c_label.speaker_3e_">ARBATE.</text:span></text:p>
      <text:p text:style-name="_3c_l_3e_">Fuyr devant vn Sanglier, ayant dequoy l'abattre,<text:line-break/>Ce trait, Moron, n'est pas genereux...</text:p>
      <text:p text:style-name="Text_20_body"><text:soft-page-break/><text:span text:style-name="_3c_label.speaker_3e_">MORON.</text:span></text:p>
      <text:p text:style-name="P4">I’y consens,<text:line-break/>II n'est pas genereux, mais il est de bon sens.</text:p>
      <text:p text:style-name="Text_20_body"><text:span text:style-name="_3c_label.speaker_3e_">ARBATE.</text:span></text:p>
      <text:p text:style-name="Text_20_body">Mais par quelques exploits si l'on ne s'éternise.</text:p>
      <text:p text:style-name="Text_20_body"><text:span text:style-name="_3c_label.speaker_3e_">MORON.</text:span></text:p>
      <text:p text:style-name="P4">Ie suis vostre valet, &amp; i'ayme mieux qu'on dise, <text:line-break/>C'est icy qu'en fuyant sans se faire prier <text:line-break/>Moron sauva ses jours des fureurs d'vn Sanglier, <text:line-break/>Que si l'on y disoit, voila l'illustre place <text:line-break/>Où le brave <text:span text:style-name="_3c_name_3e_">Moron</text:span>, d'vne heroïque audace, <text:line-break/>Affrontant d'vn Sanglier l'impetueux effort <text:line-break/>Par vn coup de ses dents vid terminer son sort.</text:p>
      <text:p text:style-name="Text_20_body"><text:span text:style-name="_3c_label.speaker_3e_">EVRIALE.</text:span></text:p>
      <text:p text:style-name="Text_20_body">Fort bien….</text:p>
      <text:p text:style-name="Text_20_body"><text:span text:style-name="_3c_label.speaker_3e_">MORON.</text:span></text:p>
      <text:p text:style-name="_3c_l_3e_">Ouy, i'ayme mieux, n'en déplaise à la gloire,<text:line-break/><text:span text:style-name="_3c_pb_3e_">37 </text:span>Vivre au monde deux jours que mille ans dans l’histoire.</text:p>
      <text:p text:style-name="Text_20_body"><text:span text:style-name="_3c_label.speaker_3e_">EVRIALE.</text:span></text:p>
      <text:p text:style-name="_3c_l_3e_">En effet ton trépas fascheroit tes amis ;<text:line-break/>Mais si de ta frayeur ton esprit est remis<text:line-break/>Puis-je te demander si du feu qui me brûle…..</text:p>
      <text:p text:style-name="Text_20_body"><text:span text:style-name="_3c_label.speaker_3e_">MORON.</text:span></text:p>
      <text:p text:style-name="_3c_l_3e_">II ne faut pas, Seigneur, que je vous dissimule, <text:line-break/>Ie n'ay rien fait encore, &amp; n'ay point rencontré <text:line-break/>De temps pour luy parler qui fut selon mon gré : <text:line-break/>L'office de bouffon a des prérogatives; <text:line-break/>Mais souvent on rabat nos libres tentatives : <text:line-break/>Le discours de vos feux est vn peu delicat, <text:line-break/>Et c'est chez la Princesse vn affaire d'estat ; <text:s/><text:line-break/>Vous sçavez de quel tiltre elle se glorifie, <text:line-break/>Et qu'elle a dans la teste vne Philosophie <text:line-break/>Qui declare la guerre au conjugal lien, <text:line-break/>Et vous traiste l'Amour de déïté de rien : <text:line-break/>Pour n'effaroucher point son humeur de tygresse, <text:line-break/>II me faut manier la chose avec addresse; <text:line-break/>Car on doit regarder comme l'on parle aux grands, <text:line-break/>Et vous estes par fois d'assez fascheuses gens. <text:line-break/>Laissez-moy doucement conduire cette trame, <text:line-break/>Ie me sens là pour vous vn zele tout de flâme, <text:line-break/>Vous estes né mon Prince, &amp; quelques autres noeuds <text:line-break/>Pourroient contribuer au bien que ie vous veux : <text:line-break/>Ma mere dans son temps passoit pour assez belle, <text:line-break/>Et naturellement n'estoit pas fort cruelle ; <text:line-break/><text:soft-page-break/>Feu vostre pere alors, ce prince genereux, <text:line-break/>Sur la galanterie estoit fort dangereux, <text:line-break/>Et ie sçay qu'Elpenor, qu'on appelloit mon pere, <text:line-break/>A cause qu'il estoit le mary de ma mere, <text:line-break/>Contoit pour grand honneur aux Pasteurs d'aujourd'huy <text:line-break/>Que le Prince autrefois estoit venu chez-luy, <text:line-break/><text:span text:style-name="_3c_pb_3e_">38 </text:span>Et que durant ce temps il avoit l'avantage <text:line-break/>De se voir salüé de tous ceux du village : <text:line-break/>Baste, quoy qu'il en soit, ie veux par mes travaux ; <text:line-break/>Mais voicy la Princesse &amp; deux de vos Rivaux.</text:p>
      <text:p text:style-name="Text_20_body"/>
      <text:p text:style-name="Text_20_body"><text:span text:style-name="_3c_label.head_3e__20_Car">SCENE III.</text:span></text:p>
      <text:p text:style-name="Text_20_body"><text:span text:style-name="_3c_name_3e_">LA Princesse d'Elide</text:span> parut en suite, avec <text:span text:style-name="_3c_name_3e_">les Princes de Messene</text:span> et <text:span text:style-name="_3c_name_3e_">de Pyle</text:span>, lesquels firent remarquer en eux des caracteres bien differens de celuy du <text:span text:style-name="_3c_name_3e_">Prince d'Ithaque</text:span> ; et luy cederent dans le coeur de <text:span text:style-name="_3c_name_3e_">la Princesse</text:span> tous les advantages qu'il y pouvoit desirer : Cette aimable <text:span text:style-name="_3c_name_3e_">Princesse</text:span> ne témoigna pas pourtant que le merite de <text:span text:style-name="_3c_name_3e_">ce Prince</text:span> eust fait aucune impression sur son esprit, et qu'elle l'eust quasi remarqué ; elle tesmoigna tousiours, comme vne autre Diane, n'aimer que la chasse et les forests, et lors que <text:span text:style-name="_3c_name_3e_">le Prince de Messene</text:span> voulut luy faire valoir le service qu'il luy avoit rendu, en la défaisant d'vn fort grand Sanglier qui l'avoit attaquée ; elle luy dit que sans rien diminuer de sa reconnoissance, elle trouvoit son secours d'autant moins considerable, qu'elle en avoit tué toute seule d'aussi furieux, et fust peut estre bien encore venuë à bout de celuy-cy.</text:p>
      <text:p text:style-name="Text_20_body"><text:span text:style-name="_3c_name_3e_">LA PRINCESSE</text:span> &amp; sa suitte. <text:span text:style-name="_3c_name_3e_">ARISTOMENE</text:span>, <text:span text:style-name="_3c_name_3e_">THEOCLE</text:span>, <text:span text:style-name="_3c_name_3e_">EVRIALE</text:span>, <text:span text:style-name="_3c_name_3e_">ARBATE</text:span>, <text:span text:style-name="_3c_name_3e_">MORON</text:span>.</text:p>
      <text:p text:style-name="Text_20_body"><text:span text:style-name="_3c_label.speaker_3e_">ARISTOMENE.</text:span></text:p>
      <text:p text:style-name="_3c_l_3e_">REprochez-vous, Madame, à nos iustes allarmes, <text:line-break/>Ce peril dõt tous deux avons sauvé vos charmes, <text:line-break/>I'aurois pensé pour moy qu'abattre sous nos coups <text:line-break/>Ce sanglier qui portoit sa fureur iusqu'à vous, <text:line-break/>Estoit vne avanture (ignorant vostre chasse) <text:line-break/>Dont à nos bons destins nous deussions rendre grace : <text:line-break/>Mais à cette froideur le connois clairement <text:line-break/><text:span text:style-name="_3c_pb_3e_"> 39 </text:span>Que ie dois concevoir vn autre sentiment, <text:line-break/>Et quereller du sort la fatale puissance <text:line-break/>Qui me fait avoir part à ce qui vous offence.</text:p>
      <text:p text:style-name="Text_20_body"><text:span text:style-name="_3c_label.speaker_3e_">THEOCLE.</text:span></text:p>
      <text:p text:style-name="_3c_l_3e_">Pour moy ie tiens, Madame, à sensible bon-heur <text:line-break/>L'action où pour vous a volé tout mon coeur, <text:line-break/>Et ne puis consentir, malgré vostre murmure, <text:line-break/>A quereller le sort d'vne telle avanture : <text:line-break/>D'vn objet odieux, ie sçay que tout déplaist; <text:line-break/>Mais deust vostre courroux estre plus grãd qu'il n'est, <text:line-break/>C'est extreme plaisir, quand l'amour est extreme, <text:line-break/>De pouvoir d'vn peril affranchir ce qu'on aime.</text:p>
      <text:p text:style-name="Text_20_body"><text:span text:style-name="_3c_label.speaker_3e_">LA PRINCESSE.</text:span></text:p>
      <text:p text:style-name="_3c_l_3e_"><text:soft-page-break/>Et pensez-vous, Seigneur, puisqu'il me faut parler, <text:line-break/>Qu'il eust en ce peril dequoy tant m'ébranler ? <text:line-break/>Que l’arc, &amp; que le dard, pour moy si pleins de charmes, <text:line-break/>Ne soient entre mes mains que d'inutiles armes? <text:line-break/>Et que ie fasse, enfin, mes plus frequens emplois <text:line-break/>De parcourir nos monts, nos plaines, &amp; nos bois, <text:line-break/>Pour n'oser en chassant concevoir l'esperance <text:line-break/>De suffire moy seule à ma propre deffence? <text:line-break/>Certes avec le temps i'aurois bien profité <text:line-break/>De ces soins assidus dont ie fais vanité <text:line-break/>S'il falloit que mon bras dans vne telle queste, <text:line-break/>Ne pust pas triompher d'vne chetive beste ; <text:line-break/>Du moins si pour pretendre à de sensibles coups <text:line-break/>Le commun de mon sexe est trop mal avec vous, <text:line-break/>D'vn estage plus haut accordez-moy la gloire, <text:line-break/>Et me faites tous deux cette grace de croire, <text:line-break/>Seigneurs, que quel que fut le sanglier d'auiourd'huy <text:line-break/>I'en ay mis bas sans vous, de plus méchans que luy.</text:p>
      <text:p text:style-name="Text_20_body"><text:span text:style-name="_3c_label.speaker_3e_">THEOCLE.</text:span></text:p>
      <text:p text:style-name="Text_20_body">Mais, Madame...</text:p>
      <text:p text:style-name="Text_20_body"><text:span text:style-name="_3c_label.speaker_3e_">LA PRINCESSE.</text:span></text:p>
      <text:p text:style-name="_3c_l_3e_">Et bien soit. ie voy que vostre envie <text:line-break/><text:span text:style-name="_3c_pb_3e_">40 </text:span>Est de persuader que ie vous dois la vie ; <text:line-break/>I'y consens, ouy, sans vous c'estoit fait de mes iours, <text:line-break/>Ie rends de tout mon coeur grace à ce grand secours, <text:line-break/>Et ie vais de ce pas au Prince pour luy dire <text:line-break/>Les bontez que pour moy vostre amour vous inspire.</text:p>
      <text:p text:style-name="Text_20_body"/>
      <text:p text:style-name="Text_20_body"><text:span text:style-name="_3c_label.head_3e__20_Car">SCENE <text:s/>IV.</text:span></text:p>
      <text:p text:style-name="Text_20_body"><text:span text:style-name="_3c_name_3e_">EVRIALE</text:span>, <text:span text:style-name="_3c_name_3e_">MORON</text:span>, <text:span text:style-name="_3c_name_3e_">ARBATE</text:span>.</text:p>
      <text:p text:style-name="Text_20_body"><text:span text:style-name="_3c_label.speaker_3e_">MORON.</text:span></text:p>
      <text:p text:style-name="_3c_l_3e_">HE! a-t’on iamais veu de plus farouche esprit? <text:line-break/>De ce vilain sanglier l'heureux trépas l'aigrit: <text:line-break/>O comme volontiers i'aurois d'vn beau salaire <text:line-break/>Récompensé tantost qui m'en eust sceu deffaire !</text:p>
      <text:p text:style-name="Text_20_body"><text:span text:style-name="_3c_label.speaker_3e_">ARBATE.</text:span></text:p>
      <text:p text:style-name="_3c_l_3e_">Ie vous voy tout pensif, Seigneur, de ses dédains; <text:line-break/>Mais ils n'ont rien qui doive empescher vos desseins, <text:line-break/>Son heure doit venir, &amp; c'est à vous possible <text:line-break/>Qu'est reservé l'honneur de la rendre sensible.</text:p>
      <text:p text:style-name="Text_20_body"><text:span text:style-name="_3c_label.speaker_3e_">MORON.</text:span></text:p>
      <text:p text:style-name="_3c_l_3e_">II faut qu'avant la course elle apprenne vos feux,<text:line-break/>Et ie...</text:p>
      <text:p text:style-name="Text_20_body"><text:span text:style-name="_3c_label.speaker_3e_">EVRIALE.</text:span></text:p>
      <text:p text:style-name="_3c_l_3e_"><text:soft-page-break/>Non, ce n'est plus, <text:span text:style-name="_3c_name_3e_">Moron</text:span>, ce que ie veux ; <text:line-break/>Garde-toy de rien dire, &amp; me laisse vn peu faire, <text:line-break/>I'ay resolu de prendre vn chemin tout contraire ; <text:line-break/>Ie voy trop que son coeur s'obstine à dédaigner <text:line-break/>Tous ces profonds respects qui pensent la gaigner, <text:line-break/>Et le Dieu qui m'engage à soûpirer pour elle <text:line-break/>M'inspire pour la vaincre vne adresse nouvelle : <text:line-break/>Ouy, c'est luy d'où me vient ce soudain mouvement, <text:line-break/>Et i'en attens de luy l'heureux évenement.</text:p>
      <text:p text:style-name="Text_20_body"><text:span text:style-name="_3c_label.speaker_3e_">ARBATE.</text:span></text:p>
      <text:p text:style-name="Text_20_body">Peut-on sçauoir, Seigneur, par où vostre esperance.</text:p>
      <text:p text:style-name="Text_20_body"><text:span text:style-name="_3c_label.speaker_3e_">EVRIALE.</text:span></text:p>
      <text:p text:style-name="Text_20_body">Tu le vas voir, allons, &amp; garde le silence. </text:p>
      <text:p text:style-name="Text_20_body">Fin du premier Acte.</text:p>
      <text:p text:style-name="Text_20_body"/>
      <text:p text:style-name="Text_20_body"><text:span text:style-name="_3c_pb_3e_">41</text:span></text:p>
      <text:p text:style-name="Text_20_body"><text:span text:style-name="_3c_label.head_3e__20_Car">DEVXIESME INTERMEDE.</text:span></text:p>
      <text:p text:style-name="Text_20_body"><text:span text:style-name="_3c_label.head_3e__20_Car">ARGVMENT.</text:span></text:p>
      <text:p text:style-name="Text_20_body">L’Agreable <text:span text:style-name="_3c_name_3e_">Moron</text:span> laissa aller <text:span text:style-name="_3c_name_3e_">le Prince</text:span> pour parler de sa passion naissante aux bois et aux rochers, et faisant retentir par tout le beau nom de sa Bergere <text:span text:style-name="_3c_name_3e_">Philis</text:span>, vn Echo ridicule luy répondant bizarement, il y prit si grand plaisir, que riant en cent manieres, il fit répondre autant de fois cét Echo, sans témoigner d'en estre ennuyé : Mais <text:span text:style-name="_3c_name_3e_">vn Ours</text:span> vint interrompre ce beau divertissement, et le surprit si fort par cette veuë peu attenduë, qu'il donna des sensibles marques de sa peur : Il luy fit faire devant <text:span text:style-name="_3c_name_3e_">l'Ours</text:span> toutes les soûmissions dont il se pût aviser pour l'adoucir : Enfin, se iettant à vn arbre pour y monter, comme il vit que <text:span text:style-name="_3c_name_3e_">l'Ours</text:span> y vouloit grimper aussi bien que luy, il cria au secours d'vne voix si haute, qu'elle attira <text:span text:style-name="_3c_name_3e_">huict paysans</text:span> armez de bastons à deux bouts et d'espieux, pendant qu’<text:span text:style-name="_3c_name_3e_">vn autre Ours </text:span>parut en suite du premier. II se fit vn Combat qui finit par la mort d’<text:span text:style-name="_3c_name_3e_">vn des Ours</text:span>, et par la fuite de l'autre.</text:p>
      <text:p text:style-name="Text_20_body"><text:s/></text:p>
      <text:p text:style-name="Text_20_body"><text:span text:style-name="_3c_label.head_3e__20_Car">SCENE PREMIERE.</text:span></text:p>
      <text:p text:style-name="Text_20_body"><text:span text:style-name="_3c_label.speaker_3e_">MORON.</text:span></text:p>
      <text:p text:style-name="Text_20_body">Ivsqu’au revoir ; pour moy ie reste icy, &amp; i'ay vne petite conversation à faire aux arbres &amp; rochers.</text:p>
      <text:p text:style-name="_3c_l_3e_">Bois, prez, fontaines, fleurs, qui voyez mõ teint blême, <text:line-break/>Si vous ne le sçavez, ie vous apprens que i'ayme ; <text:line-break/><text:span text:style-name="_3c_name_3e_">Philis</text:span> est l'objet charmant <text:line-break/>Qui tient mon coeur à l’attache, <text:line-break/>Et ie devins son amant <text:line-break/>La voyant traire une vache. <text:line-break/><text:span text:style-name="_3c_pb_3e_">42 </text:span>Ses doigts tout pleins de laict, &amp; plus blãcs mille fois <text:line-break/>Pressoient les bouts du pis d'uve grace admirable : <text:line-break/><text:soft-page-break/>Ouf ! cette idée est capable <text:line-break/>De me reduire aux abois.</text:p>
      <text:p text:style-name="Text_20_body"><text:span text:style-name="T10">Ah ! </text:span><text:span text:style-name="_3c_name_3e_"><text:span text:style-name="T10">Philis</text:span></text:span><text:span text:style-name="T10">, </text:span><text:span text:style-name="_3c_name_3e_"><text:span text:style-name="T10">Philis</text:span></text:span><text:span text:style-name="T10">, </text:span><text:span text:style-name="_3c_name_3e_"><text:span text:style-name="T10">Philis</text:span></text:span><text:span text:style-name="T10">.</text:span></text:p>
      <text:p text:style-name="Text_20_body"><text:span text:style-name="T10">Ah ! hem. ah ah ah ! hi hi hi hi. oh oh oh oh. </text:span>Voilà vn Echo qui est bouffon ! hom hom hom. ha ha ha ha. vh vh vh. Voila vn Echo qui est bouffon !</text:p>
      <text:p text:style-name="Text_20_body"/>
      <text:p text:style-name="Text_20_body"><text:span text:style-name="_3c_label.head_3e__20_Car">SCENE II.</text:span></text:p>
      <text:p text:style-name="Text_20_body"><text:span text:style-name="_3c_name_3e_">VN OURS</text:span>, <text:span text:style-name="_3c_name_3e_">MORON</text:span>.</text:p>
      <text:p text:style-name="Text_20_body"><text:span text:style-name="_3c_label.speaker_3e_">MORON.</text:span></text:p>
      <text:p text:style-name="Text_20_body">AH! <text:span text:style-name="_3c_name_3e_">Monsieur l'Ours</text:span>, ie suis vostre serviteur de tout mon cœur : de grace, épargnez-moy ? ie vous asseure que ie ne vaux plus rien du tout à manger, ie n'ay que la peau &amp; les os, &amp; ie voy de certaines gens là bas qui seroient bien mieux vostre affaire. Eh ! eh ! eh ! Monseigneur, tout doux, s'il vous plaist. la, la, la, la, ah ? Monseigneur, que vostre Altesse est jolie &amp; bien faite :</text:p>
      <text:p text:style-name="Text_20_body">elle a tout à fait l’air galand &amp; la taille la plus mignonne du monde. Ah beau poil ! belle teste ! beaux yeux brillans &amp; bien fendus ! ah beau petit nez ! belle petite bouche ! petites quenottes iolies ! ah belle gorge ! belles petites menottes ! petits ongles bien faits. A l'aide, au secours, ie suis mort misericorde, pauvre <text:span text:style-name="_3c_name_3e_">Moron</text:span>, ah mon Dieu ! &amp; viste, à moy ie suis perdu ! <text:span text:style-name="_3c_name_3e_">Les Chasseurs</text:span> paroissent. Eh, Messieurs, ayez pitié de moy ! bon, Messieurs, tuez-moy ce vilain animal là : ô Ciel ! daigne les assister. Bon, le voila qui fuit, le voila qui s'arreste &amp; qui se iette sur eux. Bon en voila vn qui vient de luy donner vn coup dans la gueule. Les voila tous à l'entour <text:span text:style-name="_3c_pb_3e_">43</text:span> de luy. Courage, ferme, allons mes amis. Bon, poussez fort, encore, ah ! le voila qui est à terre, c'en est fait il est mort, descendons maintenant pour luy donner cent coups, Serviteur, Messieurs, ie vous rends grace de m'avoir delivré de cette beste, maintenant que vous l'avez tuée ie m'en vais l'achever, &amp; en triompher avec vous.</text:p>
      <text:p text:style-name="Text_20_body">Ces heureux <text:span text:style-name="_3c_name_3e_">Chasseurs</text:span> n'eurent pas plustost remporté cette victoire, que <text:span text:style-name="_3c_name_3e_">Moron</text:span> devenu brave par l’éloignement du peril, voulut aller donner mille coups à la beste, qui n’estoit plus en estat de se deffendre, et fit tout ce qu'vn fanfaron, qui n'auroit pas esté trop hardy, eust pû faire en cette occasion; et <text:span text:style-name="_3c_name_3e_">les Chasseurs</text:span> pour témoigner leur joye, danserent vne fort belle entrée : C’estoient <text:span text:style-name="_3c_persName_3e_">Mr. Mançeau</text:span>, <text:span text:style-name="_3c_persName_3e_">les Sieurs Chicanneau</text:span>, <text:span text:style-name="_3c_persName_3e_">Baltazard</text:span>, <text:span text:style-name="_3c_persName_3e_">Noblet</text:span>, <text:span text:style-name="_3c_persName_3e_">Bonard</text:span>, <text:span text:style-name="_3c_persName_3e_">Magny</text:span>, et <text:span text:style-name="_3c_persName_3e_">la Pierre</text:span>.</text:p>
      <text:p text:style-name="Text_20_body"/>
      <text:p text:style-name="Text_20_body"><text:span text:style-name="_3c_label.head_3e__20_Car">ACTE II.</text:span></text:p>
      <text:p text:style-name="Text_20_body"><text:span text:style-name="_3c_label.head_3e__20_Car">ARGVMENT.</text:span></text:p>
      <text:p text:style-name="Text_20_body"><text:span text:style-name="_3c_name_3e_">LE Prince d'Ithaque</text:span> et <text:span text:style-name="_3c_name_3e_">la Princesse</text:span> eurent vne conversation fort galante sur <text:span text:style-name="_3c_tech_3e_">la Course des Chars</text:span> qui se preparoit : Elle avoit dit auparavant à vne des Princesses ses Parentes, que l’insensibilité du <text:span text:style-name="_3c_name_3e_">Prince d'Ithaque</text:span> luy donnoit de la peine et luy estoit hõteuse : qu'encore qu'elle ne voulust rien aymer, il estoit bien fascheux de voir qu'il n'aymoit rien; et que quoy qu'elle eust resolu de n'aller point voir les Courses, elle s'y vouloit rendre, dans le dessein de tascher à triompher de la liberté d'vn homme qui la cherissoit si fort. Il estoit facile de iuger que le merite de ce Prince produisoit son effet ordinaire, que ses belles qualitez avoient touché <text:soft-page-break/>ce coeur superbe, et <text:span text:style-name="_3c_pb_3e_">44</text:span> commencé à fondre vne partie de cette glace qui auoit resisté iusques alors à toutes les ardeurs de l'Amour, et plus il affectoit, (par le conseil de <text:span text:style-name="_3c_name_3e_">Moron</text:span> qu'il auoit gaigné, et qui connoissoit fort le cœur de <text:span text:style-name="_3c_name_3e_">la Princesse</text:span>) de paroistre insensible (quoy qu'il ne fut que trop amoureux ;) plus <text:span text:style-name="_3c_name_3e_">la Princesse</text:span> se mettoit dans la teste de l’engager, quoy qu'elle n'eût pas fait dessein de s'engager elle méme. <text:span text:style-name="_3c_name_3e_">Les Princes de Messene</text:span> et <text:span text:style-name="_3c_name_3e_">de Pyle</text:span>, prirent lors congé d'elle pour se preparer aux Courses, et luy parlant de l'esperance qu'ils avoient de vaincre, par le desir qu’ils sentoient de luy plaire : Celuy d'Ithaque luy témoigna au contraire, que n'ayant iamais rien aimé il alloit essayer à vaincre pour sa propre satisfaction, ce qui la picqua encore davantage à vouloir soûmettre vn coeur desia assez soûmis, mais qui sçavoit deguiser ses sentimens le mieux du monde.</text:p>
      <text:p text:style-name="Text_20_body"/>
      <text:p text:style-name="Text_20_body"><text:span text:style-name="_3c_label.head_3e__20_Car">SECENE I.</text:span></text:p>
      <text:p text:style-name="Text_20_body"><text:span text:style-name="_3c_name_3e_">LA PRINCESSE</text:span>, <text:span text:style-name="_3c_name_3e_">AGLANTE</text:span>, <text:span text:style-name="_3c_name_3e_">CINTHIE</text:span>.</text:p>
      <text:p text:style-name="Text_20_body"><text:span text:style-name="_3c_label.speaker_3e_">LA PRINCESSE.</text:span></text:p>
      <text:p text:style-name="_3c_l_3e_">OVy, j'aime à demeurer dans ces paisibles lieux, <text:line-break/>On n'y découvre rien qui n'enchante les yeux, <text:line-break/>Et de tous nos Palais la sçavante structure <text:line-break/>Cede aux simples beautez qu'y forme la nature : <text:line-break/>Ces Arbres, ces Rochers, cette Eau, ces Gazons frais <text:line-break/>Ont pour moy des appas à ne lasser iamais.</text:p>
      <text:p text:style-name="Text_20_body"><text:span text:style-name="_3c_label.speaker_3e_">AGLANTE.</text:span></text:p>
      <text:p text:style-name="_3c_l_3e_">Ie cheris comme vous ces retraittes tranquilles <text:line-break/>Où l'on se vient sauver de l’embarras des Villes, <text:line-break/>Et ce qui doit surprendre, est qu'aux portes d'Elis <text:line-break/>De mille objets charmants ces lieux sont embellis; <text:line-break/>La douce passion de fuïr la multitude <text:line-break/><text:span text:style-name="_3c_pb_3e_">45 </text:span>Rencontre vne si belle, &amp; vaste solitude : <text:line-break/>Mais, à vous dire vray dans ces jours éclatans <text:line-break/>Vos retraites icy me semblent hors de temps, <text:line-break/>Et c'est fort maltraitter l’appareil magnifique <text:line-break/>Que chaque Prince a fait pour la Feste publique : <text:line-break/>Ce spectacle pompeux de la Course des Chars <text:line-break/>Devoit bien meriter l'honneur de vos regards.</text:p>
      <text:p text:style-name="Text_20_body"><text:span text:style-name="_3c_label.speaker_3e_">LA PRINCESSE.</text:span></text:p>
      <text:p text:style-name="_3c_l_3e_">Quel droit ont-ils chacun d'y vouloir ma presence ? <text:line-break/>Et que dois-je apres tout à leur magnificence? <text:line-break/>Ce sont soins que produit l'ardeur de m'acquerir, <text:line-break/>Et mon coeur est le prix qu'ils veulent tous courir: <text:line-break/>Mais quelque espoir qui flate vn projet de la sorte, <text:line-break/>Ie me tromperay fort si pas vn d'eux l’emporte.</text:p>
      <text:p text:style-name="Text_20_body"><text:span text:style-name="_3c_label.speaker_3e_">CINTHIE.</text:span></text:p>
      <text:p text:style-name="_3c_l_3e_">Iusques à quand ce coeur veut-il s'éffaroucher <text:line-break/>Des innocens desseins qu'on a de le toucher ? <text:line-break/>Et regarder les soins que pour vous on se donne  <text:line-break/><text:soft-page-break/>Comme autant d'attentats contre vostre personne ? <text:line-break/>Ie sçay qu'en deffendant le party de l'Amour <text:line-break/>On s'expose chez vous à faire mal sa cour: <text:line-break/>Mais ce que par le sang i'ay l’honneur de vous estre <text:line-break/>S'oppose aux duretez que vous faites paroistre, <text:line-break/>Et ie ne puis nourrir d'vn flateur entretien <text:line-break/>Vos resolutions de n'aymer iamais rien. <text:line-break/>Est-il rien de plus beau que l'innocente flame <text:line-break/>Qu'vn merite éclatant allume dans vne ame ? <text:line-break/>Et seroit-ce vn bon-heur de respirer le iour <text:line-break/>Si d'entre les mortels on bannissoit l'Amour? <text:line-break/>Non, non, tous les plaisirs se goustent à le suivre, <text:line-break/>Et vivre sans aymer n'est pas proprement vivre.</text:p>
      <text:p text:style-name="Text_20_body"/>
      <text:p text:style-name="Text_20_body"><text:span text:style-name="_3c_label.head_3e__20_Car">ADVIS.</text:span></text:p>
      <text:p text:style-name="Text_20_body">LE dessein de <text:span text:style-name="_3c_name_3e_">l'Autheur</text:span> estoit de traitter ainsi toute <text:span text:style-name="_3c_tech_3e_">la Comedie</text:span> ; mais vn commandement du <text:span text:style-name="_3c_persName_3e_">Roy</text:span> qui <text:span text:style-name="_3c_pb_3e_">46</text:span> pressa cette affaire, l’obligea d'achever tout le reste en prose ; et de passer legerement sur plusieurs Scenes, qu'il auroit étenduë davantage, s'il auoit eu plus de loisir.</text:p>
      <text:p text:style-name="Text_20_body"><text:span text:style-name="_3c_label.speaker_3e_">AGLANTE.</text:span></text:p>
      <text:p text:style-name="Text_20_body">Pour moy ie tiens que cette passion est la plus agreable affaire de la vie, qu'il est necessaire d'aymer, pour viure heureusement, &amp; que tous les plaisirs sont fades s'il ne s'y mesle vn peu d'amour.</text:p>
      <text:p text:style-name="Text_20_body"><text:span text:style-name="_3c_label.speaker_3e_">LA PRINCESSE.</text:span></text:p>
      <text:p text:style-name="Text_20_body">Pouvez-vous bien toutes deux estant ce que vous estes, prononcer ces paroles ; &amp; ne devez-vous pas rougir d'appuyer vne passion qui n'est qu'erreur, que foiblesse &amp; qu'emportement, &amp; dont tous les desordres ont tant de repugnance avec la gloire de nostre sexe. I'en pretends soûtenir l’honneur iusqu'au dernier moment de ma vie : Et ne veux point du tout me comettre à ces gens qui font les esclaves aupres de nous, pour devenir vn iour nos tyrans : Toutes ces larmes, tous ces soûpirs tous ces hommages, tous ces respects, sont des embuches qu'on tend</text:p>
      <text:p text:style-name="Text_20_body">à nostre coeur, &amp; qui souvent l’engagent à cõmettre des lâchetez. Pour moy quand ie regarde</text:p>
      <text:p text:style-name="Text_20_body">certains exemples, &amp; les bassesses épouvantables où cette passion ravale les personnes sur qui elle étend sa puissance : Ie sens tout mon coeur qui s'émeut, &amp; ie ne puis souffrir qu'vne ame qui fait profession d'vn peu de fierté, ne trouve pas vne honte horrible à de telles foiblesses.</text:p>
      <text:p text:style-name="Text_20_body"><text:span text:style-name="_3c_label.speaker_3e_">CINTHIE.</text:span></text:p>
      <text:p text:style-name="Text_20_body">Eh ! Madame, il est de certaines foiblesses qui ne sont point honteuses, &amp; qu'il est beau mesme d'avoir dans les plus hauts degrez de gloire. I'espere que vous changerez vn iour de pensée, &amp; s'il plaist au Ciel nous verrons vostre coeur avant qu'il soit peu…</text:p>
      <text:p text:style-name="Text_20_body"><text:span text:style-name="_3c_label.speaker_3e_">LA PRINCESSE.</text:span></text:p>
      <text:p text:style-name="Text_20_body">Arrestez, n'achevez pas ce souhait étrange, j'ay <text:span text:style-name="_3c_pb_3e_">47</text:span> vne horreur trop invincible pour ces sortes d'abaissemens, &amp; si iamais i'estois capable d'y descendre ie serois personne sans doute, à ne me le point pardonner.</text:p>
      <text:p text:style-name="Text_20_body"><text:span text:style-name="_3c_label.speaker_3e_">AGLANTE.</text:span></text:p>
      <text:p text:style-name="Text_20_body"><text:soft-page-break/>Prenez garde, Madame, l'amour sçait se vanger des mespris que l'on fait de luy, &amp; peut-estre...</text:p>
      <text:p text:style-name="Text_20_body"><text:span text:style-name="_3c_label.speaker_3e_">LA PRINCESSE.</text:span></text:p>
      <text:p text:style-name="Text_20_body">Non, non, ie brave tous ses traits, &amp; le grand pouvoir qu'on luy dõne n'est rien qu'vne chimere, qu'vne excuse des foibles cœurs qui le font invincible pour authoriser leur foiblesse.</text:p>
      <text:p text:style-name="Text_20_body"><text:span text:style-name="_3c_label.speaker_3e_">CINTHIE.</text:span></text:p>
      <text:p text:style-name="Text_20_body">Mais enfin toute la terre reconnoist sa puissance, &amp; vous voyez que les Dieux mesmes sont assuiettis à son empire : on nous fait voir que Jupiter n'a pas aimé pour vne fois, &amp; que Diane mesme dont vous affectez tant l'exemple n'a pas rougi de pousser des soûpirs d'amour.</text:p>
      <text:p text:style-name="Text_20_body"><text:span text:style-name="_3c_label.speaker_3e_">LA PRINCESSE.</text:span></text:p>
      <text:p text:style-name="Text_20_body">Les croyances publiques sont touiours meslées d'erreur : Les Dieux ne sont point faits comme se les fait le vulgaire, &amp; c'est leur manquer de respect que de leur attribuer les foiblesses des hommes.</text:p>
      <text:p text:style-name="Text_20_body"/>
      <text:p text:style-name="Text_20_body"><text:span text:style-name="_3c_label.head_3e__20_Car">SCENE II.</text:span></text:p>
      <text:p text:style-name="Text_20_body"><text:span text:style-name="_3c_name_3e_">MORON</text:span>, <text:span text:style-name="_3c_name_3e_">LA PRINCESSE</text:span>, <text:span text:style-name="_3c_name_3e_">AGLANTE</text:span>, <text:span text:style-name="_3c_name_3e_">CINTHIE</text:span>, <text:span text:style-name="_3c_name_3e_">PHILIS</text:span>.</text:p>
      <text:p text:style-name="Text_20_body"><text:span text:style-name="_3c_label.speaker_3e_">AGLANTE.</text:span></text:p>
      <text:p text:style-name="Text_20_body">VIen, approche <text:span text:style-name="_3c_name_3e_">Moron</text:span>, vien nous aider à deffendre l'amour contre les sentimens de <text:span text:style-name="_3c_name_3e_">la Princesse</text:span>.</text:p>
      <text:p text:style-name="Text_20_body"><text:span text:style-name="_3c_label.speaker_3e_">LA PRINCESSE.</text:span></text:p>
      <text:p text:style-name="Text_20_body">Voila vostre party fortifié d'vn grand deffenseur.</text:p>
      <text:p text:style-name="Text_20_body"><text:span text:style-name="_3c_label.speaker_3e_">MORON.</text:span></text:p>
      <text:p text:style-name="Text_20_body">Ma foy, Madame, ie croy qu'apres mon exemple il <text:span text:style-name="_3c_pb_3e_">48</text:span> n'y a plus rien à dire, &amp; qu'il ne faut plus mettre en doute le pouvoir de l'Amour. I'ay bravé ses armes assez long-temps, &amp; fait de mon drole comme vn autre; mais enfin ma fierté a baissé l'oreille, &amp; vous avez vne traitresse qui m'a rendu plus doux qu'vn Agneau : Apres cela on ne doit plus faire aucun scrupule d'aimer, &amp; puis que i'ay bien passé par là, il peut bien y en passer d'autres.</text:p>
      <text:p text:style-name="Text_20_body"><text:span text:style-name="_3c_label.speaker_3e_">CINTHIE.</text:span></text:p>
      <text:p text:style-name="Text_20_body">Quoy ? <text:span text:style-name="_3c_name_3e_">Moron</text:span> se mesle d'aimer?</text:p>
      <text:p text:style-name="Text_20_body"><text:span text:style-name="_3c_label.speaker_3e_">MORON.</text:span></text:p>
      <text:p text:style-name="Text_20_body">Fort bien.</text:p>
      <text:p text:style-name="Text_20_body"><text:span text:style-name="_3c_label.speaker_3e_">CINTHIE.</text:span></text:p>
      <text:p text:style-name="Text_20_body">Et de vouloir estre aimé?</text:p>
      <text:p text:style-name="Text_20_body"><text:span text:style-name="_3c_label.speaker_3e_">MORON.</text:span></text:p>
      <text:p text:style-name="Text_20_body">Et pourquoy non? Est-ce qu'on n'est pas assez bien fait pour cela? Ie pense que ce visage est assez passable, &amp; que pour le bel air, Dieu mercy, nous ne le cedons à personne.</text:p>
      <text:p text:style-name="Text_20_body"><text:span text:style-name="_3c_label.speaker_3e_">CINTHIE.</text:span></text:p>
      <text:p text:style-name="Text_20_body">Sans doute on auroit tort…</text:p>
      <text:p text:style-name="Text_20_body"><text:soft-page-break/></text:p>
      <text:p text:style-name="Text_20_body"><text:span text:style-name="_3c_label.head_3e__20_Car">SCENE III.</text:span></text:p>
      <text:p text:style-name="Text_20_body"><text:span text:style-name="_3c_name_3e_">LYCAS</text:span>, <text:span text:style-name="_3c_name_3e_">LA PRINCESSE</text:span>, <text:span text:style-name="_3c_name_3e_">AGLANTE</text:span>, <text:span text:style-name="_3c_name_3e_">CINTHIE</text:span>, <text:span text:style-name="_3c_name_3e_">PHILIS</text:span>, <text:span text:style-name="_3c_name_3e_">MORON</text:span>.</text:p>
      <text:p text:style-name="Text_20_body"><text:span text:style-name="_3c_label.speaker_3e_">LYCAS.</text:span></text:p>
      <text:p text:style-name="Text_20_body">MAdame, le Prince vostre Pere vient vous trouver icy, &amp; conduit avec luy <text:span text:style-name="_3c_name_3e_">les Princes de Pyle</text:span>, &amp; <text:span text:style-name="_3c_name_3e_">d'Ithaque</text:span>, &amp; celuy <text:span text:style-name="_3c_name_3e_">de Messene</text:span>.</text:p>
      <text:p text:style-name="Text_20_body"><text:span text:style-name="_3c_label.speaker_3e_">LA PRINCESSE.</text:span></text:p>
      <text:p text:style-name="Text_20_body">O Ciel ! que pretend-il faire en me les amenant? Auroit-il resolu ma perte, &amp; voudroit il bien me forcer au choix de quelqu'vn d'eux?</text:p>
      <text:p text:style-name="Text_20_body"/>
      <text:p text:style-name="Text_20_body"><text:span text:style-name="_3c_pb_3e_">49</text:span></text:p>
      <text:p text:style-name="Text_20_body"><text:span text:style-name="_3c_label.head_3e__20_Car">SCENE IV.</text:span></text:p>
      <text:p text:style-name="Text_20_body"><text:span text:style-name="_3c_name_3e_">LE PRINCE</text:span>, <text:span text:style-name="_3c_name_3e_">EVRIALE</text:span>, <text:span text:style-name="_3c_name_3e_">ARISTOMENE</text:span>, <text:span text:style-name="_3c_name_3e_">THEOCLE</text:span>, <text:span text:style-name="_3c_name_3e_">LA PRINCESSE</text:span>, <text:span text:style-name="_3c_name_3e_">AGLANTE</text:span>, <text:span text:style-name="_3c_name_3e_">CINTHIE</text:span>, <text:span text:style-name="_3c_name_3e_">PHILIS</text:span>, <text:span text:style-name="_3c_name_3e_">MORON</text:span>.</text:p>
      <text:p text:style-name="Text_20_body"><text:span text:style-name="_3c_label.speaker_3e_">LA PRINCESSE.</text:span></text:p>
      <text:p text:style-name="Text_20_body">SEigneur, ie vous demande la licence de prevenir par deux paroles, la declaration des pensees que vous pouvez avoir. II y a deux veritez Seigneur, aussi constantes l’vne que l'autre, &amp; dont ie puis vous asseurer également : l'vne, que vous avez vn absolu pouvoir sur moy, &amp; que vous ne sçauriez m'ordonner rien où ie ne réponde aussi-tost par vne obeïssance aveugle : l'autre que ie regarde l'Hymenée ainsi que le trépas, &amp; qu'il m'est impossible de forcer cette aversion naturelle : Me donner vn mary &amp; me donner la mort c'est vne mesme chose ; mais vostre volonté va la premiere, &amp; mon obeïssance m'est bien plus chere que ma vie : Apres cela parlez, Seigneur, prononcez librement ce que vous voulez.</text:p>
      <text:p text:style-name="Text_20_body"><text:span text:style-name="_3c_label.speaker_3e_">LE PRINCE.</text:span></text:p>
      <text:p text:style-name="Text_20_body">Ma fille, tu as tort de prendre de telles allarmes, &amp; ie me plains de toy, qui peux mettre dans ta pensée, que ie sois assez mauvais Pere pour vouloir faire violence à tes sentimens, &amp; me servir tyranniquement de la puissance que le Ciel me donne sur toy. Ie souhaite, à la vérité, que ton coeur puisse aimer quelqu'vn : Tous mes voeux seroient satisfaits si cela pouvoit arriver, &amp; ie n'ay proposé les Festes &amp; les Ieux que ie fais celebrer icy, qu'afin d'y pouvoir attirer tout ce que la Grece a d'illustre ; &amp; que parmy cette noble ieunesse tu puisse enfin rencontrer où arrester tes <text:span text:style-name="_3c_pb_3e_">50</text:span> yeux &amp; determiner tes pensées. Ie ne demande, dis ie, au Ciel autre bonheur que celuy de te voir vn Espoux. I'ay, pour obtenir cette grace fait encore ce matin vn sacrifice à <text:span text:style-name="_3c_name_3e_">Venus</text:span>; &amp; si ie sçay bien expliquer le langage des Dieux, elle m'a promis vn miracle : mais quoy qu'il en soit, ie veux en vser auec toy en pere qui cherit sa fille : Si tu trouves où attacher tes vœux, ton choix sera le mien, &amp; ie ne considereray ny interests d'Estat, ny avantage d'alliance. Si ton coeur demeure insensible, ie n'entreprendray point de le forcer. <text:s/>Mais au moins sois complaisante aux civilitez qu'on te rend, &amp; ne m'oblige point à faire les excuses de ta froideur : Traitte ces Princes avec l’estime que tu leur dois, reçois avec reconnoissance les témoignages de leur zele, &amp; viens voir cette course où leur adresse va paroistre.</text:p>
      <text:p text:style-name="Text_20_body"><text:soft-page-break/><text:span text:style-name="_3c_label.speaker_3e_">THEOCLE.</text:span></text:p>
      <text:p text:style-name="Text_20_body">Tout le monde va faire des efforts pour emporter le prix de cette course ; mais à vous dire vray, i'ay peu d'ardeur pour la victoire, puisque ce n'est pas vostre coeur qu'on y doit disputer.</text:p>
      <text:p text:style-name="Text_20_body"><text:span text:style-name="_3c_label.speaker_3e_">ARISTOMENE.</text:span></text:p>
      <text:p text:style-name="Text_20_body">Pour moy, Madame, vous estes le seul prix que ie me propose par tout : C'est vous que ie croy disputer dans ces combats d'adresse, &amp; ie n'aspire maintenant à remporter l’honneur de cette course, que pour obtenir vn degré de gloire qui m'aproche de vostre coeur.</text:p>
      <text:p text:style-name="Text_20_body"><text:span text:style-name="_3c_label.speaker_3e_">EVRIALE.</text:span></text:p>
      <text:p text:style-name="Text_20_body">Pour moy Madame, ie n'y vais point du tout avec cette pensée : Comme i'ay fait toute ma vie profession de ne rien aimer, tous les soins que ie prends ne vont point où tandent les autres : Ie n'ay aucune pretention sur vostre cœur, &amp; le seul honneur de la course est tout l'advantage où i'aspire. Ils la quittent. </text:p>
      <text:p text:style-name="Text_20_body"><text:span text:style-name="_3c_label.speaker_3e_">LA PRINCESSE.</text:span></text:p>
      <text:p text:style-name="Text_20_body">D'où sort cette fierté où l'on ne s'attendoit point? <text:span text:style-name="_3c_pb_3e_">51</text:span><text:span text:style-name="_3c_pb_3e_"><text:span text:style-name="T8"> </text:span></text:span>Princesses, que dites-vous de ce Ieune Prince? avez-vous remarqué de quel ton il l'a pris ?</text:p>
      <text:p text:style-name="Text_20_body"><text:span text:style-name="_3c_label.speaker_3e_">AGLANTE.</text:span></text:p>
      <text:p text:style-name="Text_20_body">II est vray que cela est vn peu fier.</text:p>
      <text:p text:style-name="Text_20_body"><text:span text:style-name="_3c_label.speaker_3e_">MORON.</text:span></text:p>
      <text:p text:style-name="Text_20_body">Ah ! quelle brave botte il vient là de luy porter !</text:p>
      <text:p text:style-name="Text_20_body"><text:span text:style-name="_3c_label.speaker_3e_">LA PRINCESSE.</text:span></text:p>
      <text:p text:style-name="Text_20_body">Ne trouvez-vous pas qu'il y auroit plaisir d'abaisser son orgueil, &amp; de soûmettre vn peu ce coeur qui tranche tant du brave ?</text:p>
      <text:p text:style-name="Text_20_body"><text:span text:style-name="_3c_label.speaker_3e_">CINTHIE.</text:span></text:p>
      <text:p text:style-name="Text_20_body">Comme vous estes accoustumée à ne iamais recevoir que des hommages &amp; des adorations de tout le monde, vn compliment pareil au sien doit vous surprendre à la vérité.</text:p>
      <text:p text:style-name="Text_20_body"><text:span text:style-name="_3c_label.speaker_3e_">LA PRINCESSE.</text:span></text:p>
      <text:p text:style-name="Text_20_body">Ie vous avouë que cela m'a donné de l’émotion, &amp; que ie souhaitterois fort de trouver les moyens de chastier cette hauteur. Ie n'avois pas beaucoup d'ẽvie de me trouver à cette Course; mais i'y veux aller exprés, &amp; employer toute chose pour luy donner de l'amour.</text:p>
      <text:p text:style-name="Text_20_body"><text:span text:style-name="_3c_label.speaker_3e_">CINTHIE.</text:span></text:p>
      <text:p text:style-name="Text_20_body">Prenez garde, Madame, l’entreprise est perilleuse, &amp; lors qu'on veut donner de l’amour on court risque d'en recevoir.</text:p>
      <text:p text:style-name="Text_20_body"><text:span text:style-name="_3c_label.speaker_3e_">LA PRINCESSE.</text:span></text:p>
      <text:p text:style-name="Text_20_body">Ah ! n'apprehendez rien, ie vous prie, allons, ie vous réponds de moy.</text:p>
      <text:p text:style-name="Text_20_body">Fin du II. Acte.</text:p>
      <text:p text:style-name="Text_20_body"/>
      <text:p text:style-name="Text_20_body"><text:span text:style-name="_3c_label.head_3e__20_Car">TROISIESME INTERMEDE.</text:span></text:p>
      <text:p text:style-name="Text_20_body"><text:soft-page-break/><text:span text:style-name="_3c_label.head_3e__20_Car">SECENE I.</text:span></text:p>
      <text:p text:style-name="Text_20_body"><text:span text:style-name="_3c_name_3e_">MORON</text:span>, <text:span text:style-name="_3c_name_3e_">PHILIS</text:span>.</text:p>
      <text:p text:style-name="Text_20_body"><text:span text:style-name="_3c_label.speaker_3e_">MORON.</text:span></text:p>
      <text:p text:style-name="Text_20_body"><text:span text:style-name="_3c_name_3e_">PHilis</text:span>, demeure icy ?</text:p>
      <text:p text:style-name="Text_20_body"/>
      <text:p text:style-name="Text_20_body"><text:span text:style-name="_3c_pb_3e_">52</text:span></text:p>
      <text:p text:style-name="Text_20_body"><text:span text:style-name="_3c_label.speaker_3e_">PHILIS.</text:span></text:p>
      <text:p text:style-name="Text_20_body">Non, laisse-moy suivre les autres.</text:p>
      <text:p text:style-name="Text_20_body"><text:span text:style-name="_3c_label.speaker_3e_">MORON.</text:span></text:p>
      <text:p text:style-name="Text_20_body">Ah ! cruelle, si c'estoit Tircis qui t'en priast, tu demeurerois bien viste.</text:p>
      <text:p text:style-name="Text_20_body"><text:span text:style-name="_3c_label.speaker_3e_">PHILIS.</text:span></text:p>
      <text:p text:style-name="Text_20_body">Cela se pourroit faire, &amp; ie demeure d'accord que ie trouve bien mieux mon conte avec l'vn qu'avec l'autre ; car il me divertit avec sa voix, &amp; toy tu m'étourdis de ton caquet. Lors que tu chanteras aussi bien que luy, ie te promets de t'écouter.</text:p>
      <text:p text:style-name="Text_20_body"><text:span text:style-name="_3c_label.speaker_3e_">MORON.</text:span></text:p>
      <text:p text:style-name="Text_20_body">Eh ! demeure vn peu.</text:p>
      <text:p text:style-name="Text_20_body"><text:span text:style-name="_3c_label.speaker_3e_">PHILIS.</text:span> Ie ne sçaurois.</text:p>
      <text:p text:style-name="Text_20_body"><text:span text:style-name="_3c_label.speaker_3e_">MORON.</text:span> De grace ?</text:p>
      <text:p text:style-name="Text_20_body"><text:span text:style-name="_3c_label.speaker_3e_">PHILIS.</text:span> Point te dis-je.</text:p>
      <text:p text:style-name="Text_20_body"><text:span text:style-name="_3c_label.speaker_3e_">MORON.</text:span></text:p>
      <text:p text:style-name="Text_20_body">Ie ne te laisseray point aller.</text:p>
      <text:p text:style-name="Text_20_body"><text:span text:style-name="_3c_label.speaker_3e_">PHILIS.</text:span></text:p>
      <text:p text:style-name="Text_20_body">Ah ! Que de façons.</text:p>
      <text:p text:style-name="Text_20_body"><text:span text:style-name="_3c_label.speaker_3e_">MORON.</text:span></text:p>
      <text:p text:style-name="Text_20_body">Ie ne te demande qu'vn moment à estre avec toy.</text:p>
      <text:p text:style-name="Text_20_body"><text:span text:style-name="_3c_label.speaker_3e_">PHILIS.</text:span></text:p>
      <text:p text:style-name="Text_20_body">Et bien, <text:s/>oüy, i'y demeureray, pourveu que tu me promette une chose.</text:p>
      <text:p text:style-name="Text_20_body"><text:span text:style-name="_3c_label.speaker_3e_">MORON.</text:span></text:p>
      <text:p text:style-name="Text_20_body">Et quelle?</text:p>
      <text:p text:style-name="Text_20_body"><text:span text:style-name="_3c_label.speaker_3e_">PHILIS.</text:span></text:p>
      <text:p text:style-name="Text_20_body">De ne me point parler du tout.</text:p>
      <text:p text:style-name="Text_20_body"><text:span text:style-name="_3c_label.speaker_3e_">MORON.</text:span></text:p>
      <text:p text:style-name="Text_20_body">Eh ! Philis ?</text:p>
      <text:p text:style-name="Text_20_body"><text:span text:style-name="_3c_label.speaker_3e_">PHILIS.</text:span></text:p>
      <text:p text:style-name="Text_20_body">A moins que de cela ie ne demeureray point avec toy.</text:p>
      <text:p text:style-name="Text_20_body"><text:soft-page-break/><text:span text:style-name="_3c_label.speaker_3e_">MORON.</text:span></text:p>
      <text:p text:style-name="Text_20_body">Veux-tu me…</text:p>
      <text:p text:style-name="Text_20_body"/>
      <text:p text:style-name="Text_20_body"><text:span text:style-name="_3c_pb_3e_">53</text:span></text:p>
      <text:p text:style-name="Text_20_body"><text:span text:style-name="_3c_label.speaker_3e_">PHILIS.</text:span></text:p>
      <text:p text:style-name="Text_20_body">Laisse-moy aller ? </text:p>
      <text:p text:style-name="Text_20_body"><text:span text:style-name="_3c_label.speaker_3e_">MORON.</text:span></text:p>
      <text:p text:style-name="Text_20_body">Et bien, ouy, demeure, ie ne te diray mot.</text:p>
      <text:p text:style-name="Text_20_body"><text:span text:style-name="_3c_label.speaker_3e_">PHILIS.</text:span></text:p>
      <text:p text:style-name="Text_20_body">Prends-y bien garde au moins; car à la moindre parole, ie prends la fuitte.</text:p>
      <text:p text:style-name="Text_20_body"><text:span text:style-name="_3c_label.speaker_3e_">MORON. Il fait vne Scene de gestes.</text:span></text:p>
      <text:p text:style-name="Text_20_body">Soit. Ah ! <text:span text:style-name="_3c_name_3e_">Philis</text:span>…. Eh…. Elle s'enfuit, &amp; ie ne sçaurois l’attraper. Voila ce que c'est, si ie sçavois chãter i'en ferois bien mieux mes affaires. La pluspart des femmes aujourd'huy se laissent prendre par les oreilles : elles sont cause que tout le monde se mesle de Musique, &amp; l'on ne reüssit aupres d'elles, que par les petites chansons, &amp; les petits vers qu'on leur fait entendre. Il faut que i'apprenne à chanter, pour faire comme les autres. Bon, voicy iustement mon homme. </text:p>
      <text:p text:style-name="Text_20_body"/>
      <text:p text:style-name="Text_20_body"><text:span text:style-name="_3c_label.head_3e__20_Car">SCENE II.</text:span></text:p>
      <text:p text:style-name="Text_20_body"><text:span text:style-name="_3c_label.speaker_3e_">SATYRE.</text:span></text:p>
      <text:p text:style-name="Text_20_body">LA, la, la.</text:p>
      <text:p text:style-name="Text_20_body"><text:span text:style-name="_3c_label.speaker_3e_">MORON.</text:span></text:p>
      <text:p text:style-name="Text_20_body">Ah ! <text:span text:style-name="_3c_name_3e_">Satyre</text:span> mon amy, tu sçais bien ce que tu m'as promis il y a long-temps, apprends-moy à chanter, ie te prie ?</text:p>
      <text:p text:style-name="Text_20_body"><text:span text:style-name="_3c_label.speaker_3e_">SATYRE.</text:span></text:p>
      <text:p text:style-name="Text_20_body">Ie le veux; mais auparavant écoute vne chanson que ie viens de faire.</text:p>
      <text:p text:style-name="Text_20_body"><text:span text:style-name="_3c_label.speaker_3e_">MORON.</text:span></text:p>
      <text:p text:style-name="Text_20_body">II est si accoustumé à chanter qu'il ne sçauroit parler d'autre façon. Allons, chante, j'écoute.</text:p>
      <text:p text:style-name="Text_20_body"><text:span text:style-name="_3c_label.speaker_3e_">SATYRE.</text:span> Ie portois…</text:p>
      <text:p text:style-name="Text_20_body"><text:span text:style-name="_3c_label.speaker_3e_">MORON.</text:span> Vne chanson, dis-tu?</text:p>
      <text:p text:style-name="Text_20_body"><text:span text:style-name="_3c_label.speaker_3e_">SATYRE.</text:span> Ie port…</text:p>
      <text:p text:style-name="Text_20_body"><text:span text:style-name="_3c_label.speaker_3e_">MORON.</text:span> Vne chanson à chanter?</text:p>
      <text:p text:style-name="Text_20_body"/>
      <text:p text:style-name="Text_20_body"><text:span text:style-name="_3c_pb_3e_">54</text:span></text:p>
      <text:p text:style-name="Text_20_body"><text:span text:style-name="_3c_label.speaker_3e_">SATYRE.</text:span> Ie port…</text:p>
      <text:p text:style-name="Text_20_body"><text:span text:style-name="_3c_label.speaker_3e_">MORON.</text:span> Chanson amoureuse, peste.</text:p>
      <text:p text:style-name="Text_20_body"><text:soft-page-break/><text:span text:style-name="_3c_label.speaker_3e_">SATYRE.</text:span></text:p>
      <text:p text:style-name="_3c_l_3e_">IE portois dans vne cage <text:line-break/>Deux moyneaux que i'avois pris, <text:line-break/>Lors que la ieune Cloris <text:line-break/>Fit dans vn sombre boccage <text:line-break/>Briller, à mes yeux surpris, <text:line-break/>Les fleurs de son beau visage : <text:line-break/>Helas ! dis-je aux moyneaux, en recevant les coups <text:line-break/>De ses yeux si sçavans à faire des conquestes : <text:line-break/>Consolez-vous, pauvres petites bestes, <text:line-break/>Celuy qui vous a pris est bien plus pris que vous.</text:p>
      <text:p text:style-name="Text_20_body"><text:span text:style-name="_3c_name_3e_">Moron</text:span> ne fut pas satisfait de cette Chanson quoy qu'il la trouvast jolie, il en demanda vne plus passionnée, et priant <text:span text:style-name="_3c_name_3e_">le Satyre</text:span> de luy dire celle qu'il lui avoit ouy chãter quelques iours auparavant : il continua ainsi.</text:p>
      <text:p text:style-name="_3c_l_3e_">DANS vos chants si doux, <text:line-break/>Chantez à ma belle, <text:line-break/>Oyseaux, chantez tous <text:line-break/>Ma peine mortelle : <text:line-break/>Mais si la cruelle <text:line-break/>Se met en courroux <text:line-break/>Au recit fidelle <text:line-break/>Des maux que ie sens pour elle : <text:line-break/>Oyseaux, taisez-vous. <text:line-break/>Oyseaux, taisez-vous.</text:p>
      <text:p text:style-name="Text_20_body">Cette seconde Chanson ayant touché <text:span text:style-name="_3c_name_3e_">Moron</text:span> fort sensiblement, il pria le Satyre de luy apprendre à chanter, et luy dit.</text:p>
      <text:p text:style-name="Text_20_body">Ah ! qu'elle est belle, apprends-la moy ?</text:p>
      <text:p text:style-name="Text_20_body"><text:span text:style-name="_3c_label.speaker_3e_">SATYRE.</text:span> La, la, la, la.</text:p>
      <text:p text:style-name="Text_20_body"><text:span text:style-name="_3c_label.speaker_3e_">MORON.</text:span> La, la, la, la.</text:p>
      <text:p text:style-name="Text_20_body"><text:span text:style-name="_3c_label.speaker_3e_">SATYRE.</text:span> Fa, Fa, Fa, Fa.</text:p>
      <text:p text:style-name="Text_20_body"><text:span text:style-name="_3c_label.speaker_3e_">MORON.</text:span> Fa, toy-mesme.</text:p>
      <text:p text:style-name="Text_20_body"/>
      <text:p text:style-name="Text_20_body"><text:span text:style-name="_3c_pb_3e_">55</text:span></text:p>
      <text:p text:style-name="Text_20_body"><text:span text:style-name="_3c_name_3e_">Le Satyre</text:span> s'en mit en colere, et peu à peu se mettant en posture d'en venir à des coups de poing, <text:span text:style-name="_3c_persName_3e_">les Violons</text:span> reprirent vn Air sur lequel ils danserent vne plaisante Entrée.</text:p>
      <text:p text:style-name="Text_20_body"/>
      <text:p text:style-name="Text_20_body"><text:span text:style-name="_3c_label.head_3e__20_Car">ACTE III.</text:span></text:p>
      <text:p text:style-name="Text_20_body"><text:span text:style-name="_3c_label.head_3e__20_Car">ARGVMENT</text:span></text:p>
      <text:p text:style-name="Text_20_body"><text:span text:style-name="_3c_name_3e_">LA Princesse d'Elide</text:span> estoit cependant dans d'estranges inquietudes : <text:span text:style-name="_3c_name_3e_">Le Prince d'Ithaque</text:span> avoit gaigné le prix des Courses, elle avoit dans la suitte de ce divertissement fait des merveilles à chanter et à la danse, sans qu'il parust que ces dons de la nature et de l'art eussent esté quasi remarquez par <text:span text:style-name="_3c_name_3e_">le Prince d'Ithaque</text:span> ; elle en fit de grandes plaintes à la Princesse sa parente : <text:soft-page-break/>elle en parla à <text:span text:style-name="_3c_name_3e_">Moron</text:span>, qui fit passer cét insensible pour vn brutal : Et enfin, le voyant arriver luy mesme, elle ne pût s'empescher de luy en toucher fort serieusement quelque chose : Il luy répondit ingénuëment qu'il n'aymoit rien, et qu’hors l’amour de sa liberté, et les plaisirs qu'elle trouvoit si agreables de la solitude et de la Chasse rien ne le touchoit.</text:p>
      <text:p text:style-name="Text_20_body"/>
      <text:p text:style-name="Text_20_body"><text:span text:style-name="_3c_label.head_3e__20_Car">SCENE PREMIERE.</text:span></text:p>
      <text:p text:style-name="Text_20_body"><text:span text:style-name="_3c_name_3e_">LA PRINCESSE</text:span>, <text:span text:style-name="_3c_name_3e_">AGLANTE</text:span>, <text:span text:style-name="_3c_name_3e_">CINTHIE</text:span>, <text:span text:style-name="_3c_name_3e_">PHILIS</text:span>.</text:p>
      <text:p text:style-name="Text_20_body"><text:span text:style-name="_3c_label.speaker_3e_">CINTHIE.</text:span></text:p>
      <text:p text:style-name="Text_20_body">IL est vray, Madame que ce Prince a fait voir vne adresse non commune, &amp; que l’air dont il a paru a <text:span text:style-name="_3c_pb_3e_">56</text:span> esté quelque chose de surprenant. Il sort vainqueur de cette course, mais ie doute fort qu'il en sorte avec le mesme coeur qu'il a porté : Car enfin vous luy avez tiré des traits dont il est difficile de se deffendre, &amp; sans parler de tout le reste, la grace de vostre danse, &amp; la douceur de vostre voix ont eu des charmes aujourd'huy à toucher les plus insensibles.</text:p>
      <text:p text:style-name="Text_20_body"><text:span text:style-name="_3c_label.speaker_3e_">LA PRINCESSE.</text:span></text:p>
      <text:p text:style-name="Text_20_body">Le voicy qui s'entretient avec <text:span text:style-name="_3c_name_3e_">Moron</text:span>; nous sçaurons vn peu dequoy il luy parle : Ne rompons point encore leur entretient, &amp; prenons cette route pour revenir à leur rencontre.</text:p>
      <text:p text:style-name="Text_20_body"/>
      <text:p text:style-name="Text_20_body"><text:span text:style-name="_3c_label.head_3e__20_Car">SCENE II.</text:span></text:p>
      <text:p text:style-name="Text_20_body"><text:span text:style-name="_3c_name_3e_">EVRIALE</text:span>, <text:span text:style-name="_3c_name_3e_">MORON</text:span>, <text:span text:style-name="_3c_name_3e_">ARBATE</text:span>.</text:p>
      <text:p text:style-name="Text_20_body"><text:span text:style-name="_3c_label.speaker_3e_">EVRIALE.</text:span></text:p>
      <text:p text:style-name="Text_20_body">AH ! <text:span text:style-name="_3c_name_3e_">Moron</text:span>, je te l’advouë, j'ay esté enchanté, &amp; iamais tant de charmes n'ont frappé tout ensemble mes yeux &amp; mes oreilles. Elle est adorable en tout temps, il est vray : mais ce moment l’a emporté sur tous les autres, &amp; des graces nouuelles ont redoublé l’éclat de ses beautez. Iamais son visage ne s'est paré de plus viues couleurs, ny ses yeux ne se sont armez de traits plus vifs &amp; plus perçans. La douceur de sa voix a voulu se faire paroistre dans vn air tout charmant qu'elle a daigné chanter, &amp; les sons merveilleux qu'elle formoit passoient iusqu'au fond de mõ ame, &amp; tenoiẽt tous mes sens dans vn ravissement à ne pouvoir en revenir. Elle a fait éclater en suite vne disposition toute divine, &amp; ses pieds amoureux sur l’émail d'vn tendre gazon traçoient d'aymables caracteres, qui m'enlevoient hors de moy-mesme, &amp; m'attachoient par des noeuds invincibles aux doux &amp; justes mouvemens <text:span text:style-name="_3c_pb_3e_">57</text:span> dont tout son corps suivoit les mouvemens de l’harmonie. Enfin iamais ame n'a eu de plus puissãtes émotions que la mienne, &amp; i'ay pense plus de vingt fois oublier ma resolution pour me ietter à ses pieds, &amp; luy faire vn aveu sincere de l’ardeur que ie sens pour elle.</text:p>
      <text:p text:style-name="Text_20_body"><text:span text:style-name="_3c_label.speaker_3e_">MORON.</text:span></text:p>
      <text:p text:style-name="Text_20_body">Donnez-vous en bien de garde, Seigneur, si vous m'en voulez croire : Vous avez trouvé la meilleure invention du monde, &amp; ie me trompe fort si elle ne vous reüssit. Les femmes sont des animaux d'vn naturel bizarre, nous les gâtons par nos douceurs, &amp; ie croy tout de bon que nous les verrions nous courir, sans tous ces respects, &amp; ces soûmissions où les hõmes les acoquinent.</text:p>
      <text:p text:style-name="Text_20_body"><text:span text:style-name="_3c_label.speaker_3e_">ARBATE.</text:span></text:p>
      <text:p text:style-name="Text_20_body"><text:soft-page-break/>Seigneur, voicy la Princesse qui s'est vn peu éloignée de sa suite.</text:p>
      <text:p text:style-name="Text_20_body"><text:span text:style-name="_3c_label.speaker_3e_">MORON.</text:span></text:p>
      <text:p text:style-name="Text_20_body">Demeurez ferme, au moins, dans le chemin que vous auez pris : Ie m'en vais voir ce qu'elle me dira ; cependant promenez-vous icy dans ces petites routes, sans faire aucun semblant d'avoir envie de la joindre, &amp; si vous l'abordez, demeurez acec elle le moins qu'il vous sera possible.</text:p>
      <text:p text:style-name="Text_20_body"/>
      <text:p text:style-name="Text_20_body"><text:span text:style-name="_3c_label.head_3e__20_Car">SCENE III.</text:span></text:p>
      <text:p text:style-name="Text_20_body"><text:span text:style-name="_3c_name_3e_">LA PRINCESSE</text:span>, <text:span text:style-name="_3c_name_3e_">MORON</text:span>.</text:p>
      <text:p text:style-name="Text_20_body"><text:span text:style-name="_3c_label.speaker_3e_">LA PRINCESSE.</text:span></text:p>
      <text:p text:style-name="Text_20_body">TV as donc familiarité, <text:span text:style-name="_3c_name_3e_">Moron</text:span>, avec <text:span text:style-name="_3c_name_3e_">le Prince d'Ithaque</text:span> ?</text:p>
      <text:p text:style-name="Text_20_body"><text:span text:style-name="_3c_label.speaker_3e_">MORON.</text:span></text:p>
      <text:p text:style-name="Text_20_body">Ah ! Madame, il y a long-temps que nous nous connoissons.</text:p>
      <text:p text:style-name="Text_20_body"><text:span text:style-name="_3c_label.speaker_3e_">LA PRINCESSE.</text:span></text:p>
      <text:p text:style-name="Text_20_body">D'où vient qu'il n'est pas venu iusques icy, &amp; qu'il a pris cette autre route quand il m'a veuë?</text:p>
      <text:p text:style-name="Text_20_body"/>
      <text:p text:style-name="Text_20_body"><text:span text:style-name="_3c_pb_3e_">58</text:span></text:p>
      <text:p text:style-name="Text_20_body"><text:span text:style-name="_3c_label.speaker_3e_">MORON.</text:span></text:p>
      <text:p text:style-name="Text_20_body">C'est vn homme bizarre qui ne se plaist qu'à entretenir ses pensees.</text:p>
      <text:p text:style-name="Text_20_body"><text:span text:style-name="_3c_label.speaker_3e_">LA PRINCESSE.</text:span></text:p>
      <text:p text:style-name="Text_20_body">Estois-tu tantost au compliment qu'il m'a fait?</text:p>
      <text:p text:style-name="Text_20_body"><text:span text:style-name="_3c_label.speaker_3e_">MORON.</text:span></text:p>
      <text:p text:style-name="Text_20_body">Ouy, Madame, i'y estois, &amp; ie l'ay trouvé vn peu impertinent, n'en déplaise à sa Principauté.</text:p>
      <text:p text:style-name="Text_20_body"><text:span text:style-name="_3c_label.speaker_3e_">LA PRINCESSE.</text:span></text:p>
      <text:p text:style-name="Text_20_body">Pour moy, ie le confesse, <text:span text:style-name="_3c_name_3e_">Moron</text:span>, cette fuite m'à choquée, &amp; i'ay toutes les envies du monde de l'engager pour rabatre vn peu son orgueil.</text:p>
      <text:p text:style-name="Text_20_body"><text:span text:style-name="_3c_label.speaker_3e_">MORON.</text:span></text:p>
      <text:p text:style-name="Text_20_body">Ma foy, Madame, vous ne feriez pas mal, il le meriteroit bien : mais à vous dire vray, ie doute fort que vous y puissiez reussir.</text:p>
      <text:p text:style-name="Text_20_body"><text:span text:style-name="_3c_label.speaker_3e_">LA PRINCESSE.</text:span></text:p>
      <text:p text:style-name="Text_20_body">Comment ?</text:p>
      <text:p text:style-name="Text_20_body"><text:span text:style-name="_3c_label.speaker_3e_">MORON.</text:span></text:p>
      <text:p text:style-name="Text_20_body">Comment ? c'est le plus orgueilleux petit vilain que vous ayez iamais veu. Il luy semble qu'il n'y a personne au monde qui le merite, &amp; que la terre n'est pas digne de le porter.</text:p>
      <text:p text:style-name="Text_20_body"><text:span text:style-name="_3c_label.speaker_3e_">LA PRINCESSE.</text:span></text:p>
      <text:p text:style-name="Text_20_body">Mais encore, ne t'a-il point parlé de moy?</text:p>
      <text:p text:style-name="Text_20_body"><text:soft-page-break/><text:span text:style-name="_3c_label.speaker_3e_">MORON.</text:span></text:p>
      <text:p text:style-name="Text_20_body">Luy ? non.</text:p>
      <text:p text:style-name="Text_20_body"><text:span text:style-name="_3c_label.speaker_3e_">LA PRINCESSE.</text:span></text:p>
      <text:p text:style-name="Text_20_body">II ne t'a rien dit de ma voix, &amp; de ma danse ?</text:p>
      <text:p text:style-name="Text_20_body"><text:span text:style-name="_3c_label.speaker_3e_">MORON.</text:span></text:p>
      <text:p text:style-name="Text_20_body">Pas le moindre mot.</text:p>
      <text:p text:style-name="Text_20_body"><text:span text:style-name="_3c_label.speaker_3e_">LA PRINCESSE.</text:span></text:p>
      <text:p text:style-name="Text_20_body">Certes, ce mépris est choquant, &amp; ie ne puis souffrir cette hauteur estrange de ne rien estimer.</text:p>
      <text:p text:style-name="Text_20_body"/>
      <text:p text:style-name="Text_20_body"><text:span text:style-name="_3c_pb_3e_">59</text:span></text:p>
      <text:p text:style-name="Text_20_body"><text:span text:style-name="_3c_label.speaker_3e_">MORON.</text:span></text:p>
      <text:p text:style-name="Text_20_body">Nous n'avons point de marbre dans nos moutagnes qui soit plus dur &amp; plus insensible que luy.</text:p>
      <text:p text:style-name="Text_20_body"><text:span text:style-name="_3c_label.speaker_3e_">LA PRINCESSE.</text:span></text:p>
      <text:p text:style-name="Text_20_body">Le voilà.</text:p>
      <text:p text:style-name="Text_20_body"><text:span text:style-name="_3c_label.speaker_3e_">MORON.</text:span></text:p>
      <text:p text:style-name="Text_20_body">Voyez-vous comme il passe sans prendre garde à vous?</text:p>
      <text:p text:style-name="Text_20_body"><text:span text:style-name="_3c_label.speaker_3e_">LA PRINCESSE.</text:span></text:p>
      <text:p text:style-name="Text_20_body">De grace, <text:span text:style-name="_3c_name_3e_">Moron</text:span>, va le faire adviser que ie suis icy, &amp; l’oblige à me venir aborder.</text:p>
      <text:p text:style-name="Text_20_body"/>
      <text:p text:style-name="Text_20_body"><text:span text:style-name="_3c_label.head_3e__20_Car">SCENE IV.</text:span></text:p>
      <text:p text:style-name="Text_20_body"><text:span text:style-name="_3c_name_3e_">LA PRINCESSE</text:span>, <text:span text:style-name="_3c_name_3e_">EVRIALE</text:span>, <text:span text:style-name="_3c_name_3e_">MORON</text:span>, <text:span text:style-name="_3c_name_3e_">ARBATE</text:span>.</text:p>
      <text:p text:style-name="Text_20_body"><text:span text:style-name="_3c_label.speaker_3e_">MORON.</text:span></text:p>
      <text:p text:style-name="Text_20_body">SEigneur, ie vous donne advis que tout va bien : <text:span text:style-name="_3c_name_3e_">la Princesse</text:span> souhaitte que vous l’abordiez: mais songez bien à continuer vostre roole ; &amp; de peur de l’oublier ne soyez pas long-temps avec elle.</text:p>
      <text:p text:style-name="Text_20_body"><text:span text:style-name="_3c_label.speaker_3e_">LA PRINCESSE.</text:span></text:p>
      <text:p text:style-name="Text_20_body">Vous estes bien solitaire, Seigneur, &amp; c'est vne humeur bien extraordinaire que la vostre, de renoncer ainsi à nostre sexe, &amp; de fuïr, à vostre âge cette Galanterie, dont se piquent tous vos pareils.</text:p>
      <text:p text:style-name="Text_20_body"><text:span text:style-name="_3c_label.speaker_3e_">EVRIALE.</text:span></text:p>
      <text:p text:style-name="Text_20_body">Cette humeur, Madame, n'est pas si extraordinaire qu'on n'en trouvast des exemples sans aller loin d'icy, &amp; vous ne sçauriez condamner la resolution que i'ay prise de n'aimer iamais rien, sans condamner aussi vos sentimens.</text:p>
      <text:p text:style-name="Text_20_body"><text:span text:style-name="_3c_label.speaker_3e_">LA PRINCESSE.</text:span></text:p>
      <text:p text:style-name="Text_20_body">II y a grande difference, &amp; ce qui sied bien à vn <text:span text:style-name="_3c_pb_3e_">60</text:span> sexe, ne sied pas bien à l'autre. II est beau qu'vne femme soit insensible, &amp; conserve son coeur exempt des fiâmes de l’amour ; mais ce <text:soft-page-break/>qui est vertu en elle, devient vn crime dans vn homme. Et comme la beauté est le partage de nostre sexe, vous ne sçauriez ne nous point aimer, sans nous dérober les hommages qui nous sont deus, &amp; commettre vne offense dont nous devons toutes nous ressentir.</text:p>
      <text:p text:style-name="Text_20_body"><text:span text:style-name="_3c_label.speaker_3e_">EVRIALE.</text:span></text:p>
      <text:p text:style-name="Text_20_body">Ie ne voy pas, Madame, que celles qui ne veulent point aymer, doivent prendre aucun interest à ces sortes d'offenses.</text:p>
      <text:p text:style-name="Text_20_body"><text:span text:style-name="_3c_label.speaker_3e_">LA PRINCESSE.</text:span></text:p>
      <text:p text:style-name="Text_20_body">Ce n'est pas vne raison, Seigneur, &amp; sans vouloir aimer, on est toujours bien aise d'estre aimée.</text:p>
      <text:p text:style-name="Text_20_body"><text:span text:style-name="_3c_label.speaker_3e_">EVRIALE.</text:span></text:p>
      <text:p text:style-name="Text_20_body">Pour moy ie ne suis pas de même, &amp; dans le dessein où ie suis, de ne rien aimer, je serois fâché d'estre aymé.</text:p>
      <text:p text:style-name="Text_20_body"><text:span text:style-name="_3c_label.speaker_3e_">LA PRINCESSE.</text:span></text:p>
      <text:p text:style-name="Text_20_body">Et la raison?</text:p>
      <text:p text:style-name="Text_20_body"><text:span text:style-name="_3c_label.speaker_3e_">EVRIALE.</text:span></text:p>
      <text:p text:style-name="Text_20_body">C'est qu'on a obligation à ceux qui nous aiment, &amp; que ie serois fasché d'estre ingrat.</text:p>
      <text:p text:style-name="Text_20_body"><text:span text:style-name="_3c_label.speaker_3e_">LA PRINCESSE.</text:span></text:p>
      <text:p text:style-name="Text_20_body">Si bien donc, que pour fuyr l'ingratitude, vous aimeriez qui vous aimeroit?</text:p>
      <text:p text:style-name="Text_20_body"><text:span text:style-name="_3c_label.speaker_3e_">EVRIALE.</text:span></text:p>
      <text:p text:style-name="Text_20_body">Moy ? Madame, point du tout. Ie dis bien que ie serois fasché d'estre ingrat : mais ie me resoudrois plûtost de l’estre, que d'aymer.</text:p>
      <text:p text:style-name="Text_20_body"><text:span text:style-name="_3c_label.speaker_3e_">LA PRINCESSE.</text:span></text:p>
      <text:p text:style-name="Text_20_body">Telle personne vous aymeroit peut estre que vostre cœur…</text:p>
      <text:p text:style-name="Text_20_body"><text:span text:style-name="_3c_label.speaker_3e_">EVRIALE.</text:span></text:p>
      <text:p text:style-name="Text_20_body">Non, Madame, rien n'est capable de toucher mon cœur, ma liberté est la seule Maistresse à qui ie consacre <text:span text:style-name="_3c_pb_3e_">61</text:span><text:span text:style-name="_3c_pb_3e_"><text:span text:style-name="T8"> </text:span></text:span>mes vœux, &amp; quãd le Ciel employeroit ses soins à composer vne beauté parfaite, quand il employeroit en elle tous les dons les plus merveilleux, &amp; du corps &amp; de l’ame ; enfin, quand il exposeroit à mes yeux vn miracle d'esprit, d'adresse, &amp; de beauté, &amp; que cette personne m'aimeroit avec toutes les tendresses imaginables, ie vous l'avouë franchement, ie ne l’aimerois pas.</text:p>
      <text:p text:style-name="Text_20_body"><text:span text:style-name="_3c_label.speaker_3e_">LA PRINCESSE.</text:span></text:p>
      <text:p text:style-name="Text_20_body">A-t’on iamais rien veu de tel !</text:p>
      <text:p text:style-name="Text_20_body"><text:span text:style-name="_3c_label.speaker_3e_">MORON.</text:span></text:p>
      <text:p text:style-name="Text_20_body">Peste soit du petit brutal, i'aurois bien envie de luy bailler vn coup de poing.</text:p>
      <text:p text:style-name="Text_20_body"><text:span text:style-name="_3c_label.speaker_3e_">LA PRINCESSE parlant en soy.</text:span></text:p>
      <text:p text:style-name="Text_20_body">Cét orgueil me confond, &amp; i'ay vn tel dépit, que ie ne me sens pas.</text:p>
      <text:p text:style-name="Text_20_body"><text:span text:style-name="_3c_label.speaker_3e_">MORON parlant au Prince.</text:span></text:p>
      <text:p text:style-name="Text_20_body"><text:soft-page-break/>Bon, courage, Seigneur, voila que va le mieux du monde.</text:p>
      <text:p text:style-name="Text_20_body"><text:span text:style-name="_3c_label.speaker_3e_">EVRIALE.</text:span></text:p>
      <text:p text:style-name="Text_20_body">Ah ! <text:span text:style-name="_3c_name_3e_">Moron</text:span>, ie n'en puis plus, &amp; ie me suis fait des efforts estranges.</text:p>
      <text:p text:style-name="Text_20_body"><text:span text:style-name="_3c_label.speaker_3e_">LA PRINCESSE.</text:span></text:p>
      <text:p text:style-name="Text_20_body">C'est avoir vne insensibilité bien grande, que de parler comme vous faites.</text:p>
      <text:p text:style-name="Text_20_body"><text:span text:style-name="_3c_label.speaker_3e_">EVRIALE.</text:span></text:p>
      <text:p text:style-name="Text_20_body">Le Ciel ne m'a pas fait d'vne autre humeur : mais Madame, i'interromps vostre promenade, &amp; mon respect doit m'advertir que vous aimez la solitude.</text:p>
      <text:p text:style-name="Text_20_body"/>
      <text:p text:style-name="Text_20_body"><text:span text:style-name="_3c_label.head_3e__20_Car">SCENE V.</text:span></text:p>
      <text:p text:style-name="Text_20_body"><text:span text:style-name="_3c_name_3e_">LA PRINCESSE</text:span>, <text:span text:style-name="_3c_name_3e_">MORON</text:span>, <text:span text:style-name="_3c_name_3e_">PHILIS</text:span>, <text:span text:style-name="_3c_name_3e_">TIRCIS</text:span>. <text:span text:style-name="_3c_name_3e_">MORON</text:span>.</text:p>
      <text:p text:style-name="Text_20_body">IL ne vous en doit rien, Madame, en dureté de coeur.</text:p>
      <text:p text:style-name="Text_20_body"/>
      <text:p text:style-name="Text_20_body"><text:span text:style-name="_3c_pb_3e_">62</text:span></text:p>
      <text:p text:style-name="Text_20_body"><text:span text:style-name="_3c_label.speaker_3e_">LA PRINCESSE.</text:span></text:p>
      <text:p text:style-name="Text_20_body">Ie donnerois volontiers tout ce que j'ay au monde, pour avoir l'advantage d'en triompher.</text:p>
      <text:p text:style-name="Text_20_body"><text:span text:style-name="_3c_label.speaker_3e_">MORON.</text:span></text:p>
      <text:p text:style-name="Text_20_body">Ie le croy ?</text:p>
      <text:p text:style-name="Text_20_body"><text:span text:style-name="_3c_label.speaker_3e_">LA PRINCESSE.</text:span></text:p>
      <text:p text:style-name="Text_20_body">Ne pourrois-tu, Moron, me servir dans vn tel dessein?</text:p>
      <text:p text:style-name="Text_20_body"><text:span text:style-name="_3c_label.speaker_3e_">MORON.</text:span></text:p>
      <text:p text:style-name="Text_20_body">Vous sçauez bien, Madame, que ie suis tout à vôtre service.</text:p>
      <text:p text:style-name="Text_20_body"><text:span text:style-name="_3c_label.speaker_3e_">LA PRINCESSE.</text:span></text:p>
      <text:p text:style-name="Text_20_body">Parle-luy de moy dans tes entretiens, vante luy adroitement ma personne, &amp; les avãtages de ma naissance, &amp; tâche d'ébranler ses sentimens, par la douceur de quelque espoir. Ie te permets de dire tout ce que tu voudras, pour tascher à me l’engager.</text:p>
      <text:p text:style-name="Text_20_body"><text:span text:style-name="_3c_label.speaker_3e_">MORON.</text:span></text:p>
      <text:p text:style-name="Text_20_body">Laissez-moy faire.</text:p>
      <text:p text:style-name="Text_20_body"><text:span text:style-name="_3c_label.speaker_3e_">LA PRINCESSE.</text:span></text:p>
      <text:p text:style-name="Text_20_body">C'est vne chose qui me tient au cœur, ie souhaitte ardemment qu'il m'ayme.</text:p>
      <text:p text:style-name="Text_20_body"><text:span text:style-name="_3c_label.speaker_3e_">MORON.</text:span></text:p>
      <text:p text:style-name="Text_20_body">Il est bien fait, ouy, ce petit pendart-là : Il a bon air, bonne physionomie, &amp; ie croy qu'il seroit assez le fait d'vne jeune Princesse.</text:p>
      <text:p text:style-name="Text_20_body"><text:span text:style-name="_3c_label.speaker_3e_">LA PRINCESSE.</text:span></text:p>
      <text:p text:style-name="Text_20_body">Enfin tu peux tout esperer de moy, si tu trouves moyen d'enflamer pour moy son coeur.</text:p>
      <text:p text:style-name="Text_20_body"><text:span text:style-name="_3c_label.speaker_3e_">MORON.</text:span></text:p>
      <text:p text:style-name="Text_20_body"><text:soft-page-break/>Il n'y a rien qui ne se puisse faire ; mais Madame, s'il venoit à vous aimer, que feriez-vous, s'il vous plaist?</text:p>
      <text:p text:style-name="Text_20_body"><text:span text:style-name="_3c_label.speaker_3e_">LA PRINCESSE.</text:span></text:p>
      <text:p text:style-name="Text_20_body">Ah! ce secroit lors que ie prendrois plaisir à triompher pleinement de sa vanité, à punir son mépris par mes froideurs, &amp; exercer sur luy toutes les cruautez que ie pourrois imaginer.</text:p>
      <text:p text:style-name="Text_20_body"/>
      <text:p text:style-name="Text_20_body"><text:span text:style-name="_3c_pb_3e_">63</text:span></text:p>
      <text:p text:style-name="Text_20_body"><text:span text:style-name="_3c_label.speaker_3e_">MORON.</text:span></text:p>
      <text:p text:style-name="Text_20_body">II ne se rendra jamais.</text:p>
      <text:p text:style-name="Text_20_body"><text:span text:style-name="_3c_label.speaker_3e_">LA PRINCESSE.</text:span></text:p>
      <text:p text:style-name="Text_20_body">Ah ! <text:span text:style-name="_3c_name_3e_">Moron</text:span>, il faut faire en sorte qu'il se rende.</text:p>
      <text:p text:style-name="Text_20_body"><text:span text:style-name="_3c_label.speaker_3e_">MORON.</text:span></text:p>
      <text:p text:style-name="Text_20_body">Non ? il n'en fera rien, ie le connois, ma peine seroit inutile.</text:p>
      <text:p text:style-name="Text_20_body"><text:span text:style-name="_3c_label.speaker_3e_">LA PRINCESSE.</text:span></text:p>
      <text:p text:style-name="Text_20_body">Si faut-il pourtant tenter toute chose, &amp; éprouver si son ame est entierement insensible. Allons, ie veux luy parler, &amp; suivre vne pensée qui vient de me venir.</text:p>
      <text:p text:style-name="Text_20_body">Fin du troisiéme Acte.</text:p>
      <text:p text:style-name="Text_20_body"/>
      <text:p text:style-name="Text_20_body"><text:span text:style-name="_3c_label.head_3e__20_Car">QVATRIESME INTERMEDE.</text:span></text:p>
      <text:p text:style-name="Text_20_body"><text:span text:style-name="_3c_label.head_3e__20_Car">SCENE I.</text:span></text:p>
      <text:p text:style-name="Text_20_body"><text:span text:style-name="_3c_name_3e_">PHILIS</text:span>, <text:span text:style-name="_3c_name_3e_">TIRCIS</text:span>.</text:p>
      <text:p text:style-name="Text_20_body"><text:span text:style-name="_3c_label.speaker_3e_">PHILIS.</text:span></text:p>
      <text:p text:style-name="Text_20_body">VIen, <text:span text:style-name="_3c_name_3e_">Tircis</text:span>, laissons-les aller, &amp; me dis vn peu ton martyre de la façon que tu sçais faire ? II y a long-temps que tes yeux me parlent; mais ie suis plus aise d'ouïr ta voix.</text:p>
      <text:p text:style-name="Text_20_body"><text:span text:style-name="_3c_label.speaker_3e_">TIRCIS en chantant.</text:span></text:p>
      <text:p text:style-name="_3c_l_3e_">TV m'écoutes, helas ! dans ma triste langueur; <text:s/><text:line-break/>Mais ie n'ẽsuis pas mieux, ô beauté sans pareille! <text:line-break/>Et ie touche ton oreille <text:line-break/>Sans que ie touche ton coeur.</text:p>
      <text:p text:style-name="Text_20_body"><text:span text:style-name="_3c_label.speaker_3e_">PHILIS.</text:span></text:p>
      <text:p text:style-name="Text_20_body">Va, va, c'est desia quelque chose que de toucher l’oreille, &amp; le temps amene tout. Chante moy cependant quelque plainte nouvelle que tu ayez composée pour moy.</text:p>
      <text:p text:style-name="Text_20_body"/>
      <text:p text:style-name="Text_20_body"><text:span text:style-name="_3c_pb_3e_">64</text:span></text:p>
      <text:p text:style-name="Text_20_body"><text:span text:style-name="_3c_label.head_3e__20_Car">SCENE II.</text:span></text:p>
      <text:p text:style-name="Text_20_body"><text:span text:style-name="_3c_name_3e_">MORON</text:span>, <text:span text:style-name="_3c_name_3e_">PHILIS</text:span>, <text:span text:style-name="_3c_name_3e_">TIRCIS</text:span>.</text:p>
      <text:p text:style-name="Text_20_body"><text:span text:style-name="_3c_label.speaker_3e_">MORON.</text:span></text:p>
      <text:p text:style-name="Text_20_body"><text:soft-page-break/>AH ! ah, ie vous y prens, cruelle, vous vous écartez des autres pour oüir mon rival?</text:p>
      <text:p text:style-name="Text_20_body"><text:span text:style-name="_3c_label.speaker_3e_">PHILIS.</text:span></text:p>
      <text:p text:style-name="Text_20_body">Oüy, ie m'écarte pour cela, ie te le dis encore : Ie me plais avec luy, &amp; l'on écoute volontiers les Amans lors qu'ils se plaignent aussi agreablement qu'il fait. Que ne chantes-tu comme luy? ie prendrois plaisir à t'écouter.</text:p>
      <text:p text:style-name="Text_20_body"><text:span text:style-name="_3c_label.speaker_3e_">MORON.</text:span></text:p>
      <text:p text:style-name="Text_20_body">Si je ne sçay chanter, ie sçay faire autre chose, &amp; quand....</text:p>
      <text:p text:style-name="Text_20_body"><text:span text:style-name="_3c_label.speaker_3e_">PHILIS.</text:span></text:p>
      <text:p text:style-name="Text_20_body">Tais-toy ? ie veux l'entendre. Dis, <text:span text:style-name="_3c_name_3e_">Tircis</text:span>, ce que tu voudras.</text:p>
      <text:p text:style-name="Text_20_body"><text:span text:style-name="_3c_label.speaker_3e_">MORON.</text:span></text:p>
      <text:p text:style-name="Text_20_body">Ah ! cruelle…</text:p>
      <text:p text:style-name="Text_20_body"><text:span text:style-name="_3c_label.speaker_3e_">PHILIS.</text:span></text:p>
      <text:p text:style-name="Text_20_body">Silence, dis-ie, ou ie me mettray en colere.</text:p>
      <text:p text:style-name="Text_20_body"><text:span text:style-name="_3c_label.speaker_3e_">TIRCIS.</text:span></text:p>
      <text:p text:style-name="_3c_l_3e_">ARbres épais, &amp; vous prez émaillez, <text:line-break/>La beauté dont l'Hyver vous avoit dépoüillez, <text:line-break/>Par le Printemps vous est renduë : <text:line-break/>Vous reprenez tous vos appas : <text:line-break/>Mais mon ame ne reprend pas <text:line-break/>La ioye, helas ! que i'ay perduë.</text:p>
      <text:p text:style-name="Text_20_body"><text:span text:style-name="_3c_label.speaker_3e_">MORON.</text:span></text:p>
      <text:p text:style-name="Text_20_body">Morbleu, que n'ay-je de la voix ? ah ! nature marastre ! pourquoy ne m'as-tu pas donné dequoy chanter comme à vn autre?</text:p>
      <text:p text:style-name="Text_20_body"><text:span text:style-name="_3c_label.speaker_3e_">PHILIS.</text:span></text:p>
      <text:p text:style-name="Text_20_body">En vérité, Tircis, il ne se peut rien de plus agreable, <text:span text:style-name="_3c_pb_3e_">65</text:span> &amp; tu l'emportes sur tous les Rivaux que tu as.</text:p>
      <text:p text:style-name="Text_20_body"><text:span text:style-name="_3c_label.speaker_3e_">MORON.</text:span></text:p>
      <text:p text:style-name="Text_20_body">Mais pourquoy est-ce que ie ne puis pas chanter? n'ay-ie pas vn estomach, vn gosier, &amp; vne langue comme vn autre? Ouy, ouy, allons, ie veux chanter aussi, &amp; te montrer que l'amour fait faire toutes choses. Voicy vne chanson que i'ay faite pour toy.</text:p>
      <text:p text:style-name="Text_20_body"><text:span text:style-name="_3c_label.speaker_3e_">PHILIS.</text:span></text:p>
      <text:p text:style-name="Text_20_body">Ouy, dis, ie veux bien t'écouter pour la rareté du fait.</text:p>
      <text:p text:style-name="Text_20_body"><text:span text:style-name="_3c_label.speaker_3e_">MORON.</text:span></text:p>
      <text:p text:style-name="Text_20_body">Courage, <text:span text:style-name="_3c_name_3e_">Moron</text:span>, il n'y a qu'à avoir de la hardiesse.</text:p>
      <text:p text:style-name="Text_20_body">Moron chante.</text:p>
      <text:p text:style-name="_3c_l_3e_">Ton extrême rigueur <text:line-break/>S'acharne sur mon cœur, <text:line-break/>Ah! Philis, ie trépasse ! <text:s/><text:line-break/>Daignes me secourir, <text:line-break/><text:soft-page-break/>En seras-tu plus grasse <text:line-break/>De m'avoir fait mourir? <text:line-break/>Viuas, Moron.</text:p>
      <text:p text:style-name="Text_20_body"><text:span text:style-name="_3c_label.speaker_3e_">PHILIS.</text:span></text:p>
      <text:p text:style-name="Text_20_body">Voila qui est le mieux du monde : mais, Moron, ie souhaiterois bien d'avoir la gloire, que quelque Amãt fust mort pour moy ; c'est vn avantage dont ie n'ay pas encor ioüy, &amp; ie trouve que i'aimerois de tout mon coeur vne personne qui m'aimeroit assez pour se donner la mort.</text:p>
      <text:p text:style-name="Text_20_body"><text:span text:style-name="_3c_label.speaker_3e_">MORON.</text:span></text:p>
      <text:p text:style-name="Text_20_body">Tu aimerois vne personne qui se tueroit pour toy?</text:p>
      <text:p text:style-name="Text_20_body"><text:span text:style-name="_3c_label.speaker_3e_">PHILIS.</text:span></text:p>
      <text:p text:style-name="Text_20_body">Ouy.</text:p>
      <text:p text:style-name="Text_20_body"><text:span text:style-name="_3c_label.speaker_3e_">MORON.</text:span></text:p>
      <text:p text:style-name="Text_20_body">II ne faut que cela pour te plaire?</text:p>
      <text:p text:style-name="Text_20_body"><text:span text:style-name="_3c_label.speaker_3e_">PHILIS.</text:span> Non.</text:p>
      <text:p text:style-name="Text_20_body"><text:span text:style-name="_3c_label.speaker_3e_">MORON.</text:span></text:p>
      <text:p text:style-name="Text_20_body">Voila qui est fait, ie te veux montrer que ie me sçay tuer quand ie veux.</text:p>
      <text:p text:style-name="Text_20_body"/>
      <text:p text:style-name="Text_20_body"><text:span text:style-name="_3c_pb_3e_">66</text:span></text:p>
      <text:p text:style-name="Text_20_body"><text:span text:style-name="_3c_label.speaker_3e_">TIRCIS. chante.</text:span></text:p>
      <text:p text:style-name="_3c_l_3e_">Ah ! quelle douceur extrême,<text:line-break/>De mourir pour ce qu'on aime. <text:tab/>bis.</text:p>
      <text:p text:style-name="Text_20_body"><text:span text:style-name="_3c_label.speaker_3e_">MORON.</text:span></text:p>
      <text:p text:style-name="Text_20_body">C’est vn plaisir que vous aurez quãd vous voudrez.</text:p>
      <text:p text:style-name="Text_20_body"><text:span text:style-name="_3c_label.speaker_3e_">TIRCIS chante.</text:span></text:p>
      <text:p text:style-name="_3c_l_3e_">Courage <text:span text:style-name="_3c_name_3e_">Moron</text:span> ? meurs promtement<text:line-break/>En genereux Amant.</text:p>
      <text:p text:style-name="Text_20_body"><text:span text:style-name="_3c_label.speaker_3e_">MORON.</text:span></text:p>
      <text:p text:style-name="Text_20_body">Ie vous prie de vous mesler de vos affaires, &amp; de me laisser tuer à ma fantaisie. Allons, ie vais faire honte à tous les Amans ; Tien, ie ne suis pas homme à faire tant de façons, voy ce poignard ? prends bien garde comme ie vais me percer le cœur. Ie suis vostre serviteur, quelque niais. Se riant de <text:span text:style-name="_3c_name_3e_">Tircis</text:span>. </text:p>
      <text:p text:style-name="Text_20_body"><text:span text:style-name="_3c_label.speaker_3e_">PHILIS.</text:span></text:p>
      <text:p text:style-name="Text_20_body">Allons, <text:span text:style-name="_3c_name_3e_">Tircis</text:span>, viens-t'en me redire à l'écho, ce que tu m’as chanté.</text:p>
      <text:p text:style-name="Text_20_body"/>
      <text:p text:style-name="Text_20_body"><text:span text:style-name="_3c_label.head_3e__20_Car">ACTE IV.</text:span></text:p>
      <text:p text:style-name="Text_20_body"><text:span text:style-name="_3c_label.head_3e__20_Car">ARGVMENT.</text:span></text:p>
      <text:p text:style-name="Text_20_body"><text:span text:style-name="_3c_name_3e_">LA Princesse</text:span> esperant par vne feinte, pouvoir découvrir les sentimens du <text:span text:style-name="_3c_name_3e_">Prince d'Itaque</text:span>, elle luy fit confidence qu'elle aimoit <text:span text:style-name="_3c_name_3e_">le Prince de Messene</text:span>, au lieu d'en paroistre affligé il luy <text:soft-page-break/>rendit la pareille, et luy fit connoistre que <text:span text:style-name="_3c_name_3e_">la Princesse</text:span> sa parente luy avoit donné dans la veuë, et qu'il la demanderoit en mariage au <text:span text:style-name="_3c_name_3e_">Roy</text:span> son Père : A cette atteinte impreveuë cette <text:span text:style-name="_3c_name_3e_">Princesse</text:span> perdit toute sa constance; et quoy qu'elle essayast à se contraindre devant luy, aussi-tost qu'il fut sorty, elle demanda avec tant d'empressement à sa cousine de ne <text:span text:style-name="_3c_pb_3e_">67</text:span> recevoir point les services de ce Prince, et de ne l’épouser iamais, qu'elle ne pût le luy refuset : Elle s'en plaignis mesme à <text:span text:style-name="_3c_name_3e_">Moron</text:span>, qui luy ayant dit assez franchement qu'elle l'aimoit donc : en fut chassé de sa presence.</text:p>
      <text:p text:style-name="Text_20_body"/>
      <text:p text:style-name="Text_20_body"><text:span text:style-name="_3c_label.head_3e__20_Car">SCENE PREMIERE.</text:span></text:p>
      <text:p text:style-name="Text_20_body"><text:span text:style-name="_3c_name_3e_">EVRIALE</text:span>, <text:span text:style-name="_3c_name_3e_">LA PRINCESSE</text:span>, <text:span text:style-name="_3c_name_3e_">MORON</text:span>.</text:p>
      <text:p text:style-name="Text_20_body"><text:span text:style-name="_3c_label.speaker_3e_">LA PRINCESSE.</text:span></text:p>
      <text:p text:style-name="Text_20_body"><text:span text:style-name="_3c_name_3e_">PRince</text:span>, comme iusques icy nous avons fait paroistre vne conformite de sentimens, &amp; que le Ciel a semblé mettre en nous mesmes attachemens pour nostre liberté, &amp; mesme aversion pour l'Amour; ie suis bien aise de vous ouvrir mon coeur, &amp; de vous faire confidence d'vn changement dont vous serez surpris. I'ay toûjours regardé l'Hymen comme vne chose affreuse, &amp; i'avois fait serment d'abandonner plutost la vie, que de me resoudre iamais à perdre cette liberté pour qui i'avois des tendresses si grandes : mais, enfin, vn moment a dissipé toutes ces resolutions, le merite d'vn Prince m'a frappé aujourd'huy les yeux, &amp; mon ame tout d'vn coup, (comme par vn miracle) est devenue sensible aux traits de cette passion que i'avois tousiours mesprisée. I'ay trouvé d'abord des raisons pour authoriser ce changement, &amp; ie puis l'appuyer de la volonté de respondre aux ardentes sollicitations d'vn pere, &amp; aux voeux de tout vn Estat : mais à vous dire vray, ie suis en peine du iugement que vous ferez de moy, &amp; ie voudrois sçavoir si vous condamnerez, ou non le dessein que i'ay de me donner un Espoux.</text:p>
      <text:p text:style-name="Text_20_body"><text:span text:style-name="_3c_label.speaker_3e_">EVRIALE.</text:span></text:p>
      <text:p text:style-name="Text_20_body">Vous pourriez faire vn tel choix, Madame, que <text:span text:style-name="_3c_pb_3e_">68</text:span> ie l'approuverois sans doute.</text:p>
      <text:p text:style-name="Text_20_body"><text:span text:style-name="_3c_label.speaker_3e_">LA PRINCESSE.</text:span></text:p>
      <text:p text:style-name="Text_20_body">Qui croyez-vous, à vôtre avis, que ie veüille choisir?</text:p>
      <text:p text:style-name="Text_20_body"><text:span text:style-name="_3c_label.speaker_3e_">EVRIALE.</text:span></text:p>
      <text:p text:style-name="Text_20_body">Si i'estois dans vostre cœur ie pourrois vous le dire : mais comme ie n'y suis pas, ie n'ay garde de vous répondre.</text:p>
      <text:p text:style-name="Text_20_body"><text:span text:style-name="_3c_label.speaker_3e_">LA PRINCESSE.</text:span></text:p>
      <text:p text:style-name="Text_20_body">Devinez, pour voir, &amp; nommez quelqu'vn ?</text:p>
      <text:p text:style-name="Text_20_body"><text:span text:style-name="_3c_label.speaker_3e_">EVRIALE.</text:span></text:p>
      <text:p text:style-name="Text_20_body">I'aurois trop peur de me tromper.</text:p>
      <text:p text:style-name="Text_20_body"><text:span text:style-name="_3c_label.speaker_3e_">LA PRINCESSE.</text:span></text:p>
      <text:p text:style-name="Text_20_body">Mais encore, pour qui souhaitteriez-vous que ie me declarasse ?</text:p>
      <text:p text:style-name="Text_20_body"><text:span text:style-name="_3c_label.speaker_3e_">EVRIALE.</text:span></text:p>
      <text:p text:style-name="Text_20_body">Ie sçay bien, à vous dire vray, pour qui ie le souhaitterois : mais avant que de m'expliquer, ie dois sçavoir vostre pensée.</text:p>
      <text:p text:style-name="Text_20_body"><text:soft-page-break/><text:span text:style-name="_3c_label.speaker_3e_">LA PRINCESSE.</text:span></text:p>
      <text:p text:style-name="Text_20_body">Et bien, Prince, ie veux bien vous la découvrir : ie suis seure que vous allez approuver mon choix, &amp; pour ne vous point tenir en suspens davantage, <text:span text:style-name="_3c_name_3e_">le Prince de Messene</text:span> est celuy de qui le merite s'est attiré mes voeux.</text:p>
      <text:p text:style-name="Text_20_body"><text:span text:style-name="_3c_label.speaker_3e_">EVRIALE.</text:span></text:p>
      <text:p text:style-name="Text_20_body">O Ciel!</text:p>
      <text:p text:style-name="Text_20_body"><text:span text:style-name="_3c_label.speaker_3e_">LA PRINCESSE.</text:span></text:p>
      <text:p text:style-name="Text_20_body">Mon invention a reüssi, Moron, le voilà qui se trouble.</text:p>
      <text:p text:style-name="Text_20_body"><text:span text:style-name="_3c_label.speaker_3e_">MORON, parlant </text:span></text:p>
      <text:p text:style-name="Text_20_body">à <text:span text:style-name="_3c_name_3e_">la Princesse</text:span>. <text:span text:style-name="_3c_name_3e_">au Prince</text:span>. à <text:span text:style-name="_3c_name_3e_">la Princesse</text:span>. </text:p>
      <text:p text:style-name="Text_20_body">Bon, Madame. Courage, Seigneur. II en tient. </text:p>
      <text:p text:style-name="Text_20_body"><text:span text:style-name="_3c_name_3e_">au Prince</text:span>. Ne vous défaites pas.</text:p>
      <text:p text:style-name="Text_20_body"><text:span text:style-name="_3c_label.speaker_3e_">LA PRINCESSE.</text:span></text:p>
      <text:p text:style-name="Text_20_body">Ne trouvez-vous pas que i'ay raison, &amp; que ce Prince a tout le merite qu'on peut avoir.</text:p>
      <text:p text:style-name="Text_20_body"><text:span text:style-name="_3c_label.speaker_3e_">MORON au Prince.</text:span></text:p>
      <text:p text:style-name="Text_20_body">Remettez-vous, &amp; songez à répondre.</text:p>
      <text:p text:style-name="Text_20_body"/>
      <text:p text:style-name="Text_20_body"><text:span text:style-name="_3c_pb_3e_">69</text:span></text:p>
      <text:p text:style-name="Text_20_body"><text:span text:style-name="_3c_label.speaker_3e_">LA PRINCESSE.</text:span></text:p>
      <text:p text:style-name="Text_20_body">D'où vient Prince, que vous ne dites mot, &amp; semblez interdit?</text:p>
      <text:p text:style-name="Text_20_body"><text:span text:style-name="_3c_label.speaker_3e_">EVRIALE.</text:span></text:p>
      <text:p text:style-name="Text_20_body">Ie le suis à la vérité, &amp; j'admire Madame, comme le Ciel a pû former deux ames aussi semblables en tout que les nostres : deux ames en qui l'on ait veu vne plus grande conformité de sentimens, qui ayent fait éclater dans le mesme temps vne resolution à braver les traits de l'Amour, &amp; qui dans le même moment ayent fait paroistre vne égale facilité à perdre le nom d'insensibles : Car enfin, Madame, puis que vostre exemple m'authorise, je ne feindray point de vous dire, que l'Amour aujourd'huy s'est rendu maître de mon coeur, &amp; qu'vne des Princesses, vos Cousines, l’aimable &amp; belle <text:span text:style-name="_3c_name_3e_">Aglante</text:span>, a renversé d'vn coup d'oeil tous les projets de ma fierté. Ie suis rauy, Madame que par cette égalité de défaite, nous n'ayons rien à nous reprocher l’vn &amp; l'autre; &amp; je ne doute point que cõme ie vous louë infiniment de vostre choix, vous n'approuviez aussi le mien. Il faut que ce miracle éclatte aux yeux de tout le monde, &amp; nous ne devons point differer à nous rendre tous deux contens. Pour moy, Madame, je vous sollicite de vos suffrages, pour obtenir celle que ie souhaitte, &amp; vous trouverez bon que j'aille de ce pas en faire la demande au Prince vôtre Pere.</text:p>
      <text:p text:style-name="Text_20_body"><text:span text:style-name="_3c_label.speaker_3e_">MORON.</text:span></text:p>
      <text:p text:style-name="Text_20_body">Ah digne ! ah brave coeur !</text:p>
      <text:p text:style-name="Text_20_body"/>
      <text:p text:style-name="Text_20_body"><text:span text:style-name="_3c_label.head_3e__20_Car">SCENE II.</text:span></text:p>
      <text:p text:style-name="Text_20_body"><text:soft-page-break/><text:span text:style-name="_3c_name_3e_">LA PRINCESSE</text:span>. <text:span text:style-name="_3c_name_3e_">MORON</text:span>.</text:p>
      <text:p text:style-name="Text_20_body"><text:span text:style-name="_3c_label.speaker_3e_">LA PRINCESSE.</text:span></text:p>
      <text:p text:style-name="Text_20_body">AH ! <text:span text:style-name="_3c_name_3e_">Moron</text:span>, ie n'en puis plus, &amp; ce coup que ie n'attendois pas, triomphe absolument de toute ma fermeté.</text:p>
      <text:p text:style-name="Text_20_body"/>
      <text:p text:style-name="Text_20_body"><text:span text:style-name="_3c_pb_3e_">70</text:span></text:p>
      <text:p text:style-name="Text_20_body"><text:span text:style-name="_3c_label.speaker_3e_">MORON.</text:span></text:p>
      <text:p text:style-name="Text_20_body">II est vray que le coup est surprenant, &amp; j'avois crû d'abord, que vostre stratagême avoit fait son effet. </text:p>
      <text:p text:style-name="Text_20_body"><text:span text:style-name="_3c_label.speaker_3e_">LA PRINCESSE.</text:span></text:p>
      <text:p text:style-name="Text_20_body">Ah ! ce m'est vn dépit à me desesperer, qu'vne autre ait l’avantage de soûmettre ce cœur que ie voulois soûmettre.</text:p>
      <text:p text:style-name="Text_20_body"/>
      <text:p text:style-name="Text_20_body"><text:span text:style-name="_3c_label.head_3e__20_Car">SCENE III.</text:span></text:p>
      <text:p text:style-name="Text_20_body"><text:span text:style-name="_3c_name_3e_">LA PRINCESSE</text:span>, <text:span text:style-name="_3c_name_3e_">AGLANTE</text:span>, <text:span text:style-name="_3c_name_3e_">MORON</text:span>.</text:p>
      <text:p text:style-name="Text_20_body"><text:span text:style-name="_3c_label.speaker_3e_">LA PRINCESSE.</text:span></text:p>
      <text:p text:style-name="Text_20_body"><text:span text:style-name="_3c_name_3e_">PRincesse</text:span>, i'ay à vous prier d'vne chose qu'il faut absolument que vous m'accordiez : <text:span text:style-name="_3c_name_3e_">Le Prince d'Ithaque</text:span> vous aime, &amp; veut vous demander au Prince mon Pere.</text:p>
      <text:p text:style-name="Text_20_body"><text:span text:style-name="_3c_label.speaker_3e_">AGLANTE.</text:span></text:p>
      <text:p text:style-name="Text_20_body"><text:span text:style-name="_3c_name_3e_">Le Prince d'Ithaque</text:span>, Madame ?</text:p>
      <text:p text:style-name="Text_20_body"><text:span text:style-name="_3c_label.speaker_3e_">LA PRINCESSE.</text:span></text:p>
      <text:p text:style-name="Text_20_body">Ouy il vient de m'en asseurer luy-même, &amp; m'a demandé mon suffrage pour vous obtenir ; mais ie vous conjure de rejetter cette proposition, &amp; de ne point prêter l'oreille à tout ce qu'il pourra vous dire.</text:p>
      <text:p text:style-name="Text_20_body"><text:span text:style-name="_3c_label.speaker_3e_">AGLANTE.</text:span></text:p>
      <text:p text:style-name="Text_20_body">Mais, Madame, s'il estoit vray que ce Prince m'aimast effectivement, pourquoy n'ayant aucun dessein de vous engager, ne voudriez-vous pas soufrir…</text:p>
      <text:p text:style-name="Text_20_body"><text:span text:style-name="_3c_label.speaker_3e_">LA PRINCESSE.</text:span></text:p>
      <text:p text:style-name="Text_20_body">Non, <text:span text:style-name="_3c_name_3e_">Aglante</text:span>, ie vous le demande, faites-moy ce plaisir je vous prie, &amp; trouvez bon que n’ayãt pû avoir l’avantage de le soûmettre, je luy dérobe la joye de vous obtenir.</text:p>
      <text:p text:style-name="Text_20_body"><text:span text:style-name="_3c_label.speaker_3e_">AGLANTE.</text:span></text:p>
      <text:p text:style-name="Text_20_body">Madame, il faut vous obéir ; mais je croirois que <text:span text:style-name="_3c_pb_3e_">71</text:span><text:span text:style-name="_3c_pb_3e_"><text:span text:style-name="T8"> </text:span></text:span>la conqueste d’vn tel cœur ne seroit pas vne victoire à dédaigner.</text:p>
      <text:p text:style-name="Text_20_body"><text:span text:style-name="_3c_label.speaker_3e_">LA PRINCESSE.</text:span></text:p>
      <text:p text:style-name="Text_20_body">Non, non, il n’aura pas la ioye de me braver entierement. </text:p>
      <text:p text:style-name="Text_20_body"/>
      <text:p text:style-name="Text_20_body"><text:span text:style-name="_3c_label.head_3e__20_Car">SCENE IV.</text:span></text:p>
      <text:p text:style-name="Text_20_body"><text:soft-page-break/><text:span text:style-name="_3c_name_3e_">ARISTOMENE</text:span>, <text:span text:style-name="_3c_name_3e_">MORON</text:span>, <text:span text:style-name="_3c_name_3e_">LA PRINCESSE</text:span>, <text:span text:style-name="_3c_name_3e_">AGLANTE</text:span>.</text:p>
      <text:p text:style-name="Text_20_body"><text:span text:style-name="_3c_label.speaker_3e_">ARISTOMENE.</text:span></text:p>
      <text:p text:style-name="Text_20_body">MAdame, je viens à vos pieds rendre grace à l'Amour de mes heureux destins, &amp; vous témoigner avec mes transports, le ressentiment où je suis, des bontez surprenantes dont vous daignez favoriser le plus soûmis de vos captifs.</text:p>
      <text:p text:style-name="Text_20_body"><text:span text:style-name="_3c_label.speaker_3e_">LA PRINCESSE.</text:span></text:p>
      <text:p text:style-name="Text_20_body">Comment?</text:p>
      <text:p text:style-name="Text_20_body"><text:span text:style-name="_3c_label.speaker_3e_">ARISTOMENE.</text:span></text:p>
      <text:p text:style-name="Text_20_body"><text:span text:style-name="_3c_name_3e_">Le prince d'Ithaque</text:span>, Madame, vient de m’asserer tout à l'heure, que vostre coeur avoit eu la bonté de s'expliquer en ma faveur, sur ce celebre choix qu'attend toute la Grece.</text:p>
      <text:p text:style-name="Text_20_body"><text:span text:style-name="_3c_label.speaker_3e_">LA PRINCESSE.</text:span></text:p>
      <text:p text:style-name="Text_20_body">II vous a dit qu'il tenoit cela de ma bouche?</text:p>
      <text:p text:style-name="Text_20_body"><text:span text:style-name="_3c_label.speaker_3e_">ARISTOMENE.</text:span></text:p>
      <text:p text:style-name="Text_20_body">Ouy, Madame.</text:p>
      <text:p text:style-name="Text_20_body"><text:span text:style-name="_3c_label.speaker_3e_">LA PRINCESSE.</text:span></text:p>
      <text:p text:style-name="Text_20_body">C'est vn étourdy, &amp; vous estes vn peu trop credule, Prince, d'adjoûter foy si promtement à ce qu'il vous a dit ; vne pareille nouvelle meriteroit bien, ce me semble qu'on en doutast vn peu de temps, &amp; c'est tout ce que vous pourriez faire de la croire, si ie vous l'avois dite moy-mesme.</text:p>
      <text:p text:style-name="Text_20_body"><text:span text:style-name="_3c_label.speaker_3e_">ARISTOMENE.</text:span></text:p>
      <text:p text:style-name="Text_20_body">Madame, si i'ay esté trop prompt à me persuader…</text:p>
      <text:p text:style-name="Text_20_body"/>
      <text:p text:style-name="Text_20_body"><text:span text:style-name="_3c_pb_3e_">72</text:span></text:p>
      <text:p text:style-name="Text_20_body"><text:span text:style-name="_3c_label.speaker_3e_">LA PRINCESSE.</text:span></text:p>
      <text:p text:style-name="Text_20_body">De grace, Prince, brisons là ce discours, &amp; si vous voulez m'obliger, souffrez que ie puisse joüir de deux moments de solitude.</text:p>
      <text:p text:style-name="Text_20_body"/>
      <text:p text:style-name="Text_20_body"><text:span text:style-name="_3c_label.head_3e__20_Car">SCENE V.</text:span></text:p>
      <text:p text:style-name="Text_20_body"><text:span text:style-name="_3c_name_3e_">LA PRINCESSE</text:span>, <text:span text:style-name="_3c_name_3e_">AGLANTE</text:span>, <text:span text:style-name="_3c_name_3e_">MORON</text:span>.</text:p>
      <text:p text:style-name="Text_20_body"><text:span text:style-name="_3c_label.speaker_3e_">LA PRINCESSE.</text:span></text:p>
      <text:p text:style-name="Text_20_body">AH ! qu'en cette avãture, le Ciel me traitte avec vne rigueur étrange ; au moins, Princesse, souvenez-vous de la priere que ie vous ay faite ?</text:p>
      <text:p text:style-name="Text_20_body"><text:span text:style-name="_3c_label.speaker_3e_">AGLANTE.</text:span></text:p>
      <text:p text:style-name="Text_20_body">Ie vous l'ay dit desia, Madame, il faut vous obeïr.</text:p>
      <text:p text:style-name="Text_20_body"><text:span text:style-name="_3c_label.speaker_3e_">MORON.</text:span></text:p>
      <text:p text:style-name="Text_20_body">Mais, Madame, s'il vous aymoit vous n'en voudriez point, &amp; cependant vous ne voulez pas qu'il soit à vn autre : C'est faire iustement comme le chien du Iardinier.</text:p>
      <text:p text:style-name="Text_20_body"><text:soft-page-break/><text:span text:style-name="_3c_label.speaker_3e_">LA PRINCESSE.</text:span></text:p>
      <text:p text:style-name="Text_20_body">Non, je ne puis souffrir qu'il soit heureux avec vne autre, &amp; si la chose estoit, ie croy que i'en mourrois de déplaisir.</text:p>
      <text:p text:style-name="Text_20_body"><text:span text:style-name="_3c_label.speaker_3e_">MORON.</text:span></text:p>
      <text:p text:style-name="Text_20_body">Ma foy, Madame, advoüons la dette, vous voudriez qu'il fust à vous, &amp; dans toutes vos actions, il est aisé de voir que vous aimez vn peu ce ieune Prince.</text:p>
      <text:p text:style-name="Text_20_body"><text:span text:style-name="_3c_label.speaker_3e_">LA PRINCESSE.</text:span></text:p>
      <text:p text:style-name="Text_20_body">Moy, ie l’aime ? O Ciel ! ie l’aime ? avez-vous l'insolence de prononcer ces paroles, sortez de ma veuë, impudent, &amp; ne vous presentez iamais devant moy.</text:p>
      <text:p text:style-name="Text_20_body"><text:span text:style-name="_3c_label.speaker_3e_">MORON.</text:span></text:p>
      <text:p text:style-name="Text_20_body">Madame…</text:p>
      <text:p text:style-name="Text_20_body"/>
      <text:p text:style-name="Text_20_body"><text:span text:style-name="_3c_pb_3e_">73</text:span></text:p>
      <text:p text:style-name="Text_20_body"><text:span text:style-name="_3c_label.speaker_3e_">LA PRINCESSE.</text:span></text:p>
      <text:p text:style-name="Text_20_body">Retirez-vous d'icy, vous dis-je, ou ie vous en feray retirer d'vne autre maniere.</text:p>
      <text:p text:style-name="Text_20_body"><text:span text:style-name="_3c_label.speaker_3e_">MORON.</text:span></text:p>
      <text:p text:style-name="Text_20_body">Ma foy son coeur en a sa provision, &amp;…</text:p>
      <text:p text:style-name="Text_20_body">Il rencontre vn regard de la Princesse qui l’oblige à se retirer. </text:p>
      <text:p text:style-name="Text_20_body"/>
      <text:p text:style-name="Text_20_body"><text:span text:style-name="_3c_label.head_3e__20_Car">SCENE VI.</text:span></text:p>
      <text:p text:style-name="Text_20_body"><text:span text:style-name="_3c_label.speaker_3e_">LA PRINCESSE.</text:span></text:p>
      <text:p text:style-name="Text_20_body">DE quelle emotion inconnuë sens-ie mon coeur atteint ! &amp; quelle inquietude secrette est venu troubler tout d'vn coup la tranquillité de mon ame? Ne seroit-ce point aussi, ce qu'on vient de me dire, &amp; sans en rien sçavoir, n'aymerois-ie point ce ieune Prince? Ah! si cela estoit, ie serois personne à me desesperer : mais il est impossible que cela soit, &amp; ie voy bien que je ne puis pas l'aimer. Quoy ? ie serois capable de cette lâcheté. I'ay veu toute la terre à mes pieds, avec la plus grande insensibilité du monde. Les respects, les hommages &amp; les soûmissions n'ont iamais pû toucher mon ame, &amp; la fierté &amp; le dédain en auroient triomphé. I'ay méprisé tous ceux qui m'ont aymée, &amp; i'aimerois le seul qui me méprise ? Non, non, ie sçay bien que ie ne l’aime pas. II n'y a pas de raison à cela : Mais si ce n'est pas de l'amour que ce que ie sens maintenant, qu'est-ce donc que ce peut estre ? &amp; d'où vient ce poison qui me court par toutes les veines, &amp; ne me laisse point en repos avec moy-mesme? Sors de mon coeur, qui que tu sois, ennemy qui te caches, attaque moy visiblement, &amp; deviens à mes yeux la plus affreuse beste de tous nos bois, afin que mon dard &amp; mes flêches me puissent <text:span text:style-name="_3c_pb_3e_">74</text:span> deffaire de toy. O vous ! admirables personnes, qui par la douceur de vos chants avez l'art d'adoucir les plus fascheuses inquietudes, approchez-vous d'icy de grace, &amp; tâchez de charmer avec vostre Musique le chagrin où ie suis.</text:p>
      <text:p text:style-name="Text_20_body">Fin du quatriéme Acte.</text:p>
      <text:p text:style-name="Text_20_body"/>
      <text:p text:style-name="Text_20_body"><text:soft-page-break/><text:span text:style-name="_3c_label.head_3e__20_Car">CINQVIESME INTERMEDE.</text:span></text:p>
      <text:p text:style-name="Text_20_body"><text:span text:style-name="_3c_name_3e_">CLIMENE</text:span>, <text:span text:style-name="_3c_name_3e_">PHILIS</text:span>.</text:p>
      <text:p text:style-name="Text_20_body"><text:span text:style-name="_3c_label.speaker_3e_">CLIMENE.</text:span></text:p>
      <text:p text:style-name="Text_20_body">CHere <text:span text:style-name="_3c_name_3e_">Philis</text:span>, dy-moy, que crois-tu de l'amour?</text:p>
      <text:p text:style-name="Text_20_body"><text:span text:style-name="_3c_label.speaker_3e_">PHILIS.</text:span></text:p>
      <text:p text:style-name="Text_20_body">Toy-mesme, qu'en crois-tu, ma compagne fidelle?</text:p>
      <text:p text:style-name="Text_20_body"><text:span text:style-name="_3c_label.speaker_3e_">CLIMENE.</text:span></text:p>
      <text:p text:style-name="_3c_l_3e_">On m'a dit que sa flâme est pire qu'vn Vautour,<text:line-break/>Et qu'on souffre en aimant vne peine cruelle.</text:p>
      <text:p text:style-name="Text_20_body"><text:span text:style-name="_3c_label.speaker_3e_">PHILIS.</text:span></text:p>
      <text:p text:style-name="_3c_l_3e_">On m'a dit qu'il n'est point de passion plus belle,<text:line-break/>Et que ne pas aimer c'est renoncer au iour.</text:p>
      <text:p text:style-name="Text_20_body"><text:span text:style-name="_3c_label.speaker_3e_">CLIMENE.</text:span></text:p>
      <text:p text:style-name="Text_20_body">A qui des deux donnerons nous victoire?</text:p>
      <text:p text:style-name="Text_20_body"><text:span text:style-name="_3c_label.speaker_3e_">PHILIS.</text:span></text:p>
      <text:p text:style-name="Text_20_body">Qu'en croirons-nous, ou le mal ou le bien?</text:p>
      <text:p text:style-name="Text_20_body"><text:span text:style-name="_3c_label.speaker_3e_">CLIMENE &amp; PHILIS, ensemble.</text:span></text:p>
      <text:p text:style-name="Text_20_body">Aimons, c'est le vray moyen de sçavoir ce qu'on en doit croire.</text:p>
      <text:p text:style-name="Text_20_body"><text:span text:style-name="_3c_label.speaker_3e_">PHILIS.</text:span></text:p>
      <text:p text:style-name="Text_20_body"><text:span text:style-name="_3c_name_3e_">Cloris </text:span>vante par tout l'amour &amp; ses ardeurs.</text:p>
      <text:p text:style-name="Text_20_body"><text:span text:style-name="_3c_label.speaker_3e_">CLIMENE.</text:span></text:p>
      <text:p text:style-name="Text_20_body">Amarante pour luy verse en tous lieux des larmes.</text:p>
      <text:p text:style-name="Text_20_body"><text:span text:style-name="_3c_label.speaker_3e_"><office:annotation office:name="__Annotation__8558_843912772"><dc:creator>Windows User</dc:creator><dc:date>2020-04-03T18:02:00.04</dc:date><textooo:sender-initials>WU</textooo:sender-initials><text:p>Le nom Philis n’est pas présent dans le texte, faut-il le mettre ou non ?</text:p></office:annotation></text:span><text:span text:style-name="_3c_label.speaker_3e_">PHILIS.</text:span><office:annotation-end office:name="__Annotation__8558_843912772"/></text:p>
      <text:p text:style-name="P4">Si de tant de tourmens il accable les coeurs,<text:line-break/><text:span text:style-name="_3c_pb_3e_">75</text:span><text:span text:style-name="_3c_pb_3e_"><text:span text:style-name="T8"> </text:span></text:span>D'où vient qu'on aime à luy rendre les armes?</text:p>
      <text:p text:style-name="Text_20_body"><text:span text:style-name="_3c_label.speaker_3e_">CLIMENE.</text:span></text:p>
      <text:p text:style-name="P4">Si sa flâme, <text:span text:style-name="_3c_name_3e_">Philis</text:span>, est si pleine de charmes,<text:line-break/>Pourquoy nous deffend-t’on d'ẽ goûter les douceurs?</text:p>
      <text:p text:style-name="Text_20_body"><text:span text:style-name="_3c_label.speaker_3e_">PHILIS.</text:span></text:p>
      <text:p text:style-name="Text_20_body">A qui des deux donnerons nous victoire?</text:p>
      <text:p text:style-name="Text_20_body"><text:span text:style-name="_3c_label.speaker_3e_">CLIMENE.</text:span></text:p>
      <text:p text:style-name="Text_20_body">Qu'en croirons-nous, ou le mal ou le bien ?</text:p>
      <text:p text:style-name="Text_20_body"><text:span text:style-name="_3c_label.speaker_3e_">Toutes deux ensemble. </text:span></text:p>
      <text:p text:style-name="Text_20_body">Aimons, c'est le moyen de sçavoir ce qu'on en doit croire.</text:p>
      <text:p text:style-name="Text_20_body"><text:span text:style-name="_3c_name_3e_">La Princesse</text:span> les interrompt en cét endroit, &amp; leur dit : </text:p>
      <text:p text:style-name="Text_20_body"><text:soft-page-break/>Achevez seules si vous voulez, ie ne sçaurois demeurer en repos, &amp; quelque douceur qu'ayent vos chants, ils ne font que redoubler mon inquietude.</text:p>
      <text:p text:style-name="Text_20_body"/>
      <text:p text:style-name="Text_20_body"><text:span text:style-name="_3c_label.head_3e__20_Car">ACTE V.</text:span></text:p>
      <text:p text:style-name="Text_20_body"><text:span text:style-name="_3c_label.head_3e__20_Car">ARGVMENT.</text:span></text:p>
      <text:p text:style-name="Text_20_body">IL se passoit dans le coeur du <text:span text:style-name="_3c_name_3e_">Prince de Messene</text:span> des choses bien differentes : la ioye que luy avoit donné <text:span text:style-name="_3c_name_3e_">le Prince d'Ithaque</text:span>, en luy apprenãt malicieusement qu'il estoit aimé de <text:span text:style-name="_3c_name_3e_">la Princesse</text:span>, l'avoit obligé de l'aller trouver avec vne inconsideration que rien qu'vne extrême amour ne pouvoit excuser; mais il en avoit esté receu d'vne maniere bien differente à ce qu'il esperoit. Elle luy demanda qui luy avoit appris cette nouvelle, et quand elle eut sceu que sçavoit esté <text:span text:style-name="_3c_name_3e_">le Prince d'Ithaque</text:span>, cette connoissance augmenta cruellement son mal, et luy fit dire à demy desesperée, c'est vn estourdy; et ce mot étourdit si fort <text:span text:style-name="_3c_name_3e_">le Prince de Messene</text:span>, qu’il sortit tout confus sans luy pouvoir répondre. </text:p>
      <text:p text:style-name="Text_20_body"><text:span text:style-name="_3c_name_3e_">La Princesse</text:span> d'vn autre <text:span text:style-name="_3c_pb_3e_">76</text:span> costé alla trouver <text:span text:style-name="_3c_name_3e_">le Roy</text:span> son pere, qui venoit de paroistre avec <text:span text:style-name="_3c_name_3e_">le Prince d'Ithaque</text:span>, et qui luy témoignoit non-seulement la joye qu'il auroit euë de le voir entrer dans son alliance, mesme l'opinion qu'il commençoit d'avoir que sa fille ne le haïssoit pas : Elle ne fut pas plûtost aupres de luy, que se iettant à ses pieds, elle luy demanda pour la plus grande faveur qu'elle en pût iamais recevoir, que <text:span text:style-name="_3c_name_3e_">le Prince d'Ithaque</text:span> n'épousast iamais <text:span text:style-name="_3c_name_3e_">la Princesse</text:span>. Ce qui luy promit solemnellement ; mais il luy dit, que si elle ne vouloit point qu'il fust à vn autre, il falloit qu'elle le prist pour elle : elle luy répondit, il ne le voudroit pas; mais d'vne maniere si passionnée, qu'il estoit aisé de connoistre les sentimens de son coeur. Alors le Prince quittant toute sorte de feinte, luy confessa son amour, et le stratagéme dont il s'estoit servi pour venir au point où il se voyoit alors par la connoissance de son humeur : <text:span text:style-name="_3c_name_3e_">La Princesse</text:span> luy donnant la main, <text:span text:style-name="_3c_name_3e_">le Roy</text:span> se tourna vers <text:span text:style-name="_3c_name_3e_">les deux Princes de Messene</text:span> et <text:span text:style-name="_3c_name_3e_">de Pyle</text:span>, et leur demanda si ses deux parentes, dont le merite n'estoit pas moindre que la qualité, ne seroient point capables de les consoler de leur disgrace ; ils luy répondirent que l’honneur de son alliance faisant tous leurs souhaits, ils ne pouvoient esperer vne plus heureuse fortune. Alors la ioye fut si grande dans le Palais, qu'elle se répandit par tous les environs.</text:p>
      <text:p text:style-name="Text_20_body"/>
      <text:p text:style-name="Text_20_body"><text:span text:style-name="_3c_label.head_3e__20_Car">SCENE PREMIERE.</text:span></text:p>
      <text:p text:style-name="Text_20_body"><text:span text:style-name="_3c_name_3e_">LE PRINCE</text:span>, <text:span text:style-name="_3c_name_3e_">EVRIALE</text:span>, <text:span text:style-name="_3c_name_3e_">MORON</text:span>, <text:span text:style-name="_3c_name_3e_">AGLANTE</text:span>, <text:span text:style-name="_3c_name_3e_">CINTHIE</text:span>.</text:p>
      <text:p text:style-name="Text_20_body"><text:span text:style-name="_3c_label.speaker_3e_">MORON.</text:span></text:p>
      <text:p text:style-name="Text_20_body">OVy, Seigneur, ce n'est point raillerie, i'en suis ce qu'on appelle disgracié. II m'a falu tirer mes <text:span text:style-name="_3c_pb_3e_">77</text:span> chausses au plus viste, &amp; iamais vous n'avez veu vn en emportement plus brusque que le sien.</text:p>
      <text:p text:style-name="Text_20_body"><text:span text:style-name="_3c_label.speaker_3e_">LE PRINCE.</text:span></text:p>
      <text:p text:style-name="Text_20_body">Ah ! Prince, que ie devray de graces à ce stratagême amoureux, s'il faut qu'il ait trouvé le secret de toucher son coeur.</text:p>
      <text:p text:style-name="Text_20_body"><text:span text:style-name="_3c_label.speaker_3e_">EVRIALE.</text:span></text:p>
      <text:p text:style-name="Text_20_body"><text:soft-page-break/>Quelque chose, Seigneur, que l'on vienne de vous en dire, ie n'ose encore, pour moy, me flatter de ce doux espoir : mais enfin si ce n'est pas à moy trop de temerité, que d'oser aspirer à l'honneur de vostre alliance, si ma personne, &amp; mes Estats...</text:p>
      <text:p text:style-name="Text_20_body"><text:span text:style-name="_3c_label.speaker_3e_">LE PRINCE.</text:span></text:p>
      <text:p text:style-name="Text_20_body">Prince, n'entrons point dans ces complimens, ie trouve en vous dequoy remplir tous les souhaits d'vn Père, &amp; si vous avez le coeur de ma fille, il ne vous manque rien.</text:p>
      <text:p text:style-name="Text_20_body"/>
      <text:p text:style-name="Text_20_body"><text:span text:style-name="_3c_label.head_3e__20_Car">SCENE II.</text:span></text:p>
      <text:p text:style-name="Text_20_body"><text:span text:style-name="_3c_name_3e_">LA PRINCESSE</text:span>, <text:span text:style-name="_3c_name_3e_">LE PRINCE</text:span>, <text:span text:style-name="_3c_name_3e_">EVRIALE</text:span>, <text:span text:style-name="_3c_name_3e_">AGLANTE</text:span>, <text:span text:style-name="_3c_name_3e_">CINTHIE</text:span>, <text:span text:style-name="_3c_name_3e_">MORON</text:span>.</text:p>
      <text:p text:style-name="Text_20_body"><text:span text:style-name="_3c_label.speaker_3e_">LA PRINCESSE.</text:span></text:p>
      <text:p text:style-name="Text_20_body">O Ciel ! que vois-je icy ?</text:p>
      <text:p text:style-name="Text_20_body"><text:span text:style-name="_3c_label.speaker_3e_">LE PRINCE.</text:span></text:p>
      <text:p text:style-name="Text_20_body">Ouy, l’honneur de vostre alliance m'est d'vn prix tres-considerable, &amp; ie souscris aisement de tous mes suffrages à la demande que vous me faites.</text:p>
      <text:p text:style-name="Text_20_body"><text:span text:style-name="_3c_label.speaker_3e_">LA PRINCESSE.</text:span></text:p>
      <text:p text:style-name="Text_20_body">Seigneur, ie me iette à vos pieds pour vous demander vne grace. Vous m'avez tousiours témoigné vne tendresse extrême, &amp; ie croy vous devoir bien plus par les bontez que vous m'avez fait voir, que par <text:span text:style-name="_3c_pb_3e_">78</text:span> le iour que vous m'avez donné : Mais si iamais pour moy vous avez eu de l’amitié, ie vous en demande aujourd'huy la plus sensible preuve que vous me puissiez accorder; c'est de n'écouter point, Seigneur, la demande de ce Prince, &amp; de ne pas souffrir que <text:span text:style-name="_3c_name_3e_">la Princesse Aglante</text:span> soit vnie auec luy.</text:p>
      <text:p text:style-name="Text_20_body"><text:span text:style-name="_3c_label.speaker_3e_">LE PRINCE.</text:span></text:p>
      <text:p text:style-name="Text_20_body">Et par quelle raison, ma fille, voudrois-tu t'opposer à cette vnion ?</text:p>
      <text:p text:style-name="Text_20_body"><text:span text:style-name="_3c_label.speaker_3e_">LA PRINCESSE.</text:span></text:p>
      <text:p text:style-name="Text_20_body">Par la raison, que je haïs ce Prince, &amp; que ie veux, si je puis traverser ses desseins.</text:p>
      <text:p text:style-name="Text_20_body"><text:span text:style-name="_3c_label.speaker_3e_">LE PRINCE.</text:span></text:p>
      <text:p text:style-name="Text_20_body">Tu le haïs, ma Fille?</text:p>
      <text:p text:style-name="Text_20_body"><text:span text:style-name="_3c_label.speaker_3e_">LA PRINCESSE.</text:span></text:p>
      <text:p text:style-name="Text_20_body">Oüy, &amp; de tout mon coeur, ie vous l'avouë.</text:p>
      <text:p text:style-name="Text_20_body"><text:span text:style-name="_3c_label.speaker_3e_">LE PRINCE.</text:span></text:p>
      <text:p text:style-name="Text_20_body">Et que t’a-t’il fait?</text:p>
      <text:p text:style-name="Text_20_body"><text:span text:style-name="_3c_label.speaker_3e_">LA PRINCESSE.</text:span></text:p>
      <text:p text:style-name="Text_20_body">Il m'a méprisée.</text:p>
      <text:p text:style-name="Text_20_body"><text:span text:style-name="_3c_label.speaker_3e_">LE PRINCE.</text:span></text:p>
      <text:p text:style-name="Text_20_body">Et comment?</text:p>
      <text:p text:style-name="Text_20_body"><text:span text:style-name="_3c_label.speaker_3e_">LA PRINCESSE.</text:span></text:p>
      <text:p text:style-name="Text_20_body">II ne m'a pas trouvée assez bien faite pour m'adresser ses voeux.</text:p>
      <text:p text:style-name="Text_20_body"><text:soft-page-break/><text:span text:style-name="_3c_label.speaker_3e_">LE PRINCE.</text:span></text:p>
      <text:p text:style-name="Text_20_body">Et qu’elle offense te fait cela ? Tu ne veux accepter personne ?</text:p>
      <text:p text:style-name="Text_20_body"><text:span text:style-name="_3c_label.speaker_3e_">LA PRINCESSE.</text:span></text:p>
      <text:p text:style-name="Text_20_body">N'importe, il me devoit aymer comme les autres, &amp; me laisser, au moins, la gloire de le refuser : Sa declaration me fait vn affront, &amp; ce m'est vn honte sensible, qu'à mes yeux, &amp; au milieu de vostre Cour il a recherché vne autre que moy.</text:p>
      <text:p text:style-name="Text_20_body"><text:span text:style-name="_3c_label.speaker_3e_">LE PRINCE.</text:span></text:p>
      <text:p text:style-name="Text_20_body">Mais quel interest dois-tu prendre à luy?</text:p>
      <text:p text:style-name="Text_20_body"/>
      <text:p text:style-name="Text_20_body"><text:span text:style-name="_3c_pb_3e_">79</text:span></text:p>
      <text:p text:style-name="Text_20_body"><text:span text:style-name="_3c_label.speaker_3e_">LA PRINCESSE.</text:span></text:p>
      <text:p text:style-name="Text_20_body">I'en prens, Seigneur, à me venger de son mépris, &amp; comme ie sçay bien qu'il aime <text:span text:style-name="_3c_name_3e_">Aglante</text:span> avec beaucoup d'ardeur, je veux empescher, s'il vous plaît, qu'il ne soit heureux avec elle.</text:p>
      <text:p text:style-name="Text_20_body"><text:span text:style-name="_3c_label.speaker_3e_">LE PRINCE.</text:span></text:p>
      <text:p text:style-name="Text_20_body">Cela te tient donc bien au coeur?</text:p>
      <text:p text:style-name="Text_20_body"><text:span text:style-name="_3c_label.speaker_3e_">LA PRINCESSE.</text:span></text:p>
      <text:p text:style-name="Text_20_body">Ouy, Seigneur, sans doute, &amp; s'il obtient ce qu'il demande, vous me verrez expirer à vos yeux.</text:p>
      <text:p text:style-name="Text_20_body"><text:span text:style-name="_3c_label.speaker_3e_">LE PRINCE.</text:span></text:p>
      <text:p text:style-name="Text_20_body">Va, va, ma Fille, advouë franchement la chose. Le merite de ce Prince t'a fait ouvrir les yeux, &amp; tu l’aymes, enfin, quoy que tu puisses dire.</text:p>
      <text:p text:style-name="Text_20_body"><text:span text:style-name="_3c_label.speaker_3e_">LA PRINCESSE.</text:span></text:p>
      <text:p text:style-name="Text_20_body">Moy, Seigneur ?</text:p>
      <text:p text:style-name="Text_20_body"><text:span text:style-name="_3c_label.speaker_3e_">LE PRINCE.</text:span></text:p>
      <text:p text:style-name="Text_20_body">Ouy, tu l'aymes ? </text:p>
      <text:p text:style-name="Text_20_body"><text:span text:style-name="_3c_label.speaker_3e_">LA PRINCESSE.</text:span></text:p>
      <text:p text:style-name="Text_20_body">Ie l’ayme, dites-vous ? &amp; vous m'imputez cette lâcheté. O Ciel ! quelle est mon infortune ! puis-je bien sans mourir entendre ces paroles, &amp; faut-il que je sois si mal-heureuse qu’on me soupçonne de l'aymer. Ah ! si c'estoit vn autre que vous Seigneur, qui me tint ce discours, je ne sçay pas ce que je ne ferois point. </text:p>
      <text:p text:style-name="Text_20_body"><text:span text:style-name="_3c_label.speaker_3e_">LE PRINCE.</text:span></text:p>
      <text:p text:style-name="Text_20_body">Et bien ? ouy, tu ne l'aymes pas. Tu le haïs, j'y consens, &amp; je veux bien pour te contenter qu'il n'épouse pas <text:span text:style-name="_3c_name_3e_">la Princesse Aglante</text:span>.</text:p>
      <text:p text:style-name="Text_20_body"><text:span text:style-name="_3c_label.speaker_3e_">LA PRINCESSE.</text:span></text:p>
      <text:p text:style-name="Text_20_body">Ah ! Seigneur, vous me donnez la vie.</text:p>
      <text:p text:style-name="Text_20_body"><text:span text:style-name="_3c_label.speaker_3e_">LE PRINCE.</text:span></text:p>
      <text:p text:style-name="Text_20_body">Mais enfin d'empescher qu'il ne puisse jamais estre à elle, il faut que tu le prennes pour toy.</text:p>
      <text:p text:style-name="Text_20_body"><text:soft-page-break/></text:p>
      <text:p text:style-name="Text_20_body"><text:span text:style-name="_3c_pb_3e_">80</text:span></text:p>
      <text:p text:style-name="Text_20_body"><text:span text:style-name="_3c_label.speaker_3e_">LA PRINCESSE.</text:span></text:p>
      <text:p text:style-name="Text_20_body">Vous vous mocquez, Seigneur, &amp; ce n'est pas ce qu'il demande.</text:p>
      <text:p text:style-name="Text_20_body"><text:span text:style-name="_3c_label.speaker_3e_">EVRIALE.</text:span></text:p>
      <text:p text:style-name="Text_20_body">Pardonnez-moy, Madame, ie suis assez temeraire pour cela, &amp; ie prens à témoin le Prince vostre Pere, si ce n'est pas vous que i'ay demandée. C'est trop vous tenir dans l'erreur, il faut lever le masque, &amp; deussiez-vous vous en prévaloir contre moy, découvrir à vos yeux les veritables sentimens de mon coeur. Ie n'ay jamais aymé que vous, &amp; ie n'aimerai iamais que vous. C’est vous, Madame, qui m'avez enlevé cette qualité d'insẽsible que j'avois toûjours affectée, &amp; tout ce que j'ay pû vous dire, n'a esté qu'vne feinte, qu'vn mouvement secret m'a inspirée, &amp; que ie n'ay suivie qu'avec toutes les violences imaginables. Il falloit qu'elle cessât bien tost, sans doute, &amp; je m'étõne seulement qu'elle ait pû durer la moitié d'vn jour : car enfin ie mourois, ie brûlois dans l'ame quand ie vous déguisois mes sentimẽs, &amp; jamais cœur n'a souffert vne cõtrainte égale à la miẽne. Que si cette feinte, Madame, a quelque chose qui vous offense, ie suis tout prest de mourir pour vous en vanger : Vous n'avez qu'à parler, &amp; ma main sur le champ fera gloire d'exécuter l’Arrest que vous prononcerez.</text:p>
      <text:p text:style-name="Text_20_body"><text:span text:style-name="_3c_label.speaker_3e_">LA PRINCESSE.</text:span></text:p>
      <text:p text:style-name="Text_20_body">Non, non, Prince, ie ne vous sçay pas mauvais gré de m'avoir abusée, &amp; tout ce que vous m'avez dit, je l’aime bien mieux vne feinte, que non pas vne vérité.</text:p>
      <text:p text:style-name="Text_20_body"><text:span text:style-name="_3c_label.speaker_3e_">LE PRINCE.</text:span></text:p>
      <text:p text:style-name="Text_20_body">Si bien donc, ma Fille, que tu veux bien accepter ce Prince pour Espoux?</text:p>
      <text:p text:style-name="Text_20_body"><text:span text:style-name="_3c_label.speaker_3e_">LA PRINCESSE.</text:span></text:p>
      <text:p text:style-name="Text_20_body">Seigneur, je ne sçay pas encore ce que ie veux : dõnez-moy le temps d'y songer, ie vous prie, &amp; <text:span text:style-name="_3c_pb_3e_">81</text:span><text:span text:style-name="_3c_pb_3e_"><text:span text:style-name="T8"> </text:span></text:span>m'épargnez vn peu la confusion où je suis.</text:p>
      <text:p text:style-name="Text_20_body"><text:span text:style-name="_3c_label.speaker_3e_">LE PRINCE.</text:span></text:p>
      <text:p text:style-name="Text_20_body">Vous iugez, Prince, ce que cela veut dire, &amp; vous vous pouvez fonder là dessus.</text:p>
      <text:p text:style-name="Text_20_body"><text:span text:style-name="_3c_label.speaker_3e_">EVRIALE.</text:span></text:p>
      <text:p text:style-name="Text_20_body">Ie l’attendray tant qu'il vous plairra, Madame, cét Arrest de ma destinée, &amp; s'il me condamne à la mort, je le suivray sans murmure.</text:p>
      <text:p text:style-name="Text_20_body"><text:span text:style-name="_3c_label.speaker_3e_">LE PRINCE.</text:span></text:p>
      <text:p text:style-name="Text_20_body">Vien, <text:span text:style-name="_3c_name_3e_">Moron</text:span>, c'est icy vn iour de paix, &amp; ie te remets en grace avec <text:span text:style-name="_3c_name_3e_">la Princesse</text:span>.</text:p>
      <text:p text:style-name="Text_20_body"><text:span text:style-name="_3c_label.speaker_3e_">MORON.</text:span></text:p>
      <text:p text:style-name="Text_20_body">Seigneur, ie seray meilleur Courtisan vne autre fois, &amp; ie me garderay bien de dire ce que ie pense. </text:p>
      <text:p text:style-name="Text_20_body"/>
      <text:p text:style-name="Text_20_body"><text:span text:style-name="_3c_label.head_3e__20_Car">SCENE III.</text:span></text:p>
      <text:p text:style-name="Text_20_body"><text:soft-page-break/><text:span text:style-name="_3c_name_3e_">ARISTOMENE</text:span>, <text:span text:style-name="_3c_name_3e_">THEOCLES</text:span>, <text:span text:style-name="_3c_name_3e_">LE PRINCE</text:span>, <text:span text:style-name="_3c_name_3e_">LA PRINCESSE</text:span>, <text:span text:style-name="_3c_name_3e_">AGLANTE</text:span>, <text:span text:style-name="_3c_name_3e_">CINTHIE</text:span>, <text:span text:style-name="_3c_name_3e_">MORON</text:span>.</text:p>
      <text:p text:style-name="Text_20_body"><text:span text:style-name="_3c_label.speaker_3e_">LE PRINCE.</text:span></text:p>
      <text:p text:style-name="Text_20_body">IE crains bien, Princes, que le choix de ma Fille ne soit pas en vostre faveur : mais voila deux Princesses qui peuvent bien vous consoler de ce petit malheur.</text:p>
      <text:p text:style-name="Text_20_body"><text:span text:style-name="_3c_label.speaker_3e_">ARISTOMENE.</text:span></text:p>
      <text:p text:style-name="Text_20_body">Seigneur, nous sçavons prendre nostre party, &amp; si ces aymables Princesses n'ont point trop de mépris pour les coeurs qu'on a rebutez ; nous pouvons revenir par elles à l’honneur de vostre alliance.</text:p>
      <text:p text:style-name="Text_20_body"/>
      <text:p text:style-name="Text_20_body"><text:span text:style-name="_3c_pb_3e_">82</text:span></text:p>
      <text:p text:style-name="Text_20_body"><text:span text:style-name="_3c_label.head_3e__20_Car">SCENE <text:s/>IV.</text:span></text:p>
      <text:p text:style-name="Text_20_body"><text:span text:style-name="_3c_name_3e_">PHILIS</text:span>, <text:span text:style-name="_3c_name_3e_">ARISTOMENE</text:span>, <text:span text:style-name="_3c_name_3e_">THEOCLE</text:span>, <text:span text:style-name="_3c_name_3e_">LE PRINCE</text:span>, <text:span text:style-name="_3c_name_3e_">LA PRINCESSE</text:span>, <text:span text:style-name="_3c_name_3e_">AGLANTE</text:span>, <text:span text:style-name="_3c_name_3e_">CINTHIE</text:span>. <text:span text:style-name="_3c_name_3e_">MORON</text:span>.</text:p>
      <text:p text:style-name="Text_20_body"><text:span text:style-name="_3c_label.speaker_3e_">PHILIS.</text:span></text:p>
      <text:p text:style-name="Text_20_body">SEigneur, la Deesse <text:span text:style-name="_3c_name_3e_">Venus </text:span>vient d'annoncer par tout le changement du coeur de <text:span text:style-name="_3c_name_3e_">la Princesse</text:span> : <text:span text:style-name="_3c_name_3e_">Tous les Pasteurs</text:span> &amp; <text:span text:style-name="_3c_name_3e_">toutes les Bergeres</text:span> en témoignent leur joye par des danses &amp; des chansons, &amp; si ce n'est point vn spectacle que vous méprisiez, vous allez voir l'allegresse publique se répandre jusques icy.</text:p>
      <text:p text:style-name="Text_20_body">Fin du cinquiéme Acte.</text:p>
      <text:p text:style-name="Text_20_body"/>
      <text:p text:style-name="Text_20_body"><text:span text:style-name="_3c_label.head_3e__20_Car">SIXIESME INTERMEDE.</text:span></text:p>
      <text:p text:style-name="Text_20_body">COEVR DE <text:span text:style-name="_3c_name_3e_">PASTEVRS</text:span>, &amp; de <text:span text:style-name="_3c_name_3e_">Bergeres</text:span> qui dansent. </text:p>
      <text:p text:style-name="Text_20_body"><text:span text:style-name="_3c_name_3e_">Quatre Bergers</text:span> et <text:span text:style-name="_3c_name_3e_">deux Bergeres</text:span> Heroïques, representez les premiers par <text:span text:style-name="_3c_persName_3e_">les Sieurs le Gros</text:span>, <text:span text:style-name="_3c_persName_3e_">Estival</text:span>, <text:span text:style-name="_3c_persName_3e_">Don</text:span> et <text:span text:style-name="_3c_persName_3e_">Blondel</text:span>; et les <text:span text:style-name="_3c_name_3e_">deux Bergeres</text:span> par <text:span text:style-name="_3c_persName_3e_">Mademoiselle de la Barre</text:span> et <text:span text:style-name="_3c_persName_3e_">Mademoiselle Hilaire</text:span>, se prenans par la main, chanterent cette Chanson à danser à laquelle les autres répondirent.</text:p>
      <text:p text:style-name="Text_20_body"><text:span text:style-name="_3c_label.head_3e__20_Car">CHANSON.</text:span></text:p>
      <text:p text:style-name="_3c_l_3e_">Vsez mieux, ô beautez fieres,<text:line-break/>Du pouvoir de tout charmer;<text:line-break/>Aymez, aymables Bergeres,<text:line-break/><text:span text:style-name="_3c_pb_3e_">83 </text:span>Nos coeurs sont faits pour aymer :<text:line-break/>Quelque fort qu'on s'en deffende,<text:line-break/>Il y faut venir vn jour :<text:line-break/>Il n'est rien qui ne se rende<text:line-break/>Aux doux charmes de l'Amour.<text:line-break/>Songez de bonne heure à suivre<text:line-break/>Le plaisir de s'enflamer,<text:line-break/>Vn coeur ne commence à vivre<text:line-break/>Que du jour qu'il sçait aymer :<text:line-break/>Quelque fort qu'on s'en deffende,<text:line-break/><text:soft-page-break/>Il y faut venir vn jour :<text:line-break/>II n'est rien qui ne se rende<text:line-break/>Aux doux charmes de l'Amour.</text:p>
      <text:p text:style-name="Text_20_body">Pendant que ces aymables personnes dansoient, il sortit de dessous <text:span text:style-name="_3c_tech_3e_">le Theatre</text:span> <text:span text:style-name="_3c_tech_3e_">la machine</text:span> d'vn grand arbre chargé de <text:span text:style-name="_3c_name_3e_">seize Faunes</text:span>, dont les huict joüerent de la Flûte, et les autres du Violon, avec <text:span text:style-name="_3c_tech_3e_">vn concert</text:span> le plus agreable du monde. <text:span text:style-name="_3c_persName_3e_">Trente Violons</text:span> leur répõdoient de l’Orchestre, avec <text:span text:style-name="_3c_persName_3e_">six autres concertans</text:span> de Clavessins et de Thuorbes, qui estoient <text:span text:style-name="_3c_persName_3e_">les Sieurs d’Anglebert</text:span>, <text:span text:style-name="_3c_persName_3e_">Richard</text:span>, <text:span text:style-name="_3c_persName_3e_">Itier</text:span>, <text:span text:style-name="_3c_persName_3e_">la Barre le cadet</text:span>, <text:span text:style-name="_3c_persName_3e_">Tissin</text:span>, et <text:span text:style-name="_3c_persName_3e_">le Moine</text:span>.</text:p>
      <text:p text:style-name="Text_20_body"/>
      <text:p text:style-name="Text_20_body">Et <text:span text:style-name="_3c_name_3e_">quatre Bergers</text:span> et <text:span text:style-name="_3c_name_3e_">quatre Bergeres</text:span> vinrent danser vne fort belle entrée, à laquelle <text:span text:style-name="_3c_name_3e_">les Faunes</text:span> décendans de l'arbre se meslerent de temps en temps, et toute cette Scene fut si grande, si remplie, et si agreable, qu'il ne s'estoit encore rien veu de plus beau en <text:span text:style-name="_3c_tech_3e_">Ballet</text:span>.</text:p>
      <text:p text:style-name="Text_20_body">Aussi fit-elle vne advantageuse conclusion aux divertissemens de ce jour, que toute la Cour ne loüa pas moins que celuy qui l'avoit precedé, se retirant avec vne satisfaction qui luy fit bien esperer de la suite d'vne Feste si complete.</text:p>
      <text:p text:style-name="Text_20_body"><text:span text:style-name="_3c_name_3e_">Les Bergers</text:span> étoient, <text:span text:style-name="_3c_persName_3e_">les Sieurs Chicanneau</text:span>, <text:span text:style-name="_3c_persName_3e_">du Pron</text:span>, <text:span text:style-name="_3c_persName_3e_">Noblet</text:span>, et <text:span text:style-name="_3c_persName_3e_">la Pierre</text:span>.</text:p>
      <text:p text:style-name="Text_20_body">Et <text:span text:style-name="_3c_name_3e_">les Bergeres</text:span>, <text:span text:style-name="_3c_persName_3e_">les Sieurs Baltazard</text:span>, <text:span text:style-name="_3c_persName_3e_">Magny</text:span>, <text:span text:style-name="_3c_persName_3e_">Arnald</text:span>, et <text:span text:style-name="_3c_persName_3e_">Bonard</text:span>.</text:p>
      <text:p text:style-name="Text_20_body"/>
      <text:p text:style-name="Text_20_body"><text:span text:style-name="_3c_pb_3e_">84</text:span></text:p>
      <text:list xml:id="list34590672" text:continue-numbering="true" text:style-name="Outline">
        <text:list-item>
          <text:list>
            <text:list-item>
              <text:h text:style-name="Heading_20_2" text:outline-level="2"><text:span text:style-name="T7">TROISIESME IOVRNÉE DES PLAISIRS DE L'ISLE ENCHANTÉE.</text:span></text:h>
            </text:list-item>
          </text:list>
        </text:list-item>
      </text:list>
      <text:p text:style-name="Text_20_body">PLus on s'avançoit vers <text:span text:style-name="_3c_tech_3e_">le grand Rondeau</text:span> qui representoit <text:span text:style-name="_3c_placeName_3e_">le Lac</text:span> sur lequel estoit autrefois bâty <text:span text:style-name="_3c_tech_3e_">le Palais d'Alcine</text:span> : plus on s'approchoit de la fin des divertissemens de l'Isle Enchantée comme s'il n'eût pas esté juste que tant de braves <text:span text:style-name="_3c_name_3e_">Chevaliers</text:span> demeurassent plus long-temps dans vne oisiveté qui eust fait tort à leur gloire.</text:p>
      <text:p text:style-name="Text_20_body">On feignoit donc suivant toûjours le premier dessein, que le Ciel ayant resolu de donner la liberté à ces Guerriers : <text:span text:style-name="_3c_name_3e_">Alcine</text:span> en eut des pressentimens qui la remplirent de terreur &amp; d'inquietudes : Elle voulut apporter tous les remedes possibles pour prévenir le malheur, &amp; fortifier en toutes manieres vn lieu qui pût renfermer tout son repos &amp; sa joye.</text:p>
      <text:p text:style-name="Text_20_body">On fit paroistre sur <text:span text:style-name="_3c_tech_3e_">ce Rondeau</text:span>, dont l'étenduë &amp; la forme sont extraordinaires, vn rocher situé au milieu d'vne Isle couverte de divers animaux, comme s'ils eussent voulu en deffendre l'entrée.</text:p>
      <text:p text:style-name="Text_20_body"><text:span text:style-name="_3c_tech_3e_">Deux autres Isles</text:span> <text:span text:style-name="_3c_description_3e__20_Car">plus longues, mais d'vne moindre largeur</text:span>, paroissoient aux deux costez de la premiere, &amp; toutes trois aussi bien que les bords du <text:span text:style-name="_3c_tech_3e_">Rondeau</text:span>, <text:span text:style-name="_3c_description_3e__20_Car">estoient si fort éclairées</text:span>, que <text:span text:style-name="_3c_tech_3e_">ces lumieres</text:span> faisoient <text:span text:style-name="_3c_pb_3e_">85</text:span> naistre vn nouveau iour dans l'obscurité de <text:span text:style-name="_3c_date_3e_"><office:annotation office:name="__Annotation__9537_843912772"><dc:creator>Windows User</dc:creator><dc:date>2020-04-11T15:37:00.13</dc:date><textooo:sender-initials>WU</textooo:sender-initials><text:p>Balisage moment journée</text:p></office:annotation></text:span><text:span text:style-name="_3c_date_3e_">la nuict</text:span><office:annotation-end office:name="__Annotation__9537_843912772"/>.</text:p>
      <text:p text:style-name="Text_20_body"><text:span text:style-name="_3c_persName_3e_">Leurs Majestez</text:span> estant arrivées, n'eurent pas plûtost pris leur place, que l'vne des deux Isles qui paroissoient aux costez de la premiere, fut toute couverte de <text:span text:style-name="_3c_persName_3e_">Violons</text:span> <text:span text:style-name="_3c_description_3e__20_Car">fort bien vestus</text:span>. L'autre qui estoit opposée, le fut au mesme temps de <text:span text:style-name="_3c_persName_3e_">Trompettes</text:span> &amp; de <text:span text:style-name="_3c_persName_3e_">Tymbaliers</text:span>, <text:span text:style-name="_3c_description_3e__20_Car">dont les habits n'estoient pas moins riches</text:span>.</text:p>
      <text:p text:style-name="Text_20_body">Mais ce qui surprit davantage, fut de voir sortir <text:span text:style-name="_3c_name_3e_">Alcine</text:span> de derriere <text:span text:style-name="_3c_tech_3e_">le rocher</text:span>, portée par vn <text:span text:style-name="_3c_tech_3e_">Monstre Marin</text:span> d’vne grandeur prodigieuse.</text:p>
      <text:p text:style-name="Text_20_body"><text:soft-page-break/><text:span text:style-name="_3c_name_3e_">Deux des Nymphes</text:span> de sa suitte, sous les noms de <text:span text:style-name="_3c_name_3e_">Celie</text:span> &amp; de <text:span text:style-name="_3c_name_3e_">Dircé</text:span>, partirent au mesme temps à sa suite, &amp; se mettant à ses costez sur de <text:span text:style-name="_3c_tech_3e_">grãdes Baleines</text:span>, elles, s'approcherent du bord du <text:span text:style-name="_3c_tech_3e_">Rondeau</text:span>, &amp; <text:span text:style-name="_3c_name_3e_">Alcine</text:span> commença des Vers ausquels ses compagnes répondirent, &amp; qui furent à la loüange de <text:span text:style-name="_3c_persName_3e_">la Reine Mere</text:span> du Roy.</text:p>
      <text:p text:style-name="Text_20_body"/>
      <text:p text:style-name="Text_20_body"><text:span text:style-name="_3c_name_3e_">ALCINE</text:span>. <text:span text:style-name="_3c_name_3e_">CELIE</text:span>. <text:span text:style-name="_3c_name_3e_">DIRCE</text:span>.</text:p>
      <text:p text:style-name="Text_20_body"><text:span text:style-name="_3c_label.speaker_3e_"><office:annotation office:name="__Annotation__9611_843912772"><dc:creator>Windows User</dc:creator><dc:date>2020-04-11T15:42:00.14</dc:date><textooo:sender-initials>WU</textooo:sender-initials><text:p>Idem que pour Philis, Alcine n’est pas notée dans le texte, faut-il l’inscrire quand même ? </text:p></office:annotation></text:span><text:span text:style-name="_3c_label.speaker_3e_">ALCINE.</text:span><office:annotation-end office:name="__Annotation__9611_843912772"/></text:p>
      <text:p text:style-name="P4">VOus à qui ie fis part de ma felicité,<text:line-break/>Pleurez avecque moy dans cette extremité.</text:p>
      <text:p text:style-name="Text_20_body"><text:span text:style-name="_3c_label.speaker_3e_">CELIE.</text:span></text:p>
      <text:p text:style-name="P4">Quel est donc le suiet des soudaines alarmes.<text:line-break/>Qui de vos yeux charmans font couler tant de larmes?</text:p>
      <text:p text:style-name="Text_20_body"><text:span text:style-name="_3c_label.speaker_3e_">ALCINE.</text:span></text:p>
      <text:p text:style-name="_3c_l_3e_">Dans les sombres horreurs d'vn songe menassant,<text:line-break/>Si ie pense en parler, ce n'est qu'en fremissant.<text:line-break/>Vn spectre m'advertit, d'vne voix éperduë,<text:line-break/>Que pour moy des Enfers la force est suspenduë ;<text:line-break/>Qu'vn celeste pouvoir arreste leur secours,<text:line-break/>Et que ce iour sera le dernier de mes iours.<text:line-break/>Ce que versa de triste au point de ma naissance<text:line-break/>Des Astres ennemis la maligne influence,<text:line-break/>Et tout ce que mon Art m'a predit de malheurs<text:line-break/>En ce songe fus peint de si vives couleurs,<text:line-break/>Qu'à mes yeux esveillez sans cesse il represente<text:line-break/><text:span text:style-name="_3c_pb_3e_">86 </text:span>Le pouvoir de <text:span text:style-name="_3c_name_3e_">Melisse</text:span>, et l'heur de <text:span text:style-name="_3c_name_3e_">Bradamante</text:span>.<text:line-break/>I’avois préveû ces maux, mais les charmans plaisirs<text:line-break/>Qui sembloient en ces lieux prevenir nos desirs ;<text:line-break/>Nos superbes palais, nos iardins, nos campagnes,<text:line-break/>L'agreable entretien de nos cheres compagnes ;<text:line-break/>Nos ieux et nos chansons, les concerts des oiseaux,<text:line-break/>Le parfum des Zephirs, le murmure des eaux ;<text:line-break/>De nos tendres amours les douces avantures,<text:line-break/>M'avoient fait oublier ces funestes augures <text:line-break/>Quand le songe cruel dont ie me sens troubler<text:line-break/>Avec tant de fureur les vint renouveller.<text:line-break/>Chaque instant ie croy voir mes forces terrassées.<text:line-break/>Mes gardes esgorgez, et mes prisons forcées ;<text:line-break/>Ie croy voir mille amans par mon art tranformez,<text:line-break/>D'vne esgale fureur à ma perte animez,<text:line-break/>Quitter en mesme temps leurs troncs et leurs feuïllages,<text:line-break/>Dans le iuste dessein de vanger leurs outrages,<text:line-break/>Et ie croy voir, enfin, mon aymable <text:span text:style-name="_3c_name_3e_">Roger</text:span><text:line-break/>De mes fers mesprisez, prest à se dégager.</text:p>
      <text:p text:style-name="Text_20_body"><text:span text:style-name="_3c_label.speaker_3e_">CELIE.</text:span></text:p>
      <text:p text:style-name="_3c_l_3e_"><text:soft-page-break/>La crainte en vostre esprit s'est acquis trop d'empire,<text:line-break/>Vous regnez seule icy, pour vous seule on soûpire;<text:line-break/>Rien n'interrompt le cours de vos contentemens<text:line-break/>Que les accens plaintifs de vos tristes amans:<text:line-break/>Logistile, et ses gens chassez de nos campagnes<text:line-break/>Tremblent encor de peur, cachez dans leurs montagnes,<text:line-break/>Et le nom de <text:span text:style-name="_3c_name_3e_">Melisse</text:span>, en ces lieux inconnu,<text:line-break/>Par vos augures seuls iusqu'à nous est venu.</text:p>
      <text:p text:style-name="Text_20_body"><text:span text:style-name="_3c_label.speaker_3e_">DIRCE.</text:span></text:p>
      <text:p text:style-name="P4">Ah ! ne nous flatons point, ce fantosme effroyable<text:line-break/>M’a tenu cette nuict vn discours tout semblable.</text:p>
      <text:p text:style-name="Text_20_body"><text:span text:style-name="_3c_label.speaker_3e_">ALCINE.</text:span></text:p>
      <text:p text:style-name="Text_20_body">Helas ! de nos mal heurs qui peut encor douter ?</text:p>
      <text:p text:style-name="Text_20_body"><text:span text:style-name="_3c_label.speaker_3e_">CELIE.</text:span></text:p>
      <text:p text:style-name="_3c_l_3e_">I'y vois vn grand remede, et facile à tenter ;<text:line-break/>I'y vois vn grand remede, et facile à tenter ;<text:line-break/><text:span text:style-name="_3c_pb_3e_">87 </text:span><text:span text:style-name="_3c_persName_3e_">Vne Reine</text:span> paroist, dont le secours propice<text:line-break/>Nous sçaura garantir des efforts de <text:span text:style-name="_3c_name_3e_">Melisse</text:span> ;<text:line-break/>Par tout de <text:span text:style-name="_3c_persName_3e_">cette Reyne</text:span> on vante la bonté, <text:line-break/>Et l'on dit que son coeur, de qui la fermeté<text:line-break/>Des flots les plus mutins méprisa l’insolence,<text:line-break/>Contre les voeux des siens est toûjours sans deffense.</text:p>
      <text:p text:style-name="Text_20_body"><text:span text:style-name="_3c_label.speaker_3e_">ALCINE.</text:span></text:p>
      <text:p text:style-name="_3c_l_3e_">Il est vray, ie la vois, en ce pressant danger<text:line-break/>A nous donner secours taschons de l’engager ;<text:line-break/>Disons-luy qu'en tous lieux la voix publique estale<text:line-break/>Les charmantes beautez de son ame Royale ;<text:line-break/>Disons que sa vertu plus haute que son rang<text:line-break/>Sçait relever l'éclat de son auguste sang,<text:line-break/>Et que de nostre sexe elle a porté la gloire<text:line-break/>Si loin que l’advenir aura peine à le croire;<text:line-break/>Que du bon-heur public son grand coeur amoureux,<text:line-break/>Fit toûjours des perils vn mépris genereux;<text:line-break/>Que de ses propres maux, son ame à peine atteinte,<text:line-break/>Pour les maux de l'Estat garda toute sa crainte :<text:line-break/>Disons que ses bien-faits versez à pleines mains<text:line-break/>Luy gaignent le respect et l'amour des humains,<text:line-break/>Et qu'au moindre danger dont elle est menacée<text:line-break/>Toute la terre en deuil se montre interessée :<text:line-break/>Disons qu'au plus haut point de l'absolu pouvoir,<text:line-break/>Sans faste et sans orgueil sa grandeur s'est fait voir;<text:line-break/>Qu'aux temps les plus fascheux, sa sagesse constante ;<text:line-break/>Sans crainte a soustenu l'authorité penchante;<text:line-break/>Et dans le calme heureux, par ses travaux acquis,<text:line-break/>Sans regret la remit dans les mains de son Fils.<text:line-break/>Disons par quels respects par quelle complaisance<text:line-break/>De ce Fils glorieux, l'amour la recompense;<text:line-break/><text:soft-page-break/>Vantons les longs travaux, vantons les iustes Loix<text:line-break/>De ce Fils reconnu pour le plus grand des Rois;<text:line-break/>Et comment cette Mere, heureusement seconde<text:line-break/>Ne donnant que deux fois a donné tant au monde.<text:line-break/><text:span text:style-name="_3c_pb_3e_">88 </text:span>Enfin, faisons parler nos soûpirs et nos pleurs,<text:line-break/>Pour la rendre sensible à nos vives douleurs,<text:line-break/>Et nous pourrons trouver au fort de nostre peine<text:line-break/>Vn refuge paisible aux pieds de <text:span text:style-name="_3c_persName_3e_">cette Reyne</text:span>.</text:p>
      <text:p text:style-name="Text_20_body"><text:span text:style-name="_3c_label.speaker_3e_">DIRCE.</text:span></text:p>
      <text:p text:style-name="_3c_l_3e_">Ie sçay bien que son coeur, noblement génereux,<text:line-break/>Escoute avec plaisir la voix des mal-heureux :<text:line-break/>Mais on ne voit iamais éclatter sa puissance,<text:line-break/>Qu’à repousser le tort qu'on fait à l'innocence ;<text:line-break/>Ie sçay qu'elle peut tout, mais je n'ose penser<text:line-break/>Que iusqu'à nous deffendre on la vit s'abaisser.<text:line-break/>De nos douces erreurs elle peut estre instruite<text:line-break/>Et rien n'est plus contraire à sa rare conduite ;<text:line-break/>Son zele si connu pour le culte des Dieux<text:line-break/>Doit rendre à sa vertu nos respects odieux,<text:line-break/>Et loin qu'à son abord mon effroy diminuë,<text:line-break/>Malgré moy ie le sens qui redouble à sa veuë.</text:p>
      <text:p text:style-name="Text_20_body"><text:span text:style-name="_3c_label.speaker_3e_">ALCINE.</text:span></text:p>
      <text:p text:style-name="_3c_l_3e_">Ah ! ma propre frayeur suffit pour m'affliger !<text:line-break/>Loin d'aigrir mon ennuy, cherche à le soulager,<text:line-break/>Et tasche de fournir à mon ame oppressée<text:line-break/>Dequoy parer aux maux dont elle est menacée.<text:line-break/>Redoublons cependant les Gardes du Palau,<text:line-break/>Et s'il n'est point pour nous d'azile desormais,<text:line-break/>Dans nostre desespoir cherchons nostre deffense,<text:line-break/>Et ne nous rendons pas au moins sans resistance.</text:p>
      <text:p text:style-name="Text_20_body"><text:span text:style-name="_3c_name_3e_">Alcine</text:span>. <text:span text:style-name="_3c_persName_3e_">Mademoiselle du Parc</text:span>.</text:p>
      <text:p text:style-name="Text_20_body"><text:span text:style-name="_3c_name_3e_">Celie</text:span>. <text:span text:style-name="_3c_persName_3e_">Mademoiselle de Brie</text:span>.</text:p>
      <text:p text:style-name="Text_20_body"><text:span text:style-name="_3c_name_3e_">Dircé</text:span>. <text:span text:style-name="_3c_persName_3e_">Mademoiselle Moliere</text:span>. </text:p>
      <text:p text:style-name="Text_20_body">LOrsqu'ils furent achevé, &amp; qu'<text:span text:style-name="_3c_name_3e_">Alcine</text:span> se fut retirée, pour aller redoubler les Gardes du Palais, <text:span text:style-name="_3c_tech_3e_">le concert</text:span> <text:span text:style-name="_3c_persName_3e_">des Violons</text:span> se fit entendre; pendant que le Frontispice du Palais venant à s'ouvrir avec <text:span text:style-name="_3c_tech_3e_">vn merveilleux artifice</text:span>, &amp; des tours à s'éleuer à veûë d'œil. <text:span text:style-name="_3c_name_3e_">Quatre Geants</text:span> d'vne grandeur démesurée, vinrent <text:span text:style-name="_3c_pb_3e_">89</text:span> à paroistre avec <text:span text:style-name="_3c_name_3e_">quatre Nains</text:span> ; qui par l'opposition de leur petite taille, faisoient paroistre celle des Geants encore plus excessive. Ces Colosses estoient commis à la garde du Palais, &amp; ce fut par eux que commença la premiere Entrée du <text:span text:style-name="_3c_tech_3e_">Ballet</text:span>.</text:p>
      <text:p text:style-name="Text_20_body"/>
      <text:p text:style-name="Text_20_body"><text:span text:style-name="_3c_label.head_3e__20_Car">BALLET DV PALAIS D'ALCINE.</text:span></text:p>
      <text:p text:style-name="Text_20_body"/>
      <text:p text:style-name="Text_20_body"><text:span text:style-name="_3c_label.head_3e__20_Car">PREMIERE ENTREE.</text:span></text:p>
      <text:p text:style-name="Text_20_body"><text:span text:style-name="_3c_name_3e_">QVatre Geants</text:span> &amp; <text:span text:style-name="_3c_name_3e_">quatre Nains</text:span>.</text:p>
      <text:p text:style-name="Text_20_body"><text:soft-page-break/><text:span text:style-name="_3c_name_3e_">Geants.</text:span> <text:span text:style-name="_3c_persName_3e_">Les sieurs Manceau</text:span>, <text:span text:style-name="_3c_persName_3e_">Vagnard</text:span>, <text:span text:style-name="_3c_persName_3e_">Pesan</text:span>, &amp; <text:span text:style-name="_3c_persName_3e_">Joubert</text:span>.</text:p>
      <text:p text:style-name="Text_20_body"><text:span text:style-name="_3c_name_3e_">Nains</text:span>. <text:span text:style-name="_3c_persName_3e_">Les deux petits Des-Airs</text:span>, <text:span text:style-name="_3c_persName_3e_">le petit Vagnard</text:span>, &amp; <text:span text:style-name="_3c_persName_3e_">le petit Tutin</text:span>.</text:p>
      <text:p text:style-name="Text_20_body"/>
      <text:p text:style-name="Text_20_body"><text:span text:style-name="_3c_label.head_3e__20_Car">II. ENTREE.</text:span></text:p>
      <text:p text:style-name="Text_20_body"><text:span text:style-name="_3c_name_3e_">HVIct Maures</text:span> chargez par <text:span text:style-name="_3c_name_3e_">Alcine</text:span> de la garde du dedans, en font vne exacte visite, avec chacun <text:span text:style-name="_3c_tech_3e_">deux flambeaux</text:span>.</text:p>
      <text:p text:style-name="Text_20_body"><text:span text:style-name="_3c_name_3e_">Maures</text:span>. <text:span text:style-name="_3c_persName_3e_">Messieurs d'Heureux</text:span>, <text:span text:style-name="_3c_persName_3e_">Beauchamp</text:span>, <text:span text:style-name="_3c_persName_3e_">Molier</text:span>, <text:span text:style-name="_3c_persName_3e_">la Marre</text:span>, <text:span text:style-name="_3c_persName_3e_">les sieurs le Chantre</text:span>, <text:span text:style-name="_3c_persName_3e_">de Gan</text:span>, <text:span text:style-name="_3c_persName_3e_">Du Pron</text:span>, &amp; <text:span text:style-name="_3c_persName_3e_">Mercier</text:span>.</text:p>
      <text:p text:style-name="Text_20_body"/>
      <text:p text:style-name="Text_20_body"><text:span text:style-name="_3c_label.head_3e__20_Car">III. ENTREE.</text:span></text:p>
      <text:p text:style-name="Text_20_body">CEpendant vn dépit amoureux oblige <text:span text:style-name="_3c_name_3e_">six des Chevaliers</text:span> qu'<text:span text:style-name="_3c_name_3e_">Alcine</text:span> retenoit aupres d'elle, à tenter la sortie de ce Palais : mais la fortune ne <text:span text:style-name="_3c_pb_3e_">90</text:span><text:span text:style-name="_3c_pb_3e_"><text:span text:style-name="T8"> </text:span></text:span>secondant pas les efforts qu'ils font dans leur desespoir, ils sont vaincus, apres vn grand combat par autant de <text:span text:style-name="_3c_name_3e_">Monstres</text:span> qui les attaquent.</text:p>
      <text:p text:style-name="Text_20_body"><text:span text:style-name="_3c_name_3e_">Six Chevaliers</text:span>, et <text:span text:style-name="_3c_name_3e_">six Monstres</text:span>.</text:p>
      <text:p text:style-name="Text_20_body"><text:span text:style-name="_3c_name_3e_">Chevaliers</text:span>. <text:span text:style-name="_3c_persName_3e_">Monsieur de Souville</text:span>, <text:span text:style-name="_3c_persName_3e_">les Sieurs Raynald</text:span>, <text:span text:style-name="_3c_persName_3e_">Des-Airs l'aisné</text:span>, <text:span text:style-name="_3c_persName_3e_">Des-Airs le second</text:span>, <text:span text:style-name="_3c_persName_3e_">de Lorge</text:span>, &amp; <text:span text:style-name="_3c_persName_3e_">Balthasard</text:span>.</text:p>
      <text:p text:style-name="Text_20_body"><text:span text:style-name="_3c_name_3e_">Monstres</text:span>. <text:span text:style-name="_3c_persName_3e_">Les Sieurs Chicanneau</text:span>, <text:span text:style-name="_3c_persName_3e_">Noblet,</text:span> <text:span text:style-name="_3c_persName_3e_">Arnald</text:span>, <text:span text:style-name="_3c_persName_3e_">Desbrosses</text:span>, <text:span text:style-name="_3c_persName_3e_">Desonets</text:span>, &amp; <text:span text:style-name="_3c_persName_3e_">la Pierre</text:span>.</text:p>
      <text:p text:style-name="Text_20_body"/>
      <text:p text:style-name="Text_20_body"><text:span text:style-name="_3c_label.head_3e__20_Car">IV. ENTREE.</text:span></text:p>
      <text:p text:style-name="Text_20_body"><text:span text:style-name="_3c_name_3e_">ALcine</text:span> allarmée de cét accident, invoque de nouveau tous <text:span text:style-name="_3c_name_3e_">ses Esprits</text:span>, &amp; leur demande secours : il s'en presente deux à elle, qui font des sauts avec vne force, &amp; vne agilité merveilleuse.</text:p>
      <text:p text:style-name="Text_20_body"><text:span text:style-name="_3c_name_3e_">Demons Agiles</text:span>. <text:span text:style-name="_3c_persName_3e_">Les sieurs S. André</text:span> &amp; <text:span text:style-name="_3c_persName_3e_">Magny</text:span>.</text:p>
      <text:p text:style-name="Text_20_body"/>
      <text:p text:style-name="Text_20_body"><text:span text:style-name="_3c_label.head_3e__20_Car">V. ENTREE.</text:span></text:p>
      <text:p text:style-name="Text_20_body"><text:span text:style-name="_3c_name_3e_">D'Autres Demons</text:span> viennent encore, &amp; semblent asseurer <text:span text:style-name="_3c_name_3e_">la Magicienne</text:span> qu'ils n'oublieront rien pour son repos.</text:p>
      <text:p text:style-name="Text_20_body"><text:span text:style-name="_3c_name_3e_">Autres Demons sauteurs</text:span>. <text:span text:style-name="_3c_persName_3e_">Les sieurs Turin</text:span>, <text:span text:style-name="_3c_persName_3e_">La Brodiere</text:span>, <text:span text:style-name="_3c_persName_3e_">Pesan</text:span>, &amp; <text:span text:style-name="_3c_persName_3e_">Bureau</text:span>.</text:p>
      <text:p text:style-name="Text_20_body"/>
      <text:p text:style-name="Text_20_body"><text:span text:style-name="_3c_label.head_3e__20_Car">VI. ET DERNIERE ENTREE.</text:span></text:p>
      <text:p text:style-name="Text_20_body">MAis à peine commence-t’elle à se rasseurer, qu'elle voit paroistre aupres de <text:span text:style-name="_3c_name_3e_">Roger</text:span>, &amp; de quelques <text:span text:style-name="_3c_name_3e_">Chevaliers</text:span> de sa suite, la sage <text:span text:style-name="_3c_name_3e_">Melisse</text:span>, sous la forme d'<text:span text:style-name="_3c_name_3e_">Athlas</text:span> ; Elle court aussi-tost pour empescher l’effet de son intention; mais elle arrive trop tard : <text:span text:style-name="_3c_name_3e_">Melisse</text:span> a desia mis au doigt de ce brave <text:span text:style-name="_3c_name_3e_">Chevalier</text:span> la fameuse bague qui détruit les enchantemens. Lors vn coup de tonnerre, suivy de plusieurs éclairs, marque la détructiõ du <text:span text:style-name="_3c_tech_3e_">Palais</text:span>, qui est aussi-tost reduit <text:span text:style-name="_3c_pb_3e_">91</text:span> en cendres par <text:span text:style-name="_3c_tech_3e_">vn feu d'artifice</text:span>, qui met fin à cette advanture, &amp; aux divertissemens de l'Isle Enchantée.</text:p>
      <text:p text:style-name="Text_20_body"><text:soft-page-break/><text:span text:style-name="_3c_name_3e_">Alcine</text:span>. <text:span text:style-name="_3c_persName_3e_">Mademoiselle du Parc</text:span>. <text:span text:style-name="_3c_name_3e_">Melisse</text:span>. <text:span text:style-name="_3c_persName_3e_">M. de Lorge</text:span>. <text:span text:style-name="_3c_name_3e_">Roger</text:span>. <text:span text:style-name="_3c_persName_3e_">M. Beauchamp</text:span>.</text:p>
      <text:p text:style-name="Text_20_body"><text:span text:style-name="_3c_name_3e_">Chevaliers</text:span>. <text:span text:style-name="_3c_persName_3e_">Messieurs d'Heureux</text:span>, <text:span text:style-name="_3c_persName_3e_">Raynal</text:span>, <text:span text:style-name="_3c_persName_3e_">du Pron</text:span>, &amp; <text:span text:style-name="_3c_persName_3e_">Desbrosses</text:span>.</text:p>
      <text:p text:style-name="Text_20_body"><text:span text:style-name="_3c_name_3e_">Ecuyers</text:span>. <text:span text:style-name="_3c_persName_3e_">Messieurs, la Marre</text:span>, <text:span text:style-name="_3c_persName_3e_">le Chantre</text:span>, <text:span text:style-name="_3c_persName_3e_">de Gan</text:span>, &amp; <text:span text:style-name="_3c_persName_3e_">Mercier</text:span>. Fin du <text:span text:style-name="_3c_tech_3e_">Ballet</text:span>.</text:p>
      <text:p text:style-name="Text_20_body"/>
      <text:p text:style-name="Text_20_body">IL sembloit que le Ciel la Terre &amp; l'Eau fussent tous en feu, &amp; que la destruction du superbe <text:span text:style-name="_3c_tech_3e_">Palais d'Alcine</text:span>, comme la liberté des <text:span text:style-name="_3c_name_3e_">Chevaliers</text:span> qu'elle y retenoit en prison, ne se pût accomplir que par des prodiges &amp; des miracles : La hauteur &amp; le nombre des <text:span text:style-name="_3c_tech_3e_">fusées volantes</text:span>, celles qui rouloient sur le riuage, &amp; celles qui resortoient de l'eau apres s'y estre enfoncées faisoiẽt vn spectacle si grãd &amp; si magnifique, que rien ne pouvoit mieux terminer les Enchantemens, qu'vn si beau <text:span text:style-name="_3c_tech_3e_">Feu d'artifice</text:span> ; lequel ayant enfin cessé apres vn bruit &amp; vne lõgueur extraordinaire, les coups de boëtes qui l'avoient commencé redoublerent encore.</text:p>
      <text:p text:style-name="Text_20_body">Alors toute la Cour se retirant, confessa qu'il ne se pouvoit rien voir de plus achevé que ces trois Festes : Et c'est assez advoüer qu'il ne s'y pouvoit rien ajoûter, que de dire que les trois Iournées ayans eu chacune ses partisans, cõme chacũ auoit eu ses beautez particulieres, on ne convint pas du prix qu'elles devoient emporter entre elles ; bien qu'on demeurast d'accord qu'elles pouvoient justement le disputer à toutes celles qu'on avoit veuës jusques alors, &amp; les surpasser peut estre.</text:p>
      <text:p text:style-name="Text_20_body">Mais quoy que les Fêtes comprises dans le sujet des Plaisirs de l'Isle Enchantée fussent terminées, tous les divertissemens de <text:span text:style-name="_3c_placeName_3e_">Versailles</text:span> ne l'estoient pas; &amp; la magnificẽce &amp; la galanterie du <text:span text:style-name="_3c_persName_3e_">Roy</text:span>, en avoit encore reservé <text:span text:style-name="_3c_pb_3e_">92 </text:span>pour les autres, qui n'estoient pas moins agreables.</text:p>
      <text:p text:style-name="Text_20_body"><text:span text:style-name="_3c_date_3e_">Le Samedy dixiéme</text:span>, <text:span text:style-name="_3c_persName_3e_">Sa Majesté</text:span> voulut courre <text:span text:style-name="_3c_tech_3e_">les testes</text:span> ; c'est vn exercice que peu de gens ignorent, &amp; dont l’vsage est venu d'<text:span text:style-name="_3c_placeName_3e_">Allemagne</text:span>, fort bien inventé, pour faire voir l'adresse d'vn Cavalier ; tant à bien mener son cheval dãs les passades de guerre, qu'à bien se servir d'vne lance, d'vn dard, &amp; d'vne épée. Si quelqu'vn ne les a point veu courre, il en trouvera icy la description, estant moins communes que la bague, &amp; seulement icy depuis peu d'années, &amp; ceux qui en ont eu le plaisir, ne s'ennuyent pas pourtant d'vne narration si peu étenduë.</text:p>
      <text:p text:style-name="Text_20_body"><text:span text:style-name="_3c_name_3e_">Les Chevaliers</text:span> entrent l'vn apres l'autre dans la Lice, la lance à la main, &amp; vn dard sous la cuisse droite; et apres que l'vn d'eux a couru &amp; emporté vne Teste de gros carton peinte, &amp; de la forme de celle d'vn Turc, il donne sa lance à <text:span text:style-name="_3c_name_3e_">vn Page</text:span>, &amp; faisant la demy-volte, il revient à toute bride à la seconde Teste, qui a la couleur &amp; la forme d'vn More, l'emporte avec le dard qui luy jette en passant; puis reprenant vne javeline, peu differẽte de la forme du dard, dans vne troisiéme passade il la darde dans vn bouclier où est peinte vne teste de Meduse; &amp; achevant sa demy-volte il tire l'épée, dont il emporte, en passant toûjours à toute bride vne teste élevée à vn demy pied de terre; puis faisant place à vn autre, celuy qui en ses courses en a emporté le plus, gaigne le prix.</text:p>
      <text:p text:style-name="Text_20_body">Toute la Cour s'estant placée sur vne balustrade de fer doré, qui regnoit autour de l'agreable <text:span text:style-name="_3c_placeName_3e_">maison de Versailles</text:span>, &amp; qui regarde sur le fossé, dans lequel on auoit dressé la Lice, avec des Barrieres.</text:p>
      <text:p text:style-name="Text_20_body"><text:soft-page-break/><text:span text:style-name="_3c_persName_3e_">Le Roy</text:span> s'y rendit, suivy des mêmes Chevaliers qui avoient couru <text:span text:style-name="_3c_tech_3e_">la Bague</text:span> : <text:span text:style-name="_3c_persName_3e_">Les Ducs de S.Aignan</text:span> &amp; <text:span text:style-name="_3c_persName_3e_">de Noailles</text:span> y continuans leurs premieres fonctions, l'vn de Maréchal de Camp, &amp; l'autre de Iuge des Courses : </text:p>
      <text:p text:style-name="Text_20_body"/>
      <text:p text:style-name="Text_20_body"><text:span text:style-name="_3c_pb_3e_">93</text:span></text:p>
      <text:p text:style-name="Text_20_body">Il s'en fit plusieurs fort belles &amp; heureuses; mais l'addresse du <text:span text:style-name="_3c_persName_3e_">Roy</text:span> luy fit emporter hautement, en suitte du prix de la Course des Dames, encore celuy que donnoit <text:span text:style-name="_3c_persName_3e_">la Reyne</text:span> ; c’estoit vne rose de Diamans de grand prix, que <text:span text:style-name="_3c_persName_3e_">le Roy</text:span>, apres l'avoir gagnée, redonna liberalement à courre aux <text:span text:style-name="_3c_name_3e_">autres Chevaliers</text:span>, &amp; que <text:span text:style-name="_3c_persName_3e_">le Marquis de Coaslin</text:span> disputa contre <text:span text:style-name="_3c_persName_3e_">le Marquis de Soyecourt</text:span>, &amp; la gaigna.</text:p>
      <text:p text:style-name="Text_20_body"><text:span text:style-name="_3c_date_3e_">Le Dimanche</text:span> <text:span text:style-name="_3c_date_3e_"><office:annotation office:name="__Annotation__10478_843912772"><dc:creator>Windows User</dc:creator><dc:date>2020-04-11T16:12:00.21</dc:date><textooo:sender-initials>WU</textooo:sender-initials><text:p>Balisage moment journée</text:p></office:annotation></text:span><text:span text:style-name="_3c_date_3e_">au lever du Roy</text:span><office:annotation-end office:name="__Annotation__10478_843912772"/>, quasi toute la conversation tourna sur les belles Courses du jour precedent, &amp; donna lieu à vn grand deffy entre <text:span text:style-name="_3c_persName_3e_">le Duc de S. Aignan</text:span>, qui n'avoit point encore couru, &amp; <text:span text:style-name="_3c_persName_3e_">le Marquis de Soyecourt</text:span>, qui fut remise au lendemain, pource que <text:span text:style-name="_3c_persName_3e_">le Maréchal Duc de Grãmont</text:span>, qui parioit pour <text:span text:style-name="_3c_persName_3e_">ce Marquis</text:span>, estoit obligé de partir pour <text:span text:style-name="_3c_placeName_3e_">Paris</text:span>, d'où il ne devoit revenir que le jour d'apres.</text:p>
      <text:p text:style-name="Text_20_body"><text:span text:style-name="_3c_persName_3e_">Le Roy</text:span> mena toute la Cour cette <text:span text:style-name="_3c_date_3e_"><office:annotation office:name="__Annotation__10506_843912772"><dc:creator>Windows User</dc:creator><dc:date>2020-04-11T16:17:00.21</dc:date><textooo:sender-initials>WU</textooo:sender-initials><text:p>Balisage moment journée</text:p></office:annotation></text:span><text:span text:style-name="_3c_date_3e_">apresdinée</text:span><office:annotation-end office:name="__Annotation__10506_843912772"/> à <text:span text:style-name="_3c_tech_3e_">sa Mesnagerie</text:span>, dont on admira les beautez particulieres, &amp; le nombre presque incroyable d'oyseaux de toutes sortes ; parmy lesquels il y en a beaucoup de fort rares. II seroit inutile de parler de la collation qui suivit ce divertissement, puis que huict jours durant chaque repas pouvoit passer pour <text:span text:style-name="_3c_tech_3e_">vn Festin</text:span> des plus grands qu'on puisse faire.</text:p>
      <text:p text:style-name="Text_20_body">Et <office:annotation office:name="__Annotation__10528_843912772"><dc:creator>Windows User</dc:creator><dc:date>2020-04-11T16:17:00.22</dc:date><textooo:sender-initials>WU</textooo:sender-initials><text:p>Balisage moment journée</text:p></office:annotation><text:span text:style-name="_3c_date_3e_">le soir</text:span> <office:annotation-end office:name="__Annotation__10528_843912772"/><text:span text:style-name="_3c_persName_3e_">Sa Majesté</text:span> fit representer sur l'vn de ces <text:span text:style-name="_3c_tech_3e_">Theatres doubles</text:span> de <text:span text:style-name="_3c_placeName_3e_">son Sallon</text:span>, que son Esprit vniversel a luy-même inventez, <text:span text:style-name="_3c_tech_3e_">la Comedie des Fâcheux</text:span> faite par <text:span text:style-name="_3c_persName_3e_">le Sr. de Moliere</text:span>, mêlée d'entrées de <text:span text:style-name="_3c_tech_3e_">Ballet</text:span>, &amp; fort ingenieuse.</text:p>
      <text:p text:style-name="Text_20_body">Le bruit du deffy qui se devoit courir <text:span text:style-name="_3c_date_3e_">le Lũdy douziéme</text:span>, fit faire vne infinité de gageures d'assez grande valeur ; quoy que celle des deux Chevaliers ne fût que de cent pistolles : Et comme <text:span text:style-name="_3c_persName_3e_">le Duc</text:span> par vne heureuse audace donnoit vne Teste à <text:span text:style-name="_3c_persName_3e_">ce Marquis</text:span> fort adroit beaucoup tenoient pour ce dernier ; qui s'êtant <text:span text:style-name="_3c_pb_3e_">94</text:span> rendu vn peu plus tard chez <text:span text:style-name="_3c_persName_3e_">le Roy</text:span>, y trouva vn cartel pour le presser, lequel pour n'estre qu'en prose, on n'a point mis en ce discours.</text:p>
      <text:p text:style-name="Text_20_body"><text:span text:style-name="_3c_persName_3e_">Le Duc de S. Aignan</text:span> avoit, aussi fait voir à quelques-vns de ses amis, comme vn heureux présage de sa victoire, ces quatre Vers.</text:p>
      <text:p text:style-name="Text_20_body">AVX DAMES.</text:p>
      <text:p text:style-name="P4">Belles vous direz en ce jour<text:line-break/>Si vos sentimens sont les nostres,<text:line-break/>Qu'estre vainqueur du grand <text:span text:style-name="_3c_persName_3e_">Soyecourt</text:span><text:line-break/>C'est estre vainqueur de dix autres.</text:p>
      <text:p text:style-name="Text_20_body"/>
      <text:p text:style-name="Text_20_body">Faisant toûjours allusion à son nom de <text:span text:style-name="_3c_name_3e_">Guidon le Sauvage</text:span>, que l'advanture de l'Isle perilleuse rendit victorieux de <text:span text:style-name="_3c_name_3e_">dix Chevaliers</text:span>.</text:p>
      <text:p text:style-name="Text_20_body">Aussi tost que <text:span text:style-name="_3c_persName_3e_">le Roy</text:span> <text:span text:style-name="_3c_date_3e_"><office:annotation office:name="__Annotation__10607_843912772"><dc:creator>Windows User</dc:creator><dc:date>2020-04-11T16:20:00.23</dc:date><textooo:sender-initials>WU</textooo:sender-initials><text:p>Balisage moment journée</text:p></office:annotation></text:span><text:span text:style-name="_3c_date_3e_">eust dîné</text:span><office:annotation-end office:name="__Annotation__10607_843912772"/>, il conduisit <text:span text:style-name="_3c_persName_3e_">les Reynes</text:span>, <text:span text:style-name="_3c_persName_3e_">Monsieur</text:span>, <text:span text:style-name="_3c_persName_3e_">Madame</text:span>, &amp; <text:span text:style-name="_3c_persName_3e_">toutes les Dames</text:span> dans vn lieu où l’on devoit tirer <text:span text:style-name="_3c_tech_3e_">vne Loterie</text:span>, afin que rien ne manquast à la galãterie <text:soft-page-break/>de ces Festes ; c'estoit des pierreries, des ameublemens, de l'argenterie, &amp; autres choses semblables : Et quoy que le sort ait accoustumé de decider de ces presens, il s'accorda sans doute avec le desir de<text:span text:style-name="_3c_persName_3e_"> S M</text:span> quand il fit tomber le gros lot entre les mains de <text:span text:style-name="_3c_persName_3e_">la Reyne</text:span>; chacun sortant de ce lieu là fort content, pour aller voir <text:span text:style-name="_3c_tech_3e_">les Courses</text:span> qui s'alloient commencer.</text:p>
      <text:p text:style-name="Text_20_body">Enfin <text:span text:style-name="_3c_name_3e_">Guidon</text:span> &amp; <text:span text:style-name="_3c_name_3e_">Olivier</text:span> parurent sur les rangs, à <text:span text:style-name="_3c_date_3e_"><office:annotation office:name="__Annotation__10653_843912772"><dc:creator>Windows User</dc:creator><dc:date>2020-04-11T16:23:00.24</dc:date><textooo:sender-initials>WU</textooo:sender-initials><text:p>Balisage heure</text:p></office:annotation></text:span><text:span text:style-name="_3c_date_3e_">cinq heures du soir</text:span><office:annotation-end office:name="__Annotation__10653_843912772"/>, <text:span text:style-name="_3c_description_3e__20_Car">fort proprement vestus</text:span> &amp; bien montez.</text:p>
      <text:p text:style-name="Text_20_body"><text:span text:style-name="_3c_persName_3e_">Le Roy</text:span> avec toute la Cour les honora de sa presence; &amp; <text:span text:style-name="_3c_persName_3e_">Sa Majesté</text:span> leut mesme les Articles des Courses, afin qu'il n'y eust aucune contestation entr’eux. Le succez en fut heureux au <text:span text:style-name="_3c_persName_3e_">Duc de S. Aignan</text:span>, qui gaigna le deffi.</text:p>
      <text:p text:style-name="Text_20_body"><office:annotation office:name="__Annotation__10679_843912772"><dc:creator>Windows User</dc:creator><dc:date>2020-04-11T16:24:00.25</dc:date><textooo:sender-initials>WU</textooo:sender-initials><text:p>Balisage moment journée</text:p></office:annotation><text:span text:style-name="_3c_date_3e_">Le soir</text:span> <office:annotation-end office:name="__Annotation__10679_843912772"/><text:span text:style-name="_3c_persName_3e_">Sa Majesté</text:span> fit ioüer <text:span text:style-name="_3c_tech_3e_">vne Comedie nommée Tartuffe</text:span>, que <text:span text:style-name="_3c_persName_3e_">le Sieur de Moliere</text:span> avoit fait contre <text:span text:style-name="_3c_pb_3e_">95</text:span> les Hypocrites ; mais quoy qu'elle eust esté trouvée fort divertissante, <text:span text:style-name="_3c_persName_3e_">le Roy</text:span> connut tant de conformité entre ceux qu'vne veritable devotion met dans le chemin du Ciel, &amp; ceux qu'vne vaine ostentation des bonnes oeuvres n'empesche pas d'en commettre de mauvaises ; que son extrême delicatesse pour les choses de la Religion ne pust souffrir cette ressemblance du vice avec la vertu, qui pouvoient estre prise l'vne pour l'autre : Et quoy qu'on ne doutast point des bonnes intentions de <text:span text:style-name="_3c_persName_3e_">l’Autheur</text:span>, il la deffendit pourtant en public, &amp; se priva soy-mesme de ce plaisir, pour n’en pas laisser abuser à d’autres, moins capables d’en faire vne iuste discernement.</text:p>
      <text:p text:style-name="Text_20_body"><text:span text:style-name="_3c_date_3e_">Le Mardy treiziéme</text:span>, <text:span text:style-name="_3c_persName_3e_">le Roy</text:span> voulut encore courre <text:span text:style-name="_3c_tech_3e_">les Testes</text:span>, comme à vn jeu ordinaire que devoit gaigner celuy qui feroit le plus : <text:span text:style-name="_3c_persName_3e_">Sa Majesté</text:span> eut encore celuy de la Course des Dames, le <text:span text:style-name="_3c_persName_3e_">Duc de S. Aignan</text:span> celuy du jeu ; &amp; ayant eu l’honneur d’entrer pour le second à la dispute avec <text:span text:style-name="_3c_persName_3e_">sa Majesté</text:span> : L’adresse incomparable du <text:span text:style-name="_3c_persName_3e_">Roy</text:span> luy fit encore avoir ce prix ; &amp; ce ne fut pas sans vn estonnement, duquel on ne pouvoit se deffendre, qu’on en vit gaigner quatre à <text:span text:style-name="_3c_persName_3e_">Sa Majesté</text:span> en deux fois qu’elle avoit couru <text:span text:style-name="_3c_tech_3e_">les Testes</text:span>.</text:p>
      <text:p text:style-name="Text_20_body">On joüa <text:span text:style-name="_3c_date_3e_">le méme soir</text:span> <text:span text:style-name="_3c_tech_3e_">la Comedie du Mariage Forcé</text:span>, encore dela façon du même <text:span text:style-name="_3c_persName_3e_">Sr. de Moliere</text:span>, mélée d’entrées de <text:span text:style-name="_3c_tech_3e_">Balet</text:span>, &amp; de Recits. Puis <text:span text:style-name="_3c_persName_3e_">le Roy</text:span> prit le chemin de <text:span text:style-name="_3c_placeName_3e_">Fontaine-bleau</text:span> <text:span text:style-name="_3c_date_3e_">le Mercredy quatorziéme</text:span> ; toute la Cour se trouvant si satisfaite de ce qu’elle avoit veu, que chacun crût qu’on ne pouvoit se passer de le mettre par écrit, pour en donner la cõnoissance à ceux qui n’avoiẽt pû voir des Festes si diversifiées &amp; si agreables ; où l’on a pû admirer tout à la fois le projet avec le succez, la liberalité auec la politesse, le grãd nombre auec l’ordre, &amp; la satisfaction de tous. Où <text:span text:style-name="_3c_pb_3e_">96</text:span><text:span text:style-name="_3c_pb_3e_"><text:span text:style-name="T8"> </text:span></text:span>les soins infatigables de <text:span text:style-name="_3c_persName_3e_">Mr. Colbert</text:span> s’employerent en tous ces divertissemens, malgré ses importantes affaires, où <text:span text:style-name="_3c_persName_3e_">le Duc de S. Aignan</text:span>, joignit l’action à l’invention du dessein ; où les beaux vers du <text:span text:style-name="_3c_persName_3e_">President de Perigny</text:span> à la loüange <text:span text:style-name="_3c_persName_3e_">des Reynes</text:span>, furent si justemẽt pẽsez, si agreablemẽt tournez, &amp; recitez avec tant d’Art ; où ceux que <text:span text:style-name="_3c_persName_3e_">Mr. de Bẽsserade</text:span> fit pour <text:span text:style-name="_3c_name_3e_">les Chevaliers</text:span>, eurent vne approbation generable, où la vigilance exacte de <text:span text:style-name="_3c_persName_3e_">Mr. Bontemps</text:span>, &amp; l’application de <text:span text:style-name="_3c_persName_3e_">Mr de Launay</text:span>, ne laisserent manquer d’aucune des choses necessaires : Enfin où chacun a marqué si advantageusement son dessein de plaire au <text:span text:style-name="_3c_persName_3e_">Roy</text:span>, dans le temps où <text:span text:style-name="_3c_persName_3e_">sa Majesté </text:span>ne pensoit elle-mesme qu’à plaire ; &amp; où ce qu’on a veu ne sçauroit iamais se perdre dans la memoire des pectateurs, quand on n’auroit pas pris le soin de conserver par écrit le souvenir de toutes ces merveilles. </text:p>
      <text:p text:style-name="Text_20_body"/>
      <text:p text:style-name="Text_20_body">FIN.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egoe UI1" svg:font-family="'Segoe UI'" style:font-family-generic="swiss"/>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label.speaker_3e_" style:display-name="&lt;label.speaker&gt;" style:family="text" style:parent-style-name="Default_20_Paragraph_20_Fon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1" style:font-size-asian="12pt" style:language-asian="fr" style:country-asian="FR" style:font-style-asian="italic" style:font-weight-asian="bold" style:font-name-complex="Times New Roman1" style:font-size-complex="10pt"/>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line_20_number" style:display-name="line numbe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22</meta:editing-cycles>
    <meta:creation-date>2020-03-31T13:00:00</meta:creation-date>
    <dc:date>2020-04-14T13:12:00</dc:date>
    <meta:editing-duration>PT20M14S</meta:editing-duration>
    <meta:generator>OpenOffice/4.1.6$Win32 OpenOffice.org_project/416m1$Build-9790</meta:generator>
    <meta:document-statistic meta:table-count="0" meta:image-count="0" meta:object-count="0" meta:page-count="64" meta:paragraph-count="1086" meta:word-count="21980" meta:character-count="1243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